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Times" svg:font-family="Times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vg:font-family="OpenSymbol" style:font-family-generic="system"/>
    <style:font-face style:name="Nimbus Roman No9 L" svg:font-family="Nimbus Roman No9 L" style:font-family-generic="roman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426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a" style:num-letter-sync="true">
        <style:list-level-properties text:space-before="0.7854in" text:min-label-width="0.1965in"/>
      </text:list-level-style-number>
      <text:list-level-style-number text:level="3" style:num-suffix="." style:num-format="a" style:num-letter-sync="true">
        <style:list-level-properties text:space-before="1.2763in" text:min-label-width="0.1965in"/>
      </text:list-level-style-number>
      <text:list-level-style-number text:level="4" style:num-suffix="." style:num-format="a" style:num-letter-sync="true">
        <style:list-level-properties text:space-before="1.7673in" text:min-label-width="0.1965in"/>
      </text:list-level-style-number>
      <text:list-level-style-number text:level="5" style:num-suffix="." style:num-format="a" style:num-letter-sync="true">
        <style:list-level-properties text:space-before="2.2583in" text:min-label-width="0.1965in"/>
      </text:list-level-style-number>
      <text:list-level-style-number text:level="6" style:num-suffix="." style:num-format="a" style:num-letter-sync="true">
        <style:list-level-properties text:space-before="2.7493in" text:min-label-width="0.1965in"/>
      </text:list-level-style-number>
      <text:list-level-style-number text:level="7" style:num-suffix="." style:num-format="a" style:num-letter-sync="true">
        <style:list-level-properties text:space-before="3.2402in" text:min-label-width="0.1965in"/>
      </text:list-level-style-number>
      <text:list-level-style-number text:level="8" style:num-suffix="." style:num-format="a" style:num-letter-sync="true">
        <style:list-level-properties text:space-before="3.7312in" text:min-label-width="0.1965in"/>
      </text:list-level-style-number>
      <text:list-level-style-number text:level="9" style:num-suffix="." style:num-format="a" style:num-letter-sync="true">
        <style:list-level-properties text:space-before="4.2222in" text:min-label-width="0.1965in"/>
      </text:list-level-style-number>
    </text:list-style>
    <text:list-style style:name="LFO427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28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1">
        <style:list-level-properties text:space-before="0.7854in" text:min-label-width="0.1965in"/>
      </text:list-level-style-number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431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1">
        <style:list-level-properties text:space-before="0.7854in" text:min-label-width="0.1965in"/>
      </text:list-level-style-number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432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1">
        <style:list-level-properties text:space-before="0.7854in" text:min-label-width="0.1965in"/>
      </text:list-level-style-number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434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a" style:num-letter-sync="true">
        <style:list-level-properties text:space-before="0.7854in" text:min-label-width="0.1965in"/>
      </text:list-level-style-number>
      <text:list-level-style-number text:level="3" style:num-suffix="." style:num-format="a" style:num-letter-sync="true">
        <style:list-level-properties text:space-before="1.2763in" text:min-label-width="0.1965in"/>
      </text:list-level-style-number>
      <text:list-level-style-number text:level="4" style:num-suffix="." style:num-format="a" style:num-letter-sync="true">
        <style:list-level-properties text:space-before="1.7673in" text:min-label-width="0.1965in"/>
      </text:list-level-style-number>
      <text:list-level-style-number text:level="5" style:num-suffix="." style:num-format="a" style:num-letter-sync="true">
        <style:list-level-properties text:space-before="2.2583in" text:min-label-width="0.1965in"/>
      </text:list-level-style-number>
      <text:list-level-style-number text:level="6" style:num-suffix="." style:num-format="a" style:num-letter-sync="true">
        <style:list-level-properties text:space-before="2.7493in" text:min-label-width="0.1965in"/>
      </text:list-level-style-number>
      <text:list-level-style-number text:level="7" style:num-suffix="." style:num-format="a" style:num-letter-sync="true">
        <style:list-level-properties text:space-before="3.2402in" text:min-label-width="0.1965in"/>
      </text:list-level-style-number>
      <text:list-level-style-number text:level="8" style:num-suffix="." style:num-format="a" style:num-letter-sync="true">
        <style:list-level-properties text:space-before="3.7312in" text:min-label-width="0.1965in"/>
      </text:list-level-style-number>
      <text:list-level-style-number text:level="9" style:num-suffix="." style:num-format="a" style:num-letter-sync="true">
        <style:list-level-properties text:space-before="4.2222in" text:min-label-width="0.1965in"/>
      </text:list-level-style-number>
    </text:list-style>
    <text:list-style style:name="LFO43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37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39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40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1">
        <style:list-level-properties text:space-before="0.7854in" text:min-label-width="0.1965in"/>
      </text:list-level-style-number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441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1">
        <style:list-level-properties text:space-before="0.7854in" text:min-label-width="0.1965in"/>
      </text:list-level-style-number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44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44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1">
        <style:list-level-properties text:space-before="0.7854in" text:min-label-width="0.1965in"/>
      </text:list-level-style-number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446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1">
        <style:list-level-properties text:space-before="0.7854in" text:min-label-width="0.1965in"/>
      </text:list-level-style-number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447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48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49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50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51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1">
        <style:list-level-properties text:space-before="0.7854in" text:min-label-width="0.1965in"/>
      </text:list-level-style-number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452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1">
        <style:list-level-properties text:space-before="0.7854in" text:min-label-width="0.1965in"/>
      </text:list-level-style-number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45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5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5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58">
      <text:list-level-style-number text:level="1" text:style-name="WW_CharLFO458LVL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59">
      <text:list-level-style-number text:level="1" text:style-name="WW_CharLFO459LVL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60">
      <text:list-level-style-number text:level="1" text:style-name="WW_CharLFO460LVL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61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1">
        <style:list-level-properties text:space-before="0.7854in" text:min-label-width="0.1965in"/>
      </text:list-level-style-number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46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63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1">
        <style:list-level-properties text:space-before="0.7854in" text:min-label-width="0.1965in"/>
      </text:list-level-style-number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46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65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1">
        <style:list-level-properties text:space-before="0.7854in" text:min-label-width="0.1965in"/>
      </text:list-level-style-number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style:style style:name="P1" style:parent-style-name="Standard" style:master-page-name="MPF0" style:family="paragraph">
      <style:paragraph-properties fo:break-before="page"/>
    </style:style>
    <style:style style:name="T24" style:parent-style-name="Fonteparág.padrão" style:family="text">
      <style:text-properties fo:font-weight="bold" style:font-weight-asian="bold"/>
    </style:style>
    <style:style style:name="P25" style:parent-style-name="titulo_capa2" style:family="paragraph">
      <style:paragraph-properties fo:text-align="justify"/>
    </style:style>
    <style:style style:name="P26" style:parent-style-name="Standard" style:family="paragraph">
      <style:text-properties fo:font-weight="bold" style:font-weight-asian="bold"/>
    </style:style>
    <style:style style:name="P27" style:parent-style-name="Standard" style:family="paragraph">
      <style:paragraph-properties fo:text-align="center" fo:margin-left="-0.3777in">
        <style:tab-stops/>
      </style:paragraph-properties>
    </style:style>
    <style:style style:name="P28" style:parent-style-name="Standard" style:family="paragraph">
      <style:paragraph-properties fo:text-align="center" fo:text-indent="-0.375in"/>
    </style:style>
    <style:style style:name="T29" style:parent-style-name="Fonteparág.padrão" style:family="text">
      <style:text-properties fo:font-weight="bold" style:font-weight-asian="bold"/>
    </style:style>
    <style:style style:name="T30" style:parent-style-name="Fonteparág.padrão" style:family="text">
      <style:text-properties fo:font-size="12pt" style:font-size-asian="12pt"/>
    </style:style>
    <style:style style:name="P31" style:parent-style-name="Standard" style:family="paragraph">
      <style:paragraph-properties fo:text-align="center" fo:text-indent="-0.375in"/>
    </style:style>
    <style:style style:name="P32" style:parent-style-name="Standard" style:family="paragraph">
      <style:paragraph-properties fo:text-align="center" fo:text-indent="-0.375in"/>
    </style:style>
    <style:style style:name="P33" style:parent-style-name="Standard" style:family="paragraph">
      <style:paragraph-properties fo:text-align="center" fo:text-indent="-0.375in"/>
    </style:style>
    <style:style style:name="P34" style:parent-style-name="Standard" style:family="paragraph">
      <style:paragraph-properties fo:text-align="center" fo:text-indent="-0.375in"/>
    </style:style>
    <style:style style:name="P35" style:parent-style-name="Standard" style:family="paragraph">
      <style:paragraph-properties fo:text-align="center" fo:text-indent="-0.375in"/>
    </style:style>
    <style:style style:name="P36" style:parent-style-name="Standard" style:family="paragraph">
      <style:paragraph-properties fo:text-align="center" fo:text-indent="-0.375in"/>
    </style:style>
    <style:style style:name="P37" style:parent-style-name="Standard" style:family="paragraph">
      <style:paragraph-properties fo:text-align="center" fo:text-indent="-0.375in"/>
    </style:style>
    <style:style style:name="P38" style:parent-style-name="Standard" style:family="paragraph">
      <style:paragraph-properties fo:text-align="center" fo:text-indent="-0.375in"/>
    </style:style>
    <style:style style:name="P39" style:parent-style-name="Standard" style:family="paragraph">
      <style:paragraph-properties fo:text-align="center" fo:text-indent="-0.375in"/>
    </style:style>
    <style:style style:name="P40" style:parent-style-name="Standard" style:family="paragraph">
      <style:paragraph-properties fo:text-align="center" fo:text-indent="-0.375in"/>
    </style:style>
    <style:style style:name="P41" style:parent-style-name="Standard" style:family="paragraph">
      <style:paragraph-properties fo:text-align="center" fo:text-indent="-0.375in"/>
    </style:style>
    <style:style style:name="P42" style:parent-style-name="Standard" style:family="paragraph">
      <style:paragraph-properties fo:text-align="center" fo:text-indent="-0.375in"/>
    </style:style>
    <style:style style:name="P43" style:parent-style-name="Standard" style:family="paragraph">
      <style:paragraph-properties fo:text-align="center" fo:text-indent="-0.375in"/>
    </style:style>
    <style:style style:name="P44" style:parent-style-name="Standard" style:family="paragraph">
      <style:paragraph-properties fo:text-align="center" fo:text-indent="-0.375in"/>
    </style:style>
    <style:style style:name="P45" style:parent-style-name="Standard" style:family="paragraph">
      <style:paragraph-properties fo:text-align="center" fo:text-indent="-0.375in"/>
    </style:style>
    <style:style style:name="P46" style:parent-style-name="Standard" style:family="paragraph">
      <style:paragraph-properties fo:text-align="center" fo:text-indent="-0.375in"/>
    </style:style>
    <style:style style:name="P47" style:parent-style-name="Standard" style:family="paragraph">
      <style:paragraph-properties fo:text-align="center" fo:text-indent="-0.375in"/>
    </style:style>
    <style:style style:name="P48" style:parent-style-name="Standard" style:family="paragraph">
      <style:paragraph-properties fo:text-align="center" fo:text-indent="-0.375in"/>
    </style:style>
    <style:style style:name="P49" style:parent-style-name="Standard" style:family="paragraph">
      <style:paragraph-properties fo:text-align="center" fo:text-indent="-0.375in"/>
    </style:style>
    <style:style style:name="P50" style:parent-style-name="Standard" style:family="paragraph">
      <style:paragraph-properties fo:text-align="center" fo:text-indent="-0.375in"/>
    </style:style>
    <style:style style:name="P51" style:parent-style-name="Standard" style:family="paragraph">
      <style:paragraph-properties fo:text-align="center" fo:text-indent="-0.375in"/>
    </style:style>
    <style:style style:name="P52" style:parent-style-name="Standard" style:family="paragraph">
      <style:paragraph-properties fo:text-align="center" fo:text-indent="-0.375in"/>
    </style:style>
    <style:style style:name="P53" style:parent-style-name="Standard" style:family="paragraph">
      <style:paragraph-properties fo:text-align="center" fo:text-indent="-0.375in"/>
    </style:style>
    <style:style style:name="T54" style:parent-style-name="Fonteparág.padrão" style:family="text">
      <style:text-properties fo:font-weight="bold" style:font-weight-asian="bold"/>
    </style:style>
    <style:style style:name="P55" style:parent-style-name="Standard" style:family="paragraph">
      <style:paragraph-properties fo:margin-top="0.0833in"/>
    </style:style>
    <style:style style:name="P56" style:parent-style-name="PSC-TituloCentral" style:master-page-name="MP1" style:family="paragraph">
      <style:paragraph-properties fo:break-before="page"/>
    </style:style>
    <style:style style:name="TableColumn67" style:family="table-column">
      <style:table-column-properties style:column-width="0.7326in" style:use-optimal-column-width="false"/>
    </style:style>
    <style:style style:name="TableColumn68" style:family="table-column">
      <style:table-column-properties style:column-width="0.8423in" style:use-optimal-column-width="false"/>
    </style:style>
    <style:style style:name="TableColumn69" style:family="table-column">
      <style:table-column-properties style:column-width="3.4944in" style:use-optimal-column-width="false"/>
    </style:style>
    <style:style style:name="TableColumn70" style:family="table-column">
      <style:table-column-properties style:column-width="1.5104in" style:use-optimal-column-width="false"/>
    </style:style>
    <style:style style:name="Table66" style:family="table">
      <style:table-properties style:width="6.5798in" fo:margin-left="0.068in" table:align="left"/>
    </style:style>
    <style:style style:name="TableRow71" style:family="table-row">
      <style:table-row-properties style:use-optimal-row-height="false" fo:keep-together="always"/>
    </style:style>
    <style:style style:name="TableCell72" style:family="table-cell">
      <style:table-cell-properties fo:border-top="0.0069in solid #000000" fo:border-left="0.0069in solid #000000" fo:border-bottom="0.0069in solid #000000" fo:border-right="none" fo:background-color="#DFDFDF" fo:padding-top="0in" fo:padding-left="0.075in" fo:padding-bottom="0in" fo:padding-right="0.075in"/>
    </style:style>
    <style:style style:name="P73" style:parent-style-name="PSC_Tabela_Cabecalho" style:family="paragraph">
      <style:paragraph-properties style:snap-to-layout-grid="false"/>
    </style:style>
    <style:style style:name="TableCell74" style:family="table-cell">
      <style:table-cell-properties fo:border-top="0.0069in solid #000000" fo:border-left="0.0069in solid #000000" fo:border-bottom="0.0069in solid #000000" fo:border-right="none" fo:background-color="#DFDFDF" fo:padding-top="0in" fo:padding-left="0.075in" fo:padding-bottom="0in" fo:padding-right="0.075in"/>
    </style:style>
    <style:style style:name="P75" style:parent-style-name="PSC_Tabela_Cabecalho" style:family="paragraph">
      <style:paragraph-properties style:snap-to-layout-grid="false"/>
    </style:style>
    <style:style style:name="TableCell76" style:family="table-cell">
      <style:table-cell-properties fo:border-top="0.0069in solid #000000" fo:border-left="0.0069in solid #000000" fo:border-bottom="0.0069in solid #000000" fo:border-right="none" fo:background-color="#DFDFDF" fo:padding-top="0in" fo:padding-left="0.075in" fo:padding-bottom="0in" fo:padding-right="0.075in"/>
    </style:style>
    <style:style style:name="P77" style:parent-style-name="PSC_Tabela_Cabecalho" style:family="paragraph">
      <style:paragraph-properties style:snap-to-layout-grid="false"/>
    </style:style>
    <style:style style:name="TableCell78" style:family="table-cell">
      <style:table-cell-properties fo:border="0.0069in solid #000000" fo:background-color="#DFDFDF" fo:padding-top="0in" fo:padding-left="0.075in" fo:padding-bottom="0in" fo:padding-right="0.075in"/>
    </style:style>
    <style:style style:name="P79" style:parent-style-name="PSC_Tabela_Cabecalho" style:family="paragraph">
      <style:paragraph-properties style:snap-to-layout-grid="false"/>
    </style:style>
    <style:style style:name="TableRow80" style:family="table-row">
      <style:table-row-properties style:use-optimal-row-height="false" fo:keep-together="always"/>
    </style:style>
    <style:style style:name="TableCell8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82" style:parent-style-name="Standard" style:family="paragraph">
      <style:paragraph-properties style:snap-to-layout-grid="false"/>
    </style:style>
    <style:style style:name="TableCell8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8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85" style:parent-style-name="Standard" style:family="paragraph">
      <style:paragraph-properties style:snap-to-layout-grid="false"/>
    </style:style>
    <style:style style:name="TableCell86" style:family="table-cell">
      <style:table-cell-properties fo:border="0.0069in solid #000000" fo:padding-top="0in" fo:padding-left="0.075in" fo:padding-bottom="0in" fo:padding-right="0.075in"/>
    </style:style>
    <style:style style:name="P87" style:parent-style-name="Standard" style:family="paragraph">
      <style:paragraph-properties style:snap-to-layout-grid="false"/>
    </style:style>
    <style:style style:name="TableRow88" style:family="table-row">
      <style:table-row-properties style:use-optimal-row-height="false" fo:keep-together="always"/>
    </style:style>
    <style:style style:name="TableCell89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90" style:parent-style-name="Standard" style:family="paragraph">
      <style:paragraph-properties style:snap-to-layout-grid="false"/>
    </style:style>
    <style:style style:name="TableCell91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92" style:parent-style-name="Standard" style:family="paragraph">
      <style:paragraph-properties style:snap-to-layout-grid="false"/>
    </style:style>
    <style:style style:name="TableCell93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94" style:parent-style-name="Standard" style:family="paragraph">
      <style:paragraph-properties style:snap-to-layout-grid="false"/>
    </style:style>
    <style:style style:name="TableCell95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96" style:parent-style-name="Standard" style:family="paragraph">
      <style:paragraph-properties style:snap-to-layout-grid="false"/>
    </style:style>
    <style:style style:name="TableRow97" style:family="table-row">
      <style:table-row-properties style:use-optimal-row-height="false" fo:keep-together="always"/>
    </style:style>
    <style:style style:name="TableCell98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99" style:parent-style-name="Standard" style:family="paragraph">
      <style:paragraph-properties style:snap-to-layout-grid="false"/>
    </style:style>
    <style:style style:name="TableCell100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01" style:parent-style-name="Standard" style:family="paragraph">
      <style:paragraph-properties style:snap-to-layout-grid="false"/>
    </style:style>
    <style:style style:name="TableCell102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03" style:parent-style-name="Textbody" style:family="paragraph">
      <style:paragraph-properties fo:margin-bottom="0in"/>
      <style:text-properties style:font-weight-complex="bold"/>
    </style:style>
    <style:style style:name="TableCell104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105" style:parent-style-name="Standard" style:family="paragraph">
      <style:paragraph-properties style:snap-to-layout-grid="false"/>
    </style:style>
    <style:style style:name="TableRow106" style:family="table-row">
      <style:table-row-properties style:use-optimal-row-height="false" fo:keep-together="always"/>
    </style:style>
    <style:style style:name="TableCell107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08" style:parent-style-name="Standard" style:family="paragraph">
      <style:paragraph-properties style:snap-to-layout-grid="false"/>
    </style:style>
    <style:style style:name="TableCell109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10" style:parent-style-name="Standard" style:family="paragraph">
      <style:paragraph-properties style:snap-to-layout-grid="false"/>
    </style:style>
    <style:style style:name="TableCell111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12" style:parent-style-name="Textbody" style:family="paragraph">
      <style:paragraph-properties fo:margin-bottom="0in">
        <style:tab-stops>
          <style:tab-stop style:type="right" style:leader-style="dotted" style:leader-text="." style:position="6.2979in"/>
        </style:tab-stops>
      </style:paragraph-properties>
    </style:style>
    <style:style style:name="TableCell113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114" style:parent-style-name="Standard" style:family="paragraph">
      <style:paragraph-properties style:snap-to-layout-grid="false"/>
    </style:style>
    <style:style style:name="P115" style:parent-style-name="Standard" style:family="paragraph">
      <style:paragraph-properties fo:break-before="page"/>
      <style:text-properties style:font-name="Verdana" fo:font-weight="bold" style:font-weight-asian="bold"/>
    </style:style>
    <style:style style:name="P116" style:parent-style-name="Standard" style:family="paragraph">
      <style:text-properties style:font-name="Verdana" fo:font-weight="bold" style:font-weight-asian="bold"/>
    </style:style>
    <style:style style:name="P117" style:parent-style-name="Contents1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18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19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20" style:parent-style-name="Contents1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21" style:parent-style-name="Contents1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22" style:parent-style-name="Contents1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23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24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25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26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27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28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29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30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31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32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33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34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35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36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37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38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39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40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41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42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43" style:parent-style-name="Contents2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44" style:parent-style-name="Contents1" style:family="paragraph">
      <style:paragraph-properties>
        <style:tab-stops>
          <style:tab-stop style:type="right" style:leader-style="dotted" style:leader-text="." style:position="6.2979in"/>
        </style:tab-stops>
      </style:paragraph-properties>
    </style:style>
    <style:style style:name="P145" style:parent-style-name="Standard" style:family="paragraph">
      <style:paragraph-properties>
        <style:tab-stops>
          <style:tab-stop style:type="left" style:position="0.3055in"/>
          <style:tab-stop style:type="right" style:leader-style="solid" style:leader-text="_" style:position="6.2916in"/>
        </style:tab-stops>
      </style:paragraph-properties>
    </style:style>
    <style:style style:name="P146" style:parent-style-name="Standard" style:family="paragraph">
      <style:paragraph-properties>
        <style:tab-stops>
          <style:tab-stop style:type="left" style:position="0.3055in"/>
          <style:tab-stop style:type="right" style:leader-style="solid" style:leader-text="_" style:position="6.2916in"/>
        </style:tab-stops>
      </style:paragraph-properties>
      <style:text-properties fo:font-weight="bold" style:font-weight-asian="bold" style:font-weight-complex="bold" fo:font-style="italic" style:font-style-asian="italic" style:font-style-complex="italic" style:font-size-complex="14pt"/>
    </style:style>
    <style:style style:name="P147" style:parent-style-name="Standard" style:family="paragraph">
      <style:paragraph-properties>
        <style:tab-stops>
          <style:tab-stop style:type="left" style:position="0.3055in"/>
          <style:tab-stop style:type="right" style:leader-style="solid" style:leader-text="_" style:position="6.2916in"/>
        </style:tab-stops>
      </style:paragraph-properties>
    </style:style>
    <style:style style:name="P148" style:parent-style-name="Standard" style:list-style-name="WW8Num387" style:family="paragraph">
      <style:paragraph-properties fo:margin-left="0.5in" fo:text-indent="-0.25in">
        <style:tab-stops/>
      </style:paragraph-properties>
    </style:style>
    <style:style style:name="T149" style:parent-style-name="Fonteparág.padrão" style:family="text">
      <style:text-properties fo:font-weight="bold" style:font-weight-asian="bold" style:font-weight-complex="bold"/>
    </style:style>
    <style:style style:name="P150" style:parent-style-name="Standard" style:list-style-name="WW8Num387" style:family="paragraph">
      <style:paragraph-properties fo:margin-left="0.5in" fo:text-indent="-0.25in">
        <style:tab-stops/>
      </style:paragraph-properties>
    </style:style>
    <style:style style:name="T151" style:parent-style-name="Fonteparág.padrão" style:family="text">
      <style:text-properties fo:font-weight="bold" style:font-weight-asian="bold" style:font-weight-complex="bold"/>
    </style:style>
    <style:style style:name="P152" style:parent-style-name="Standard" style:list-style-name="WW8Num387" style:family="paragraph">
      <style:paragraph-properties fo:margin-left="0.5in" fo:text-indent="-0.25in">
        <style:tab-stops/>
      </style:paragraph-properties>
    </style:style>
    <style:style style:name="T153" style:parent-style-name="Fonteparág.padrão" style:family="text">
      <style:text-properties fo:font-weight="bold" style:font-weight-asian="bold" style:font-weight-complex="bold"/>
    </style:style>
    <style:style style:name="P154" style:parent-style-name="Standard" style:list-style-name="WW8Num387" style:family="paragraph">
      <style:paragraph-properties fo:margin-left="0.5in" fo:text-indent="-0.25in">
        <style:tab-stops/>
      </style:paragraph-properties>
    </style:style>
    <style:style style:name="T155" style:parent-style-name="Fonteparág.padrão" style:family="text">
      <style:text-properties fo:font-weight="bold" style:font-weight-asian="bold"/>
    </style:style>
    <style:style style:name="P156" style:parent-style-name="Standard" style:list-style-name="WW8Num387" style:family="paragraph">
      <style:paragraph-properties fo:margin-left="0.5in" fo:text-indent="-0.25in">
        <style:tab-stops/>
      </style:paragraph-properties>
    </style:style>
    <style:style style:name="T157" style:parent-style-name="Fonteparág.padrão" style:family="text">
      <style:text-properties fo:font-weight="bold" style:font-weight-asian="bold"/>
    </style:style>
    <style:style style:name="P158" style:parent-style-name="Standard" style:family="paragraph">
      <style:paragraph-properties fo:margin-bottom="0.1666in"/>
    </style:style>
    <style:style style:name="TableColumn160" style:family="table-column">
      <style:table-column-properties style:column-width="1.7722in" style:use-optimal-column-width="false"/>
    </style:style>
    <style:style style:name="TableColumn161" style:family="table-column">
      <style:table-column-properties style:column-width="4.5347in" style:use-optimal-column-width="false"/>
    </style:style>
    <style:style style:name="Table159" style:family="table">
      <style:table-properties style:width="6.3069in" fo:margin-left="0.068in" table:align="left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-top="0.0069in solid #000000" fo:border-left="0.0069in solid #000000" fo:border-bottom="0.0069in solid #000000" fo:border-right="none" fo:background-color="#E5E5E5" fo:padding-top="0in" fo:padding-left="0.075in" fo:padding-bottom="0in" fo:padding-right="0.075in"/>
    </style:style>
    <style:style style:name="P164" style:parent-style-name="PSC_Tabela_Cabecalho" style:family="paragraph">
      <style:paragraph-properties style:snap-to-layout-grid="false"/>
    </style:style>
    <style:style style:name="TableCell165" style:family="table-cell">
      <style:table-cell-properties fo:border="0.0069in solid #000000" fo:background-color="#E5E5E5" fo:padding-top="0in" fo:padding-left="0.075in" fo:padding-bottom="0in" fo:padding-right="0.075in"/>
    </style:style>
    <style:style style:name="P166" style:parent-style-name="PSC_Tabela_Cabecalho" style:family="paragraph">
      <style:paragraph-properties style:snap-to-layout-grid="false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69" style:parent-style-name="Standard" style:family="paragraph">
      <style:paragraph-properties style:snap-to-layout-grid="false"/>
    </style:style>
    <style:style style:name="TableCell170" style:family="table-cell">
      <style:table-cell-properties fo:border="0.0069in solid #000000" fo:padding-top="0in" fo:padding-left="0.075in" fo:padding-bottom="0in" fo:padding-right="0.075in"/>
    </style:style>
    <style:style style:name="P171" style:parent-style-name="Standard" style:family="paragraph">
      <style:paragraph-properties style:snap-to-layout-grid="false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74" style:parent-style-name="Standard" style:family="paragraph">
      <style:paragraph-properties style:snap-to-layout-grid="false"/>
    </style:style>
    <style:style style:name="TableCell175" style:family="table-cell">
      <style:table-cell-properties fo:border="0.0069in solid #000000" fo:padding-top="0in" fo:padding-left="0.075in" fo:padding-bottom="0in" fo:padding-right="0.075in"/>
    </style:style>
    <style:style style:name="P176" style:parent-style-name="Standard" style:family="paragraph">
      <style:paragraph-properties style:snap-to-layout-grid="false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79" style:parent-style-name="Standard" style:family="paragraph">
      <style:paragraph-properties style:snap-to-layout-grid="false"/>
    </style:style>
    <style:style style:name="TableCell180" style:family="table-cell">
      <style:table-cell-properties fo:border="0.0069in solid #000000" fo:padding-top="0in" fo:padding-left="0.075in" fo:padding-bottom="0in" fo:padding-right="0.075in"/>
    </style:style>
    <style:style style:name="P181" style:parent-style-name="Standard" style:family="paragraph">
      <style:paragraph-properties style:snap-to-layout-grid="false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84" style:parent-style-name="Standard" style:family="paragraph">
      <style:paragraph-properties style:snap-to-layout-grid="false"/>
    </style:style>
    <style:style style:name="TableCell185" style:family="table-cell">
      <style:table-cell-properties fo:border="0.0069in solid #000000" fo:padding-top="0in" fo:padding-left="0.075in" fo:padding-bottom="0in" fo:padding-right="0.075in"/>
    </style:style>
    <style:style style:name="P186" style:parent-style-name="Standard" style:family="paragraph">
      <style:paragraph-properties style:snap-to-layout-grid="false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89" style:parent-style-name="Standard" style:family="paragraph">
      <style:paragraph-properties style:snap-to-layout-grid="false"/>
    </style:style>
    <style:style style:name="TableCell190" style:family="table-cell">
      <style:table-cell-properties fo:border="0.0069in solid #000000" fo:padding-top="0in" fo:padding-left="0.075in" fo:padding-bottom="0in" fo:padding-right="0.075in"/>
    </style:style>
    <style:style style:name="P191" style:parent-style-name="Standard" style:family="paragraph">
      <style:paragraph-properties style:snap-to-layout-grid="false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94" style:parent-style-name="Standard" style:family="paragraph">
      <style:paragraph-properties style:snap-to-layout-grid="false"/>
    </style:style>
    <style:style style:name="TableCell19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6" style:parent-style-name="Standard" style:family="paragraph">
      <style:paragraph-properties style:snap-to-layout-grid="false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99" style:parent-style-name="Standard" style:family="paragraph">
      <style:paragraph-properties style:snap-to-layout-grid="false"/>
    </style:style>
    <style:style style:name="TableCell20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1" style:parent-style-name="Standard" style:family="paragraph">
      <style:paragraph-properties style:snap-to-layout-grid="false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04" style:parent-style-name="Standard" style:family="paragraph">
      <style:paragraph-properties style:snap-to-layout-grid="false"/>
      <style:text-properties style:font-size-complex="11pt"/>
    </style:style>
    <style:style style:name="TableCell205" style:family="table-cell">
      <style:table-cell-properties fo:border="0.0069in solid #000000" fo:padding-top="0in" fo:padding-left="0.075in" fo:padding-bottom="0in" fo:padding-right="0.075in"/>
    </style:style>
    <style:style style:name="P206" style:parent-style-name="Standard" style:family="paragraph">
      <style:paragraph-properties style:snap-to-layout-grid="false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09" style:parent-style-name="Standard" style:family="paragraph">
      <style:paragraph-properties style:snap-to-layout-grid="false"/>
    </style:style>
    <style:style style:name="TableCell210" style:family="table-cell">
      <style:table-cell-properties fo:border="0.0069in solid #000000" fo:padding-top="0in" fo:padding-left="0.075in" fo:padding-bottom="0in" fo:padding-right="0.075in"/>
    </style:style>
    <style:style style:name="P211" style:parent-style-name="Standard" style:family="paragraph">
      <style:paragraph-properties style:snap-to-layout-grid="false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14" style:parent-style-name="Standard" style:family="paragraph">
      <style:paragraph-properties style:snap-to-layout-grid="false"/>
      <style:text-properties style:font-size-complex="11pt"/>
    </style:style>
    <style:style style:name="TableCell215" style:family="table-cell">
      <style:table-cell-properties fo:border="0.0069in solid #000000" fo:padding-top="0in" fo:padding-left="0.075in" fo:padding-bottom="0in" fo:padding-right="0.075in"/>
    </style:style>
    <style:style style:name="P216" style:parent-style-name="Standard" style:family="paragraph">
      <style:paragraph-properties style:snap-to-layout-grid="false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19" style:parent-style-name="Standard" style:family="paragraph">
      <style:paragraph-properties style:snap-to-layout-grid="false"/>
    </style:style>
    <style:style style:name="TableCell220" style:family="table-cell">
      <style:table-cell-properties fo:border="0.0069in solid #000000" fo:padding-top="0in" fo:padding-left="0.075in" fo:padding-bottom="0in" fo:padding-right="0.075in"/>
    </style:style>
    <style:style style:name="P221" style:parent-style-name="Standard" style:family="paragraph">
      <style:paragraph-properties style:snap-to-layout-grid="false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24" style:parent-style-name="Standard" style:family="paragraph">
      <style:paragraph-properties style:snap-to-layout-grid="false"/>
    </style:style>
    <style:style style:name="TableCell225" style:family="table-cell">
      <style:table-cell-properties fo:border="0.0069in solid #000000" fo:padding-top="0in" fo:padding-left="0.075in" fo:padding-bottom="0in" fo:padding-right="0.075in"/>
    </style:style>
    <style:style style:name="P226" style:parent-style-name="Standard" style:family="paragraph">
      <style:paragraph-properties style:snap-to-layout-grid="false"/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29" style:parent-style-name="Standard" style:family="paragraph">
      <style:paragraph-properties style:snap-to-layout-grid="false"/>
    </style:style>
    <style:style style:name="TableCell23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1" style:parent-style-name="Standard" style:family="paragraph">
      <style:paragraph-properties style:snap-to-layout-grid="false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234" style:parent-style-name="Standard" style:family="paragraph">
      <style:paragraph-properties style:snap-to-layout-grid="false"/>
    </style:style>
    <style:style style:name="TableCell235" style:family="table-cell">
      <style:table-cell-properties fo:border-top="none" fo:border-left="0.0069in solid #000000" fo:border-bottom="0.0069in solid #000000" fo:border-right="0.0069in solid #000000" style:vertical-align="middle" fo:padding-top="0in" fo:padding-left="0.075in" fo:padding-bottom="0in" fo:padding-right="0.075in"/>
    </style:style>
    <style:style style:name="P236" style:parent-style-name="Standard" style:family="paragraph">
      <style:paragraph-properties style:snap-to-layout-grid="false"/>
    </style:style>
    <style:style style:name="TableColumn238" style:family="table-column">
      <style:table-column-properties style:column-width="6.4555in" style:use-optimal-column-width="false"/>
    </style:style>
    <style:style style:name="Table237" style:family="table">
      <style:table-properties style:width="6.4555in" fo:margin-left="-0.0784in" table:align="left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="0.0069in solid #000000" fo:padding-top="0in" fo:padding-left="0.075in" fo:padding-bottom="0in" fo:padding-right="0.075in"/>
    </style:style>
    <style:style style:name="P241" style:parent-style-name="Standard" style:family="paragraph">
      <style:paragraph-properties style:snap-to-layout-grid="false" fo:text-align="center"/>
    </style:style>
    <style:style style:name="TableColumn243" style:family="table-column">
      <style:table-column-properties style:column-width="1.7722in" style:use-optimal-column-width="false"/>
    </style:style>
    <style:style style:name="TableColumn244" style:family="table-column">
      <style:table-column-properties style:column-width="4.5347in" style:use-optimal-column-width="false"/>
    </style:style>
    <style:style style:name="Table242" style:family="table">
      <style:table-properties style:width="6.3069in" fo:margin-left="0.068in" table:align="left"/>
    </style:style>
    <style:style style:name="TableRow245" style:family="table-row">
      <style:table-row-properties style:use-optimal-row-height="false"/>
    </style:style>
    <style:style style:name="TableCell246" style:family="table-cell">
      <style:table-cell-properties fo:border-top="0.0069in solid #000000" fo:border-left="0.0069in solid #000000" fo:border-bottom="0.0069in solid #000000" fo:border-right="none" fo:background-color="#E5E5E5" fo:padding-top="0in" fo:padding-left="0.075in" fo:padding-bottom="0in" fo:padding-right="0.075in"/>
    </style:style>
    <style:style style:name="P247" style:parent-style-name="PSC_Tabela_Cabecalho" style:family="paragraph">
      <style:paragraph-properties style:snap-to-layout-grid="false"/>
    </style:style>
    <style:style style:name="TableCell248" style:family="table-cell">
      <style:table-cell-properties fo:border="0.0069in solid #000000" fo:background-color="#E5E5E5" fo:padding-top="0in" fo:padding-left="0.075in" fo:padding-bottom="0in" fo:padding-right="0.075in"/>
    </style:style>
    <style:style style:name="P249" style:parent-style-name="PSC_Tabela_Cabecalho" style:family="paragraph">
      <style:paragraph-properties style:snap-to-layout-grid="false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52" style:parent-style-name="Standard" style:family="paragraph">
      <style:paragraph-properties style:snap-to-layout-grid="false"/>
    </style:style>
    <style:style style:name="TableCell253" style:family="table-cell">
      <style:table-cell-properties fo:border="0.0069in solid #000000" fo:padding-top="0in" fo:padding-left="0.075in" fo:padding-bottom="0in" fo:padding-right="0.075in"/>
    </style:style>
    <style:style style:name="P254" style:parent-style-name="Standard" style:family="paragraph">
      <style:paragraph-properties style:snap-to-layout-grid="false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57" style:parent-style-name="Standard" style:family="paragraph">
      <style:paragraph-properties style:snap-to-layout-grid="false"/>
    </style:style>
    <style:style style:name="TableCell258" style:family="table-cell">
      <style:table-cell-properties fo:border="0.0069in solid #000000" fo:padding-top="0in" fo:padding-left="0.075in" fo:padding-bottom="0in" fo:padding-right="0.075in"/>
    </style:style>
    <style:style style:name="P259" style:parent-style-name="Standard" style:family="paragraph">
      <style:paragraph-properties style:snap-to-layout-grid="false"/>
    </style:style>
    <style:style style:name="TableRow260" style:family="table-row">
      <style:table-row-properties style:use-optimal-row-height="false"/>
    </style:style>
    <style:style style:name="TableCell26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62" style:parent-style-name="Standard" style:family="paragraph">
      <style:paragraph-properties style:snap-to-layout-grid="false"/>
    </style:style>
    <style:style style:name="TableCell263" style:family="table-cell">
      <style:table-cell-properties fo:border="0.0069in solid #000000" fo:padding-top="0in" fo:padding-left="0.075in" fo:padding-bottom="0in" fo:padding-right="0.075in"/>
    </style:style>
    <style:style style:name="P264" style:parent-style-name="Standard" style:family="paragraph">
      <style:paragraph-properties style:snap-to-layout-grid="false"/>
    </style:style>
    <style:style style:name="T265" style:parent-style-name="Fonteparág.padrão" style:family="text">
      <style:text-properties fo:font-weight="bold" style:font-weight-asian="bold"/>
    </style:style>
    <style:style style:name="T266" style:parent-style-name="Fonteparág.padrão" style:family="text">
      <style:text-properties fo:font-weight="bold" style:font-weight-asian="bold"/>
    </style:style>
    <style:style style:name="T267" style:parent-style-name="Fonteparág.padrão" style:family="text">
      <style:text-properties fo:font-weight="bold" style:font-weight-asian="bold"/>
    </style:style>
    <style:style style:name="T268" style:parent-style-name="Fonteparág.padrão" style:family="text">
      <style:text-properties fo:font-weight="bold" style:font-weight-asian="bold"/>
    </style:style>
    <style:style style:name="P269" style:parent-style-name="Textbody" style:family="paragraph">
      <style:text-properties fo:font-weight="bold" style:font-weight-asian="bold" fo:font-size="12pt" style:font-size-asian="12pt"/>
    </style:style>
    <style:style style:name="P270" style:parent-style-name="Textbody" style:list-style-name="LFO426" style:family="paragraph"/>
    <style:style style:name="P271" style:parent-style-name="Textbody" style:list-style-name="LFO426" style:family="paragraph"/>
    <style:style style:name="P272" style:parent-style-name="Textbody" style:list-style-name="LFO426" style:family="paragraph"/>
    <style:style style:name="P273" style:parent-style-name="Textbody" style:list-style-name="LFO426" style:family="paragraph"/>
    <style:style style:name="P274" style:parent-style-name="Textbody" style:list-style-name="LFO426" style:family="paragraph"/>
    <style:style style:name="P275" style:parent-style-name="Textbody" style:family="paragraph">
      <style:paragraph-properties fo:margin-left="0.4909in">
        <style:tab-stops/>
      </style:paragraph-properties>
    </style:style>
    <style:style style:name="T276" style:parent-style-name="Fonteparág.padrão" style:family="text">
      <style:text-properties fo:font-weight="bold" style:font-weight-asian="bold" fo:font-size="12pt" style:font-size-asian="12pt"/>
    </style:style>
    <style:style style:name="T277" style:parent-style-name="Fonteparág.padrão" style:family="text">
      <style:text-properties fo:font-weight="bold" style:font-weight-asian="bold" fo:font-size="12pt" style:font-size-asian="12pt"/>
    </style:style>
    <style:style style:name="T278" style:parent-style-name="Fonteparág.padrão" style:family="text">
      <style:text-properties fo:font-weight="bold" style:font-weight-asian="bold"/>
    </style:style>
    <style:style style:name="P279" style:parent-style-name="Textbody" style:list-style-name="LFO428" style:family="paragraph"/>
    <style:style style:name="P280" style:parent-style-name="Textbody" style:list-style-name="LFO428" style:family="paragraph"/>
    <style:style style:name="T281" style:parent-style-name="Fonteparág.padrão" style:family="text">
      <style:text-properties style:font-name="Times New Roman" fo:font-size="10.5pt" style:font-size-asian="10.5pt" style:font-size-complex="10.5pt"/>
    </style:style>
    <style:style style:name="P282" style:parent-style-name="Textbody" style:family="paragraph">
      <style:text-properties style:font-name="Times New Roman"/>
    </style:style>
    <style:style style:name="T283" style:parent-style-name="Fonteparág.padrão" style:family="text">
      <style:text-properties fo:font-weight="bold" style:font-weight-asian="bold"/>
    </style:style>
    <style:style style:name="T284" style:parent-style-name="Fonteparág.padrão" style:family="text">
      <style:text-properties fo:font-weight="bold" style:font-weight-asian="bold"/>
    </style:style>
    <style:style style:name="T285" style:parent-style-name="Fonteparág.padrão" style:family="text">
      <style:text-properties fo:font-weight="bold" style:font-weight-asian="bold"/>
    </style:style>
    <style:style style:name="P286" style:parent-style-name="Textbody" style:list-style-name="LFO429" style:family="paragraph"/>
    <style:style style:name="P287" style:parent-style-name="Textbody" style:list-style-name="LFO428" style:family="paragraph"/>
    <style:style style:name="T288" style:parent-style-name="Fonteparág.padrão" style:family="text">
      <style:text-properties style:font-name="Times New Roman" fo:font-size="10.5pt" style:font-size-asian="10.5pt" style:font-size-complex="10.5pt"/>
    </style:style>
    <style:style style:name="P289" style:parent-style-name="Textbody" style:family="paragraph">
      <style:text-properties style:font-name="Times New Roman" fo:font-size="10.5pt" style:font-size-asian="10.5pt" style:font-size-complex="10.5pt"/>
    </style:style>
    <style:style style:name="T290" style:parent-style-name="Fonteparág.padrão" style:family="text">
      <style:text-properties fo:font-weight="bold" style:font-weight-asian="bold"/>
    </style:style>
    <style:style style:name="T291" style:parent-style-name="Fonteparág.padrão" style:family="text">
      <style:text-properties fo:font-weight="bold" style:font-weight-asian="bold"/>
    </style:style>
    <style:style style:name="T292" style:parent-style-name="Fonteparág.padrão" style:family="text">
      <style:text-properties fo:font-weight="bold" style:font-weight-asian="bold"/>
    </style:style>
    <style:style style:name="T293" style:parent-style-name="Fonteparág.padrão" style:family="text">
      <style:text-properties fo:font-weight="bold" style:font-weight-asian="bold"/>
    </style:style>
    <style:style style:name="P294" style:parent-style-name="Textbody" style:family="paragraph">
      <style:text-properties fo:font-weight="bold" style:font-weight-asian="bold" fo:font-size="12pt" style:font-size-asian="12pt"/>
    </style:style>
    <style:style style:name="P295" style:parent-style-name="Textbody" style:list-style-name="LFO430" style:family="paragraph"/>
    <style:style style:name="P296" style:parent-style-name="Textbody" style:list-style-name="LFO426" style:family="paragraph"/>
    <style:style style:name="P297" style:parent-style-name="Textbody" style:list-style-name="LFO426" style:family="paragraph"/>
    <style:style style:name="P298" style:parent-style-name="Textbody" style:list-style-name="LFO426" style:family="paragraph"/>
    <style:style style:name="P299" style:parent-style-name="Textbody" style:list-style-name="LFO426" style:family="paragraph"/>
    <style:style style:name="P300" style:parent-style-name="Textbody" style:family="paragraph">
      <style:text-properties fo:font-weight="bold" style:font-weight-asian="bold" fo:font-size="12pt" style:font-size-asian="12pt"/>
    </style:style>
    <style:style style:name="P301" style:parent-style-name="Textbody" style:list-style-name="LFO427" style:family="paragraph">
      <style:paragraph-properties fo:margin-left="0.2958in">
        <style:tab-stops/>
      </style:paragraph-properties>
    </style:style>
    <style:style style:name="P302" style:parent-style-name="Textbody" style:family="paragraph">
      <style:text-properties fo:font-weight="bold" style:font-weight-asian="bold" fo:font-size="12pt" style:font-size-asian="12pt"/>
    </style:style>
    <style:style style:name="T303" style:parent-style-name="Fonteparág.padrão" style:family="text">
      <style:text-properties fo:font-weight="bold" style:font-weight-asian="bold" fo:font-size="12pt" style:font-size-asian="12pt"/>
    </style:style>
    <style:style style:name="T304" style:parent-style-name="Fonteparág.padrão" style:family="text">
      <style:text-properties fo:font-weight="bold" style:font-weight-asian="bold" fo:font-size="12pt" style:font-size-asian="12pt"/>
    </style:style>
    <style:style style:name="T305" style:parent-style-name="Fonteparág.padrão" style:family="text">
      <style:text-properties fo:font-weight="bold" style:font-weight-asian="bold"/>
    </style:style>
    <style:style style:name="P306" style:parent-style-name="Textbody" style:list-style-name="LFO431" style:family="paragraph"/>
    <style:style style:name="P307" style:parent-style-name="Textbody" style:list-style-name="LFO431" style:family="paragraph"/>
    <style:style style:name="T308" style:parent-style-name="Fonteparág.padrão" style:family="text">
      <style:text-properties style:font-name="Times New Roman" fo:font-size="10.5pt" style:font-size-asian="10.5pt" style:font-size-complex="10.5pt"/>
    </style:style>
    <style:style style:name="T309" style:parent-style-name="Fonteparág.padrão" style:family="text">
      <style:text-properties style:font-name="Times New Roman" fo:font-size="10.5pt" style:font-size-asian="10.5pt" style:font-size-complex="10.5pt"/>
    </style:style>
    <style:style style:name="T310" style:parent-style-name="Fonteparág.padrão" style:family="text">
      <style:text-properties style:font-name="Times New Roman" fo:font-size="10.5pt" style:font-size-asian="10.5pt" style:font-size-complex="10.5pt"/>
    </style:style>
    <style:style style:name="T311" style:parent-style-name="Fonteparág.padrão" style:family="text">
      <style:text-properties fo:font-weight="bold" style:font-weight-asian="bold"/>
    </style:style>
    <style:style style:name="T312" style:parent-style-name="Fonteparág.padrão" style:family="text">
      <style:text-properties fo:font-weight="bold" style:font-weight-asian="bold"/>
    </style:style>
    <style:style style:name="T313" style:parent-style-name="Fonteparág.padrão" style:family="text">
      <style:text-properties fo:font-weight="bold" style:font-weight-asian="bold"/>
    </style:style>
    <style:style style:name="P314" style:parent-style-name="Textbody" style:list-style-name="LFO432" style:family="paragraph"/>
    <style:style style:name="P315" style:parent-style-name="Textbody" style:list-style-name="LFO432" style:family="paragraph"/>
    <style:style style:name="T316" style:parent-style-name="Fonteparág.padrão" style:family="text">
      <style:text-properties style:font-name="Times New Roman" fo:font-size="10.5pt" style:font-size-asian="10.5pt" style:font-size-complex="10.5pt"/>
    </style:style>
    <style:style style:name="T317" style:parent-style-name="Fonteparág.padrão" style:family="text">
      <style:text-properties style:font-name="Times New Roman" fo:font-size="10.5pt" style:font-size-asian="10.5pt" style:font-size-complex="10.5pt"/>
    </style:style>
    <style:style style:name="T318" style:parent-style-name="Fonteparág.padrão" style:family="text">
      <style:text-properties style:font-name="Times New Roman" fo:font-size="10.5pt" style:font-size-asian="10.5pt" style:font-size-complex="10.5pt"/>
    </style:style>
    <style:style style:name="P319" style:parent-style-name="Textbody" style:family="paragraph">
      <style:paragraph-properties fo:margin-left="0.4909in">
        <style:tab-stops/>
      </style:paragraph-properties>
    </style:style>
    <style:style style:name="T320" style:parent-style-name="Fonteparág.padrão" style:family="text">
      <style:text-properties fo:font-weight="bold" style:font-weight-asian="bold"/>
    </style:style>
    <style:style style:name="T321" style:parent-style-name="Fonteparág.padrão" style:family="text">
      <style:text-properties fo:font-weight="bold" style:font-weight-asian="bold"/>
    </style:style>
    <style:style style:name="T322" style:parent-style-name="Fonteparág.padrão" style:family="text">
      <style:text-properties fo:font-weight="bold" style:font-weight-asian="bold"/>
    </style:style>
    <style:style style:name="T323" style:parent-style-name="Fonteparág.padrão" style:family="text">
      <style:text-properties fo:font-weight="bold" style:font-weight-asian="bold"/>
    </style:style>
    <style:style style:name="P324" style:parent-style-name="Textbody" style:family="paragraph">
      <style:text-properties fo:font-weight="bold" style:font-weight-asian="bold" fo:font-size="12pt" style:font-size-asian="12pt"/>
    </style:style>
    <style:style style:name="P325" style:parent-style-name="Textbody" style:list-style-name="LFO433" style:family="paragraph"/>
    <style:style style:name="P326" style:parent-style-name="Textbody" style:list-style-name="LFO433" style:family="paragraph"/>
    <style:style style:name="P327" style:parent-style-name="Textbody" style:list-style-name="LFO433" style:family="paragraph"/>
    <style:style style:name="P328" style:parent-style-name="Textbody" style:list-style-name="LFO426" style:family="paragraph"/>
    <style:style style:name="P329" style:parent-style-name="Textbody" style:list-style-name="LFO426" style:family="paragraph"/>
    <style:style style:name="P330" style:parent-style-name="Textbody" style:list-style-name="LFO426" style:family="paragraph"/>
    <style:style style:name="P331" style:parent-style-name="Textbody" style:family="paragraph">
      <style:paragraph-properties fo:margin-left="0.4909in">
        <style:tab-stops/>
      </style:paragraph-properties>
    </style:style>
    <style:style style:name="P332" style:parent-style-name="Textbody" style:family="paragraph">
      <style:text-properties fo:font-weight="bold" style:font-weight-asian="bold" fo:font-size="12pt" style:font-size-asian="12pt"/>
    </style:style>
    <style:style style:name="P333" style:parent-style-name="Textbody" style:list-style-name="LFO464" style:family="paragraph">
      <style:paragraph-properties fo:margin-left="0.2958in">
        <style:tab-stops/>
      </style:paragraph-properties>
    </style:style>
    <style:style style:name="P334" style:parent-style-name="Textbody" style:family="paragraph">
      <style:paragraph-properties fo:margin-left="0.2958in">
        <style:tab-stops/>
      </style:paragraph-properties>
    </style:style>
    <style:style style:name="T335" style:parent-style-name="Fonteparág.padrão" style:family="text">
      <style:text-properties fo:font-weight="bold" style:font-weight-asian="bold" fo:font-size="12pt" style:font-size-asian="12pt"/>
    </style:style>
    <style:style style:name="T336" style:parent-style-name="Fonteparág.padrão" style:family="text">
      <style:text-properties fo:font-weight="bold" style:font-weight-asian="bold" fo:font-size="12pt" style:font-size-asian="12pt"/>
    </style:style>
    <style:style style:name="T337" style:parent-style-name="Fonteparág.padrão" style:family="text">
      <style:text-properties fo:font-weight="bold" style:font-weight-asian="bold"/>
    </style:style>
    <style:style style:name="P338" style:parent-style-name="Textbody" style:list-style-name="LFO465" style:family="paragraph"/>
    <style:style style:name="P339" style:parent-style-name="Textbody" style:list-style-name="LFO465" style:family="paragraph"/>
    <style:style style:name="T340" style:parent-style-name="Fonteparág.padrão" style:family="text">
      <style:text-properties style:font-name="Times New Roman" fo:font-size="10.5pt" style:font-size-asian="10.5pt" style:font-size-complex="10.5pt"/>
    </style:style>
    <style:style style:name="P341" style:parent-style-name="Textbody" style:family="paragraph">
      <style:text-properties style:font-name="Times New Roman"/>
    </style:style>
    <style:style style:name="T342" style:parent-style-name="Fonteparág.padrão" style:family="text">
      <style:text-properties fo:font-weight="bold" style:font-weight-asian="bold"/>
    </style:style>
    <style:style style:name="T343" style:parent-style-name="Fonteparág.padrão" style:family="text">
      <style:text-properties fo:font-weight="bold" style:font-weight-asian="bold"/>
    </style:style>
    <style:style style:name="T344" style:parent-style-name="Fonteparág.padrão" style:family="text">
      <style:text-properties fo:font-weight="bold" style:font-weight-asian="bold"/>
    </style:style>
    <style:style style:name="P345" style:parent-style-name="Textbody" style:list-style-name="LFO466" style:family="paragraph"/>
    <style:style style:name="P346" style:parent-style-name="Textbody" style:list-style-name="LFO465" style:family="paragraph"/>
    <style:style style:name="T347" style:parent-style-name="Fonteparág.padrão" style:family="text">
      <style:text-properties style:font-name="Times New Roman" fo:font-size="10.5pt" style:font-size-asian="10.5pt" style:font-size-complex="10.5pt"/>
    </style:style>
    <style:style style:name="P348" style:parent-style-name="Textbody" style:family="paragraph">
      <style:text-properties fo:font-weight="bold" style:font-weight-asian="bold"/>
    </style:style>
    <style:style style:name="T349" style:parent-style-name="Fonteparág.padrão" style:family="text">
      <style:text-properties fo:font-weight="bold" style:font-weight-asian="bold"/>
    </style:style>
    <style:style style:name="T350" style:parent-style-name="Fonteparág.padrão" style:family="text">
      <style:text-properties fo:font-weight="bold" style:font-weight-asian="bold"/>
    </style:style>
    <style:style style:name="T351" style:parent-style-name="Fonteparág.padrão" style:family="text">
      <style:text-properties fo:font-weight="bold" style:font-weight-asian="bold"/>
    </style:style>
    <style:style style:name="P352" style:parent-style-name="Textbody" style:family="paragraph">
      <style:text-properties fo:font-weight="bold" style:font-weight-asian="bold" fo:font-size="12pt" style:font-size-asian="12pt"/>
    </style:style>
    <style:style style:name="P353" style:parent-style-name="Standard" style:list-style-name="LFO435" style:family="paragraph"/>
    <style:style style:name="P354" style:parent-style-name="Standard" style:list-style-name="LFO435" style:family="paragraph"/>
    <style:style style:name="P355" style:parent-style-name="Textbody" style:list-style-name="LFO434" style:family="paragraph"/>
    <style:style style:name="P356" style:parent-style-name="Textbody" style:list-style-name="LFO434" style:family="paragraph"/>
    <style:style style:name="P357" style:parent-style-name="Textbody" style:list-style-name="LFO434" style:family="paragraph"/>
    <style:style style:name="P358" style:parent-style-name="Textbody" style:list-style-name="LFO434" style:family="paragraph"/>
    <style:style style:name="P359" style:parent-style-name="Textbody" style:list-style-name="LFO434" style:family="paragraph"/>
    <style:style style:name="P360" style:parent-style-name="Textbody" style:list-style-name="LFO434" style:family="paragraph"/>
    <style:style style:name="P361" style:parent-style-name="Textbody" style:list-style-name="LFO434" style:family="paragraph"/>
    <style:style style:name="P362" style:parent-style-name="Textbody" style:family="paragraph">
      <style:paragraph-properties fo:margin-left="0.4909in">
        <style:tab-stops/>
      </style:paragraph-properties>
    </style:style>
    <style:style style:name="P363" style:parent-style-name="Textbody" style:family="paragraph">
      <style:text-properties fo:font-weight="bold" style:font-weight-asian="bold" fo:font-size="12pt" style:font-size-asian="12pt"/>
    </style:style>
    <style:style style:name="P364" style:parent-style-name="Textbody" style:list-style-name="LFO436" style:family="paragraph">
      <style:paragraph-properties fo:margin-left="0.2958in">
        <style:tab-stops/>
      </style:paragraph-properties>
    </style:style>
    <style:style style:name="P365" style:parent-style-name="Textbody" style:list-style-name="LFO436" style:family="paragraph">
      <style:paragraph-properties fo:margin-left="0.2958in">
        <style:tab-stops/>
      </style:paragraph-properties>
    </style:style>
    <style:style style:name="P366" style:parent-style-name="Textbody" style:list-style-name="LFO436" style:family="paragraph">
      <style:paragraph-properties fo:margin-left="0.2958in">
        <style:tab-stops/>
      </style:paragraph-properties>
    </style:style>
    <style:style style:name="P367" style:parent-style-name="Textbody" style:list-style-name="LFO436" style:family="paragraph">
      <style:paragraph-properties fo:margin-left="0.2958in">
        <style:tab-stops/>
      </style:paragraph-properties>
    </style:style>
    <style:style style:name="P368" style:parent-style-name="Textbody" style:list-style-name="LFO436" style:family="paragraph">
      <style:paragraph-properties fo:margin-left="0.2958in">
        <style:tab-stops/>
      </style:paragraph-properties>
    </style:style>
    <style:style style:name="P369" style:parent-style-name="Textbody" style:family="paragraph">
      <style:paragraph-properties fo:margin-left="0.2958in">
        <style:tab-stops/>
      </style:paragraph-properties>
    </style:style>
    <style:style style:name="T370" style:parent-style-name="Fonteparág.padrão" style:family="text">
      <style:text-properties fo:font-weight="bold" style:font-weight-asian="bold" fo:font-size="12pt" style:font-size-asian="12pt"/>
    </style:style>
    <style:style style:name="P371" style:parent-style-name="Textbody" style:list-style-name="LFO438" style:family="paragraph">
      <style:paragraph-properties fo:margin-left="0.2958in">
        <style:tab-stops/>
      </style:paragraph-properties>
      <style:text-properties style:font-size-complex="11pt"/>
    </style:style>
    <style:style style:name="P372" style:parent-style-name="Textbody" style:list-style-name="LFO437" style:family="paragraph">
      <style:paragraph-properties fo:margin-left="0.2958in">
        <style:tab-stops/>
      </style:paragraph-properties>
      <style:text-properties style:font-size-complex="11pt"/>
    </style:style>
    <style:style style:name="P373" style:parent-style-name="Textbody" style:list-style-name="LFO437" style:family="paragraph">
      <style:paragraph-properties fo:margin-left="0.2958in">
        <style:tab-stops/>
      </style:paragraph-properties>
      <style:text-properties style:font-size-complex="11pt"/>
    </style:style>
    <style:style style:name="P374" style:parent-style-name="Textbody" style:list-style-name="LFO437" style:family="paragraph">
      <style:paragraph-properties fo:margin-left="0.2958in">
        <style:tab-stops/>
      </style:paragraph-properties>
      <style:text-properties style:font-size-complex="11pt"/>
    </style:style>
    <style:style style:name="P375" style:parent-style-name="Textbody" style:list-style-name="LFO437" style:family="paragraph">
      <style:paragraph-properties fo:margin-left="0.2958in">
        <style:tab-stops/>
      </style:paragraph-properties>
      <style:text-properties style:font-size-complex="11pt"/>
    </style:style>
    <style:style style:name="P376" style:parent-style-name="Textbody" style:family="paragraph">
      <style:text-properties fo:font-size="12pt" style:font-size-asian="12pt"/>
    </style:style>
    <style:style style:name="P377" style:parent-style-name="Textbody" style:family="paragraph">
      <style:text-properties fo:font-weight="bold" style:font-weight-asian="bold" fo:font-size="12pt" style:font-size-asian="12pt"/>
    </style:style>
    <style:style style:name="P378" style:parent-style-name="Textbody" style:family="paragraph">
      <style:paragraph-properties fo:margin-left="0.2958in">
        <style:tab-stops/>
      </style:paragraph-properties>
      <style:text-properties style:font-size-complex="11pt"/>
    </style:style>
    <style:style style:name="P379" style:parent-style-name="Textbody" style:family="paragraph">
      <style:paragraph-properties fo:margin-left="0.2958in">
        <style:tab-stops/>
      </style:paragraph-properties>
      <style:text-properties style:font-size-complex="11pt"/>
    </style:style>
    <style:style style:name="P380" style:parent-style-name="Textbody" style:family="paragraph">
      <style:paragraph-properties fo:margin-left="0.2958in">
        <style:tab-stops/>
      </style:paragraph-properties>
      <style:text-properties style:font-size-complex="11pt"/>
    </style:style>
    <style:style style:name="P381" style:parent-style-name="Textbody" style:family="paragraph">
      <style:paragraph-properties fo:margin-left="0.2958in">
        <style:tab-stops/>
      </style:paragraph-properties>
      <style:text-properties style:font-size-complex="11pt"/>
    </style:style>
    <style:style style:name="P382" style:parent-style-name="Textbody" style:family="paragraph">
      <style:paragraph-properties fo:margin-left="0.2958in">
        <style:tab-stops/>
      </style:paragraph-properties>
      <style:text-properties style:font-size-complex="11pt"/>
    </style:style>
    <style:style style:name="P383" style:parent-style-name="Textbody" style:family="paragraph">
      <style:text-properties fo:font-size="12pt" style:font-size-asian="12pt"/>
    </style:style>
    <style:style style:name="P384" style:parent-style-name="Textbody" style:family="paragraph">
      <style:text-properties fo:font-size="12pt" style:font-size-asian="12pt"/>
    </style:style>
    <style:style style:name="P385" style:parent-style-name="Textbody" style:family="paragraph">
      <style:text-properties fo:font-weight="bold" style:font-weight-asian="bold" fo:font-size="12pt" style:font-size-asian="12pt"/>
    </style:style>
    <style:style style:name="P386" style:parent-style-name="Textbody" style:list-style-name="LFO439" style:family="paragraph">
      <style:paragraph-properties fo:margin-left="0.2958in">
        <style:tab-stops/>
      </style:paragraph-properties>
      <style:text-properties fo:font-size="12pt" style:font-size-asian="12pt"/>
    </style:style>
    <style:style style:name="P387" style:parent-style-name="Textbody" style:list-style-name="LFO439" style:family="paragraph">
      <style:paragraph-properties fo:margin-left="0.2958in">
        <style:tab-stops/>
      </style:paragraph-properties>
    </style:style>
    <style:style style:name="P388" style:parent-style-name="Textbody" style:family="paragraph">
      <style:text-properties fo:font-weight="bold" style:font-weight-asian="bold" fo:font-size="12pt" style:font-size-asian="12pt"/>
    </style:style>
    <style:style style:name="T389" style:parent-style-name="Fonteparág.padrão" style:family="text">
      <style:text-properties fo:font-weight="bold" style:font-weight-asian="bold" fo:font-size="12pt" style:font-size-asian="12pt"/>
    </style:style>
    <style:style style:name="T390" style:parent-style-name="Fonteparág.padrão" style:family="text">
      <style:text-properties fo:font-weight="bold" style:font-weight-asian="bold" fo:font-size="12pt" style:font-size-asian="12pt"/>
    </style:style>
    <style:style style:name="T391" style:parent-style-name="Fonteparág.padrão" style:family="text">
      <style:text-properties fo:font-weight="bold" style:font-weight-asian="bold"/>
    </style:style>
    <style:style style:name="P392" style:parent-style-name="Textbody" style:list-style-name="LFO440" style:family="paragraph"/>
    <style:style style:name="P393" style:parent-style-name="Textbody" style:list-style-name="LFO440" style:family="paragraph"/>
    <style:style style:name="T394" style:parent-style-name="Fonteparág.padrão" style:family="text">
      <style:text-properties fo:font-weight="bold" style:font-weight-asian="bold"/>
    </style:style>
    <style:style style:name="T395" style:parent-style-name="Fonteparág.padrão" style:family="text">
      <style:text-properties fo:font-weight="bold" style:font-weight-asian="bold"/>
    </style:style>
    <style:style style:name="P396" style:parent-style-name="Textbody" style:list-style-name="LFO441" style:family="paragraph"/>
    <style:style style:name="T397" style:parent-style-name="Fonteparág.padrão" style:family="text">
      <style:text-properties fo:font-weight="bold" style:font-weight-asian="bold"/>
    </style:style>
    <style:style style:name="T398" style:parent-style-name="Fonteparág.padrão" style:family="text">
      <style:text-properties fo:font-weight="bold" style:font-weight-asian="bold"/>
    </style:style>
    <style:style style:name="T399" style:parent-style-name="Fonteparág.padrão" style:family="text">
      <style:text-properties fo:font-weight="bold" style:font-weight-asian="bold"/>
    </style:style>
    <style:style style:name="P400" style:parent-style-name="Textbody" style:list-style-name="LFO463" style:family="paragraph"/>
    <style:style style:name="P401" style:parent-style-name="Textbody" style:list-style-name="LFO463" style:family="paragraph"/>
    <style:style style:name="T402" style:parent-style-name="Fonteparág.padrão" style:family="text">
      <style:text-properties style:font-name="Times New Roman" fo:font-size="10.5pt" style:font-size-asian="10.5pt" style:font-size-complex="10.5pt"/>
    </style:style>
    <style:style style:name="T403" style:parent-style-name="Fonteparág.padrão" style:family="text">
      <style:text-properties fo:font-weight="bold" style:font-weight-asian="bold"/>
    </style:style>
    <style:style style:name="T404" style:parent-style-name="Fonteparág.padrão" style:family="text">
      <style:text-properties fo:font-weight="bold" style:font-weight-asian="bold"/>
    </style:style>
    <style:style style:name="P405" style:parent-style-name="Textbody" style:list-style-name="LFO446" style:family="paragraph"/>
    <style:style style:name="P406" style:parent-style-name="Textbody" style:list-style-name="LFO446" style:family="paragraph"/>
    <style:style style:name="T407" style:parent-style-name="Fonteparág.padrão" style:family="text">
      <style:text-properties style:font-name="Times New Roman" fo:font-size="10.5pt" style:font-size-asian="10.5pt" style:font-size-complex="10.5pt"/>
    </style:style>
    <style:style style:name="T408" style:parent-style-name="Fonteparág.padrão" style:family="text">
      <style:text-properties style:font-name="Times New Roman" style:font-weight-complex="bold" fo:font-size="10.5pt" style:font-size-asian="10.5pt" style:font-size-complex="10.5pt"/>
    </style:style>
    <style:style style:name="T409" style:parent-style-name="Fonteparág.padrão" style:family="text">
      <style:text-properties style:font-name="Times New Roman" fo:font-size="10.5pt" style:font-size-asian="10.5pt" style:font-size-complex="10.5pt"/>
    </style:style>
    <style:style style:name="P410" style:parent-style-name="Textbody" style:family="paragraph">
      <style:paragraph-properties fo:margin-left="0.4909in">
        <style:tab-stops/>
      </style:paragraph-properties>
    </style:style>
    <style:style style:name="P411" style:parent-style-name="HorizontalLine" style:family="paragraph">
      <style:text-properties style:font-name="Verdana" style:font-weight-complex="bold" fo:font-size="10.5pt" style:font-size-asian="10.5pt" style:font-size-complex="10.5pt"/>
    </style:style>
    <style:style style:name="P412" style:parent-style-name="Standard" style:family="paragraph">
      <style:text-properties style:font-name="Nimbus Roman No9 L" fo:font-weight="bold" style:font-weight-asian="bold" style:font-weight-complex="bold" style:font-size-complex="11pt"/>
    </style:style>
    <style:style style:name="T413" style:parent-style-name="Fonteparág.padrão" style:family="text">
      <style:text-properties style:font-name="Nimbus Roman No9 L" fo:font-weight="bold" style:font-weight-asian="bold" style:font-weight-complex="bold" style:font-size-complex="11pt"/>
    </style:style>
    <style:style style:name="T414" style:parent-style-name="Fonteparág.padrão" style:family="text">
      <style:text-properties style:font-name="Nimbus Roman No9 L" style:font-weight-complex="bold" style:font-size-complex="11pt"/>
    </style:style>
    <style:style style:name="T415" style:parent-style-name="Fonteparág.padrão" style:family="text">
      <style:text-properties style:font-name="Nimbus Roman No9 L" style:font-weight-complex="bold" style:font-size-complex="11pt"/>
    </style:style>
    <style:style style:name="T416" style:parent-style-name="Fonteparág.padrão" style:family="text">
      <style:text-properties style:font-name="Nimbus Roman No9 L" fo:font-weight="bold" style:font-weight-asian="bold" style:font-weight-complex="bold" style:font-size-complex="11pt"/>
    </style:style>
    <style:style style:name="T417" style:parent-style-name="Fonteparág.padrão" style:family="text">
      <style:text-properties style:font-name="Nimbus Roman No9 L" style:font-weight-complex="bold" style:font-size-complex="11pt"/>
    </style:style>
    <style:style style:name="T418" style:parent-style-name="Fonteparág.padrão" style:family="text">
      <style:text-properties style:font-name="Nimbus Roman No9 L" fo:font-weight="bold" style:font-weight-asian="bold" style:font-weight-complex="bold" style:font-size-complex="11pt"/>
    </style:style>
    <style:style style:name="T419" style:parent-style-name="Fonteparág.padrão" style:family="text">
      <style:text-properties style:font-name="Nimbus Roman No9 L" style:font-size-complex="11pt"/>
    </style:style>
    <style:style style:name="T420" style:parent-style-name="Fonteparág.padrão" style:family="text">
      <style:text-properties style:font-name="Nimbus Roman No9 L" style:font-size-complex="11pt"/>
    </style:style>
    <style:style style:name="T421" style:parent-style-name="Fonteparág.padrão" style:family="text">
      <style:text-properties style:font-name="Nimbus Roman No9 L" style:font-size-complex="11pt"/>
    </style:style>
    <style:style style:name="T422" style:parent-style-name="Fonteparág.padrão" style:family="text">
      <style:text-properties style:font-name="Nimbus Roman No9 L" fo:font-weight="bold" style:font-weight-asian="bold" style:font-weight-complex="bold" style:font-size-complex="11pt"/>
    </style:style>
    <style:style style:name="T423" style:parent-style-name="Fonteparág.padrão" style:family="text">
      <style:text-properties style:font-name="Nimbus Roman No9 L" style:font-size-complex="11pt"/>
    </style:style>
    <style:style style:name="P424" style:parent-style-name="Standard" style:family="paragraph">
      <style:text-properties style:font-name="Nimbus Roman No9 L" fo:font-weight="bold" style:font-weight-asian="bold" style:font-weight-complex="bold" style:font-size-complex="11pt"/>
    </style:style>
    <style:style style:name="P425" style:parent-style-name="Standard" style:list-style-name="LFO443" style:family="paragraph">
      <style:paragraph-properties fo:margin-left="0.3937in">
        <style:tab-stops/>
      </style:paragraph-properties>
      <style:text-properties style:font-name="Nimbus Roman No9 L" style:font-size-complex="11pt"/>
    </style:style>
    <style:style style:name="P426" style:parent-style-name="Standard" style:list-style-name="LFO443" style:family="paragraph">
      <style:paragraph-properties fo:margin-left="0.3937in">
        <style:tab-stops/>
      </style:paragraph-properties>
      <style:text-properties style:font-name="Nimbus Roman No9 L" style:font-size-complex="11pt"/>
    </style:style>
    <style:style style:name="P427" style:parent-style-name="Standard" style:list-style-name="LFO442" style:family="paragraph">
      <style:paragraph-properties fo:margin-left="0.3937in">
        <style:tab-stops/>
      </style:paragraph-properties>
      <style:text-properties style:font-name="Nimbus Roman No9 L" style:font-size-complex="11pt"/>
    </style:style>
    <style:style style:name="P428" style:parent-style-name="Standard" style:list-style-name="LFO442" style:family="paragraph">
      <style:paragraph-properties fo:margin-left="0.3937in">
        <style:tab-stops/>
      </style:paragraph-properties>
      <style:text-properties style:font-name="Nimbus Roman No9 L" style:font-size-complex="11pt"/>
    </style:style>
    <style:style style:name="P429" style:parent-style-name="Standard" style:list-style-name="LFO442" style:family="paragraph">
      <style:paragraph-properties fo:margin-left="0.3937in">
        <style:tab-stops/>
      </style:paragraph-properties>
      <style:text-properties style:font-name="Nimbus Roman No9 L" style:font-size-complex="11pt"/>
    </style:style>
    <style:style style:name="P430" style:parent-style-name="Standard" style:family="paragraph">
      <style:text-properties style:font-name="Nimbus Roman No9 L" fo:font-weight="bold" style:font-weight-asian="bold" style:font-weight-complex="bold" style:font-size-complex="11pt"/>
    </style:style>
    <style:style style:name="P431" style:parent-style-name="Standard" style:family="paragraph">
      <style:text-properties style:font-name="Nimbus Roman No9 L" fo:font-weight="bold" style:font-weight-asian="bold" style:font-weight-complex="bold" style:font-size-complex="11pt"/>
    </style:style>
    <style:style style:name="T432" style:parent-style-name="Fonteparág.padrão" style:family="text">
      <style:text-properties fo:font-weight="bold" style:font-weight-asian="bold"/>
    </style:style>
    <style:style style:name="T433" style:parent-style-name="Fonteparág.padrão" style:family="text">
      <style:text-properties fo:font-weight="bold" style:font-weight-asian="bold"/>
    </style:style>
    <style:style style:name="P434" style:parent-style-name="Textbody" style:list-style-name="LFO445" style:family="paragraph"/>
    <style:style style:name="P435" style:parent-style-name="Textbody" style:list-style-name="LFO444" style:family="paragraph"/>
    <style:style style:name="T436" style:parent-style-name="Fonteparág.padrão" style:family="text">
      <style:text-properties style:font-name="Times New Roman" fo:font-size="10.5pt" style:font-size-asian="10.5pt" style:font-size-complex="10.5pt"/>
    </style:style>
    <style:style style:name="T437" style:parent-style-name="Fonteparág.padrão" style:family="text">
      <style:text-properties style:font-name="Times New Roman" style:font-weight-complex="bold" fo:font-size="10.5pt" style:font-size-asian="10.5pt" style:font-size-complex="10.5pt"/>
    </style:style>
    <style:style style:name="T438" style:parent-style-name="Fonteparág.padrão" style:family="text">
      <style:text-properties style:font-name="Times New Roman" fo:font-size="10.5pt" style:font-size-asian="10.5pt" style:font-size-complex="10.5pt"/>
    </style:style>
    <style:style style:name="P439" style:parent-style-name="Textbody" style:family="paragraph">
      <style:paragraph-properties fo:margin-left="0.4909in">
        <style:tab-stops/>
      </style:paragraph-properties>
      <style:text-properties style:font-name="Times New Roman" style:font-weight-complex="bold" fo:font-size="10.5pt" style:font-size-asian="10.5pt" style:font-size-complex="10.5pt"/>
    </style:style>
    <style:style style:name="T440" style:parent-style-name="Fonteparág.padrão" style:family="text">
      <style:text-properties fo:font-weight="bold" style:font-weight-asian="bold"/>
    </style:style>
    <style:style style:name="T441" style:parent-style-name="Fonteparág.padrão" style:family="text">
      <style:text-properties fo:font-weight="bold" style:font-weight-asian="bold"/>
    </style:style>
    <style:style style:name="P442" style:parent-style-name="Textbody" style:list-style-name="LFO446" style:family="paragraph"/>
    <style:style style:name="P443" style:parent-style-name="Textbody" style:list-style-name="LFO446" style:family="paragraph"/>
    <style:style style:name="T444" style:parent-style-name="Fonteparág.padrão" style:family="text">
      <style:text-properties style:font-name="Times New Roman" fo:font-size="10.5pt" style:font-size-asian="10.5pt" style:font-size-complex="10.5pt"/>
    </style:style>
    <style:style style:name="T445" style:parent-style-name="Fonteparág.padrão" style:family="text">
      <style:text-properties style:font-name="Times New Roman" style:font-weight-complex="bold" fo:font-size="10.5pt" style:font-size-asian="10.5pt" style:font-size-complex="10.5pt"/>
    </style:style>
    <style:style style:name="T446" style:parent-style-name="Fonteparág.padrão" style:family="text">
      <style:text-properties style:font-name="Times New Roman" fo:font-size="10.5pt" style:font-size-asian="10.5pt" style:font-size-complex="10.5pt"/>
    </style:style>
    <style:style style:name="P447" style:parent-style-name="Textbody" style:family="paragraph">
      <style:text-properties style:font-name="Times New Roman" style:font-weight-complex="bold" fo:font-size="10.5pt" style:font-size-asian="10.5pt" style:font-size-complex="10.5pt"/>
    </style:style>
    <style:style style:name="P448" style:parent-style-name="HorizontalLine" style:family="paragraph">
      <style:text-properties style:font-name="Verdana" style:font-weight-complex="bold" fo:font-size="10.5pt" style:font-size-asian="10.5pt" style:font-size-complex="10.5pt"/>
    </style:style>
    <style:style style:name="P449" style:parent-style-name="Standard" style:family="paragraph">
      <style:text-properties fo:font-weight="bold" style:font-weight-asian="bold" style:font-weight-complex="bold"/>
    </style:style>
    <style:style style:name="T450" style:parent-style-name="Fonteparág.padrão" style:family="text">
      <style:text-properties fo:font-weight="bold" style:font-weight-asian="bold" style:font-weight-complex="bold"/>
    </style:style>
    <style:style style:name="T451" style:parent-style-name="Fonteparág.padrão" style:family="text">
      <style:text-properties style:font-weight-complex="bold"/>
    </style:style>
    <style:style style:name="T452" style:parent-style-name="Fonteparág.padrão" style:family="text">
      <style:text-properties fo:font-weight="bold" style:font-weight-asian="bold" style:font-weight-complex="bold"/>
    </style:style>
    <style:style style:name="T453" style:parent-style-name="Fonteparág.padrão" style:family="text">
      <style:text-properties fo:font-weight="bold" style:font-weight-asian="bold" style:font-weight-complex="bold"/>
    </style:style>
    <style:style style:name="P454" style:parent-style-name="Standard" style:family="paragraph">
      <style:text-properties fo:font-weight="bold" style:font-weight-asian="bold" style:font-weight-complex="bold"/>
    </style:style>
    <style:style style:name="P455" style:parent-style-name="Standard" style:list-style-name="LFO447" style:family="paragraph">
      <style:paragraph-properties fo:margin-left="0.3937in">
        <style:tab-stops>
          <style:tab-stop style:type="left" style:position="0.5909in"/>
        </style:tab-stops>
      </style:paragraph-properties>
    </style:style>
    <style:style style:name="P456" style:parent-style-name="Standard" style:list-style-name="LFO447" style:family="paragraph">
      <style:paragraph-properties fo:margin-left="0.3937in">
        <style:tab-stops>
          <style:tab-stop style:type="left" style:position="0.5909in"/>
        </style:tab-stops>
      </style:paragraph-properties>
    </style:style>
    <style:style style:name="P457" style:parent-style-name="Standard" style:list-style-name="LFO447" style:family="paragraph">
      <style:paragraph-properties fo:margin-left="0.3937in">
        <style:tab-stops>
          <style:tab-stop style:type="left" style:position="0.5909in"/>
        </style:tab-stops>
      </style:paragraph-properties>
    </style:style>
    <style:style style:name="P458" style:parent-style-name="Standard" style:list-style-name="LFO447" style:family="paragraph">
      <style:paragraph-properties fo:margin-left="0.3937in">
        <style:tab-stops>
          <style:tab-stop style:type="left" style:position="0.5909in"/>
        </style:tab-stops>
      </style:paragraph-properties>
    </style:style>
    <style:style style:name="P459" style:parent-style-name="Standard" style:list-style-name="LFO447" style:family="paragraph">
      <style:paragraph-properties fo:margin-left="0.3937in">
        <style:tab-stops>
          <style:tab-stop style:type="left" style:position="0.5909in"/>
        </style:tab-stops>
      </style:paragraph-properties>
    </style:style>
    <style:style style:name="P460" style:parent-style-name="Standard" style:list-style-name="LFO447" style:family="paragraph">
      <style:paragraph-properties fo:margin-left="0.3937in">
        <style:tab-stops>
          <style:tab-stop style:type="left" style:position="0.5909in"/>
        </style:tab-stops>
      </style:paragraph-properties>
    </style:style>
    <style:style style:name="P461" style:parent-style-name="Standard" style:family="paragraph">
      <style:text-properties fo:font-weight="bold" style:font-weight-asian="bold" style:font-weight-complex="bold"/>
    </style:style>
    <style:style style:name="P462" style:parent-style-name="Standard" style:family="paragraph">
      <style:text-properties fo:font-weight="bold" style:font-weight-asian="bold" style:font-weight-complex="bold"/>
    </style:style>
    <style:style style:name="P463" style:parent-style-name="Standard" style:list-style-name="LFO448" style:family="paragraph"/>
    <style:style style:name="P464" style:parent-style-name="Standard" style:list-style-name="LFO448" style:family="paragraph"/>
    <style:style style:name="P465" style:parent-style-name="Standard" style:list-style-name="LFO448" style:family="paragraph"/>
    <style:style style:name="P466" style:parent-style-name="Standard" style:list-style-name="LFO448" style:family="paragraph"/>
    <style:style style:name="P467" style:parent-style-name="Standard" style:list-style-name="LFO448" style:family="paragraph"/>
    <style:style style:name="P468" style:parent-style-name="Standard" style:list-style-name="LFO448" style:family="paragraph"/>
    <style:style style:name="P469" style:parent-style-name="Standard" style:family="paragraph">
      <style:text-properties fo:font-weight="bold" style:font-weight-asian="bold" style:font-weight-complex="bold"/>
    </style:style>
    <style:style style:name="P470" style:parent-style-name="Standard" style:list-style-name="LFO449" style:family="paragraph"/>
    <style:style style:name="P471" style:parent-style-name="Standard" style:list-style-name="LFO449" style:family="paragraph"/>
    <style:style style:name="P472" style:parent-style-name="Standard" style:list-style-name="LFO449" style:family="paragraph"/>
    <style:style style:name="P473" style:parent-style-name="Standard" style:list-style-name="LFO449" style:family="paragraph"/>
    <style:style style:name="P474" style:parent-style-name="Standard" style:list-style-name="LFO449" style:family="paragraph">
      <style:paragraph-properties fo:margin-top="0in" fo:margin-bottom="0.0833in"/>
      <style:text-properties style:font-name="Nimbus Roman No9 L" style:font-style-complex="italic" style:font-size-complex="11pt"/>
    </style:style>
    <style:style style:name="P475" style:parent-style-name="Standard" style:family="paragraph">
      <style:text-properties fo:font-weight="bold" style:font-weight-asian="bold" style:font-weight-complex="bold"/>
    </style:style>
    <style:style style:name="P476" style:parent-style-name="Textbody" style:family="paragraph">
      <style:text-properties fo:font-weight="bold" style:font-weight-asian="bold" fo:font-size="12pt" style:font-size-asian="12pt"/>
    </style:style>
    <style:style style:name="P477" style:parent-style-name="Textbody" style:list-style-name="LFO450" style:family="paragraph">
      <style:paragraph-properties fo:margin-left="0.2958in">
        <style:tab-stops/>
      </style:paragraph-properties>
      <style:text-properties fo:font-size="12pt" style:font-size-asian="12pt"/>
    </style:style>
    <style:style style:name="P478" style:parent-style-name="Textbody" style:list-style-name="LFO450" style:family="paragraph">
      <style:paragraph-properties fo:margin-left="0.2958in">
        <style:tab-stops/>
      </style:paragraph-properties>
    </style:style>
    <style:style style:name="P479" style:parent-style-name="Standard" style:family="paragraph">
      <style:paragraph-properties fo:margin-top="0in" fo:margin-bottom="0.0833in"/>
      <style:text-properties style:font-name="Nimbus Roman No9 L" style:font-style-complex="italic" style:font-size-complex="11pt"/>
    </style:style>
    <style:style style:name="P480" style:parent-style-name="Standard" style:family="paragraph">
      <style:text-properties fo:font-weight="bold" style:font-weight-asian="bold" style:font-weight-complex="bold"/>
    </style:style>
    <style:style style:name="T481" style:parent-style-name="Fonteparág.padrão" style:family="text">
      <style:text-properties fo:font-weight="bold" style:font-weight-asian="bold"/>
    </style:style>
    <style:style style:name="T482" style:parent-style-name="Fonteparág.padrão" style:family="text">
      <style:text-properties fo:font-weight="bold" style:font-weight-asian="bold"/>
    </style:style>
    <style:style style:name="P483" style:parent-style-name="Textbody" style:list-style-name="LFO451" style:family="paragraph"/>
    <style:style style:name="P484" style:parent-style-name="Textbody" style:list-style-name="LFO444" style:family="paragraph"/>
    <style:style style:name="T485" style:parent-style-name="Fonteparág.padrão" style:family="text">
      <style:text-properties style:font-name="Times New Roman" fo:font-size="10.5pt" style:font-size-asian="10.5pt" style:font-size-complex="10.5pt"/>
    </style:style>
    <style:style style:name="T486" style:parent-style-name="Fonteparág.padrão" style:family="text">
      <style:text-properties style:font-name="Times New Roman" style:font-weight-complex="bold" fo:font-size="10.5pt" style:font-size-asian="10.5pt" style:font-size-complex="10.5pt"/>
    </style:style>
    <style:style style:name="T487" style:parent-style-name="Fonteparág.padrão" style:family="text">
      <style:text-properties style:font-name="Times New Roman" fo:font-size="10.5pt" style:font-size-asian="10.5pt" style:font-size-complex="10.5pt"/>
    </style:style>
    <style:style style:name="T488" style:parent-style-name="Fonteparág.padrão" style:family="text">
      <style:text-properties fo:font-weight="bold" style:font-weight-asian="bold"/>
    </style:style>
    <style:style style:name="T489" style:parent-style-name="Fonteparág.padrão" style:family="text">
      <style:text-properties fo:font-weight="bold" style:font-weight-asian="bold"/>
    </style:style>
    <style:style style:name="P490" style:parent-style-name="Textbody" style:list-style-name="LFO452" style:family="paragraph"/>
    <style:style style:name="P491" style:parent-style-name="Textbody" style:list-style-name="LFO452" style:family="paragraph"/>
    <style:style style:name="T492" style:parent-style-name="Fonteparág.padrão" style:family="text">
      <style:text-properties style:font-name="Times New Roman" fo:font-size="10.5pt" style:font-size-asian="10.5pt" style:font-size-complex="10.5pt"/>
    </style:style>
    <style:style style:name="T493" style:parent-style-name="Fonteparág.padrão" style:family="text">
      <style:text-properties style:font-name="Times New Roman" style:font-weight-complex="bold" fo:font-size="10.5pt" style:font-size-asian="10.5pt" style:font-size-complex="10.5pt"/>
    </style:style>
    <style:style style:name="T494" style:parent-style-name="Fonteparág.padrão" style:family="text">
      <style:text-properties style:font-name="Times New Roman" fo:font-size="10.5pt" style:font-size-asian="10.5pt" style:font-size-complex="10.5pt"/>
    </style:style>
    <style:style style:name="P495" style:parent-style-name="HorizontalLine" style:family="paragraph">
      <style:text-properties style:font-name="Verdana" style:font-weight-complex="bold" fo:font-size="10.5pt" style:font-size-asian="10.5pt" style:font-size-complex="10.5pt"/>
    </style:style>
    <style:style style:name="P496" style:parent-style-name="Standard" style:family="paragraph">
      <style:text-properties style:font-name="Nimbus Roman No9 L" fo:font-weight="bold" style:font-weight-asian="bold" style:font-weight-complex="bold" style:font-size-complex="11pt"/>
    </style:style>
    <style:style style:name="T497" style:parent-style-name="Fonteparág.padrão" style:family="text">
      <style:text-properties style:font-name="Nimbus Roman No9 L" fo:font-weight="bold" style:font-weight-asian="bold" style:font-weight-complex="bold" style:font-size-complex="11pt"/>
    </style:style>
    <style:style style:name="T498" style:parent-style-name="Fonteparág.padrão" style:family="text">
      <style:text-properties style:font-name="Nimbus Roman No9 L" fo:font-weight="bold" style:font-weight-asian="bold" style:font-weight-complex="bold" style:font-size-complex="11pt"/>
    </style:style>
    <style:style style:name="T499" style:parent-style-name="Fonteparág.padrão" style:family="text">
      <style:text-properties style:font-name="Nimbus Roman No9 L" style:font-weight-complex="bold" style:font-size-complex="11pt"/>
    </style:style>
    <style:style style:name="T500" style:parent-style-name="Fonteparág.padrão" style:family="text">
      <style:text-properties style:font-name="Nimbus Roman No9 L" fo:font-weight="bold" style:font-weight-asian="bold" style:font-weight-complex="bold" style:font-size-complex="11pt"/>
    </style:style>
    <style:style style:name="T501" style:parent-style-name="Fonteparág.padrão" style:family="text">
      <style:text-properties style:font-name="Nimbus Roman No9 L" style:font-size-complex="11pt"/>
    </style:style>
    <style:style style:name="T502" style:parent-style-name="Fonteparág.padrão" style:family="text">
      <style:text-properties style:font-name="Nimbus Roman No9 L" fo:font-weight="bold" style:font-weight-asian="bold" style:font-weight-complex="bold" style:font-size-complex="11pt"/>
    </style:style>
    <style:style style:name="T503" style:parent-style-name="Fonteparág.padrão" style:family="text">
      <style:text-properties style:font-name="Nimbus Roman No9 L" style:font-size-complex="11pt"/>
    </style:style>
    <style:style style:name="P504" style:parent-style-name="Standard" style:family="paragraph">
      <style:text-properties style:font-name="Nimbus Roman No9 L" fo:font-weight="bold" style:font-weight-asian="bold" style:font-weight-complex="bold" style:font-size-complex="11pt"/>
    </style:style>
    <style:style style:name="P505" style:parent-style-name="Standard" style:list-style-name="LFO453" style:family="paragraph">
      <style:text-properties style:font-name="Nimbus Roman No9 L" style:font-size-complex="11pt"/>
    </style:style>
    <style:style style:name="P506" style:parent-style-name="Standard" style:list-style-name="LFO453" style:family="paragraph">
      <style:text-properties style:font-name="Nimbus Roman No9 L" style:font-size-complex="11pt"/>
    </style:style>
    <style:style style:name="P507" style:parent-style-name="Standard" style:list-style-name="LFO453" style:family="paragraph">
      <style:text-properties style:font-name="Nimbus Roman No9 L" style:font-size-complex="11pt"/>
    </style:style>
    <style:style style:name="P508" style:parent-style-name="Standard" style:list-style-name="LFO453" style:family="paragraph">
      <style:text-properties style:font-name="Nimbus Roman No9 L" style:font-size-complex="11pt"/>
    </style:style>
    <style:style style:name="P509" style:parent-style-name="Standard" style:list-style-name="LFO453" style:family="paragraph">
      <style:text-properties style:font-name="Nimbus Roman No9 L" style:font-size-complex="11pt"/>
    </style:style>
    <style:style style:name="P510" style:parent-style-name="Standard" style:family="paragraph">
      <style:text-properties style:font-name="Nimbus Roman No9 L" style:font-weight-complex="bold" fo:font-size="10.5pt" style:font-size-asian="10.5pt" style:font-size-complex="10.5pt"/>
    </style:style>
    <style:style style:name="P511" style:parent-style-name="Standard" style:list-style-name="LFO455" style:family="paragraph">
      <style:text-properties style:font-name="Nimbus Roman No9 L" style:font-weight-complex="bold" fo:font-size="10.5pt" style:font-size-asian="10.5pt" style:font-size-complex="10.5pt"/>
    </style:style>
    <style:style style:name="P512" style:parent-style-name="Standard" style:list-style-name="LFO454" style:family="paragraph">
      <style:text-properties style:font-name="Nimbus Roman No9 L" style:font-weight-complex="bold" fo:font-size="10.5pt" style:font-size-asian="10.5pt" style:font-size-complex="10.5pt"/>
    </style:style>
    <style:style style:name="P513" style:parent-style-name="Standard" style:family="paragraph">
      <style:text-properties style:font-name="Nimbus Roman No9 L" fo:font-weight="bold" style:font-weight-asian="bold" style:font-weight-complex="bold" style:font-size-complex="11pt"/>
    </style:style>
    <style:style style:name="P514" style:parent-style-name="Standard" style:family="paragraph">
      <style:text-properties style:font-name="Times New Roman" fo:font-size="10.5pt" style:font-size-asian="10.5pt" style:font-size-complex="10.5pt"/>
    </style:style>
    <style:style style:name="P515" style:parent-style-name="Standard" style:list-style-name="LFO456" style:family="paragraph">
      <style:text-properties style:font-name="Times New Roman" fo:font-size="10.5pt" style:font-size-asian="10.5pt" style:font-size-complex="10.5pt"/>
    </style:style>
    <style:style style:name="P516" style:parent-style-name="Standard" style:list-style-name="LFO456" style:family="paragraph">
      <style:text-properties style:font-name="Times New Roman" fo:font-size="10.5pt" style:font-size-asian="10.5pt" style:font-size-complex="10.5pt"/>
    </style:style>
    <style:style style:name="P517" style:parent-style-name="Standard" style:family="paragraph">
      <style:text-properties style:font-name="Times New Roman" fo:font-size="10.5pt" style:font-size-asian="10.5pt" style:font-size-complex="10.5pt"/>
    </style:style>
    <style:style style:name="P518" style:parent-style-name="Standard" style:list-style-name="LFO457" style:family="paragraph">
      <style:text-properties style:font-name="Times New Roman" fo:font-size="10.5pt" style:font-size-asian="10.5pt" style:font-size-complex="10.5pt"/>
    </style:style>
    <style:style style:name="P519" style:parent-style-name="Standard" style:list-style-name="LFO456" style:family="paragraph">
      <style:text-properties style:font-name="Times New Roman" fo:font-size="10.5pt" style:font-size-asian="10.5pt" style:font-size-complex="10.5pt"/>
    </style:style>
    <style:style style:name="P520" style:parent-style-name="Textbody" style:list-style-name="LFO452" style:family="paragraph"/>
    <style:style style:name="P521" style:parent-style-name="Textbody" style:list-style-name="LFO452" style:family="paragraph"/>
    <style:style style:name="T522" style:parent-style-name="Fonteparág.padrão" style:family="text">
      <style:text-properties style:font-name="Times New Roman" fo:font-size="10.5pt" style:font-size-asian="10.5pt" style:font-size-complex="10.5pt"/>
    </style:style>
    <style:style style:name="T523" style:parent-style-name="Fonteparág.padrão" style:family="text">
      <style:text-properties style:font-name="Times New Roman" fo:font-weight="bold" style:font-weight-asian="bold" style:font-weight-complex="bold" fo:font-size="10.5pt" style:font-size-asian="10.5pt" style:font-size-complex="10.5pt"/>
    </style:style>
    <style:style style:name="T524" style:parent-style-name="Fonteparág.padrão" style:family="text">
      <style:text-properties style:font-name="Times New Roman" fo:font-size="10.5pt" style:font-size-asian="10.5pt" style:font-size-complex="10.5pt"/>
    </style:style>
    <style:style style:name="P525" style:parent-style-name="Textbody" style:family="paragraph">
      <style:text-properties fo:font-weight="bold" style:font-weight-asian="bold"/>
    </style:style>
    <style:style style:name="T526" style:parent-style-name="Fonteparág.padrão" style:family="text">
      <style:text-properties fo:font-weight="bold" style:font-weight-asian="bold"/>
    </style:style>
    <style:style style:name="T527" style:parent-style-name="Fonteparág.padrão" style:family="text">
      <style:text-properties fo:font-weight="bold" style:font-weight-asian="bold"/>
    </style:style>
    <style:style style:name="T528" style:parent-style-name="Fonteparág.padrão" style:family="text">
      <style:text-properties fo:font-weight="bold" style:font-weight-asian="bold"/>
    </style:style>
    <style:style style:name="P529" style:parent-style-name="Textbody" style:family="paragraph">
      <style:text-properties fo:font-weight="bold" style:font-weight-asian="bold" fo:font-size="12pt" style:font-size-asian="12pt"/>
    </style:style>
    <style:style style:name="P530" style:parent-style-name="Textbody" style:family="paragraph">
      <style:paragraph-properties fo:margin-left="0.2958in">
        <style:tab-stops/>
      </style:paragraph-properties>
    </style:style>
    <style:style style:name="P531" style:parent-style-name="Textbody" style:family="paragraph">
      <style:paragraph-properties fo:margin-left="0.2958in">
        <style:tab-stops/>
      </style:paragraph-properties>
    </style:style>
    <style:style style:name="P532" style:parent-style-name="Textbody" style:family="paragraph">
      <style:text-properties fo:font-weight="bold" style:font-weight-asian="bold"/>
    </style:style>
    <style:style style:name="T533" style:parent-style-name="Fonteparág.padrão" style:family="text">
      <style:text-properties fo:font-weight="bold" style:font-weight-asian="bold"/>
    </style:style>
    <style:style style:name="T534" style:parent-style-name="Fonteparág.padrão" style:family="text">
      <style:text-properties fo:font-weight="bold" style:font-weight-asian="bold"/>
    </style:style>
    <style:style style:name="T535" style:parent-style-name="Fonteparág.padrão" style:family="text">
      <style:text-properties fo:font-weight="bold" style:font-weight-asian="bold"/>
    </style:style>
    <style:style style:name="P536" style:parent-style-name="Textbody" style:family="paragraph">
      <style:text-properties fo:font-weight="bold" style:font-weight-asian="bold" fo:font-size="12pt" style:font-size-asian="12pt"/>
    </style:style>
    <style:style style:name="P537" style:parent-style-name="Textbody" style:family="paragraph">
      <style:paragraph-properties fo:margin-left="0.2958in">
        <style:tab-stops/>
      </style:paragraph-properties>
    </style:style>
    <style:style style:name="P538" style:parent-style-name="Textbody" style:family="paragraph">
      <style:paragraph-properties fo:margin-left="0.2958in">
        <style:tab-stops/>
      </style:paragraph-properties>
    </style:style>
    <style:style style:name="P539" style:parent-style-name="Textbody" style:family="paragraph">
      <style:paragraph-properties fo:margin-left="0.2958in">
        <style:tab-stops/>
      </style:paragraph-properties>
    </style:style>
    <style:style style:name="P540" style:parent-style-name="Textbody" style:family="paragraph">
      <style:paragraph-properties fo:margin-left="0.2958in">
        <style:tab-stops/>
      </style:paragraph-properties>
    </style:style>
    <style:style style:name="P541" style:parent-style-name="Textbody" style:family="paragraph">
      <style:paragraph-properties fo:margin-left="0.2958in">
        <style:tab-stops/>
      </style:paragraph-properties>
    </style:style>
    <style:style style:name="P542" style:parent-style-name="Textbody" style:family="paragraph">
      <style:paragraph-properties fo:margin-left="0.4909in">
        <style:tab-stops/>
      </style:paragraph-properties>
    </style:style>
    <style:style style:name="P543" style:parent-style-name="Textbody" style:family="paragraph">
      <style:text-properties fo:font-weight="bold" style:font-weight-asian="bold" fo:font-size="12pt" style:font-size-asian="12pt"/>
    </style:style>
    <style:style style:name="P544" style:parent-style-name="Textbody" style:list-style-name="LFO458" style:family="paragraph">
      <style:paragraph-properties fo:margin-left="0.2958in">
        <style:tab-stops/>
      </style:paragraph-properties>
    </style:style>
    <style:style style:name="P545" style:parent-style-name="Textbody" style:list-style-name="LFO458" style:family="paragraph">
      <style:paragraph-properties fo:margin-left="0.2958in">
        <style:tab-stops/>
      </style:paragraph-properties>
    </style:style>
    <style:style style:name="T546" style:parent-style-name="Fonteparág.padrão" style:family="text">
      <style:text-properties fo:font-weight="bold" style:font-weight-asian="bold" fo:font-size="12pt" style:font-size-asian="12pt"/>
    </style:style>
    <style:style style:name="P547" style:parent-style-name="Textbody" style:list-style-name="LFO459" style:family="paragraph">
      <style:paragraph-properties fo:margin-left="0.2958in">
        <style:tab-stops/>
      </style:paragraph-properties>
      <style:text-properties fo:font-size="12pt" style:font-size-asian="12pt"/>
    </style:style>
    <style:style style:name="P548" style:parent-style-name="Textbody" style:list-style-name="LFO459" style:family="paragraph">
      <style:paragraph-properties fo:margin-left="0.2958in">
        <style:tab-stops/>
      </style:paragraph-properties>
      <style:text-properties fo:font-size="12pt" style:font-size-asian="12pt"/>
    </style:style>
    <style:style style:name="P549" style:parent-style-name="Textbody" style:family="paragraph">
      <style:text-properties fo:font-size="12pt" style:font-size-asian="12pt"/>
    </style:style>
    <style:style style:name="P550" style:parent-style-name="Textbody" style:family="paragraph">
      <style:text-properties fo:font-weight="bold" style:font-weight-asian="bold" fo:font-size="12pt" style:font-size-asian="12pt"/>
    </style:style>
    <style:style style:name="P551" style:parent-style-name="Textbody" style:list-style-name="LFO460" style:family="paragraph">
      <style:paragraph-properties fo:margin-left="0.2958in">
        <style:tab-stops/>
      </style:paragraph-properties>
      <style:text-properties fo:font-size="12pt" style:font-size-asian="12pt"/>
    </style:style>
    <style:style style:name="P552" style:parent-style-name="Textbody" style:list-style-name="LFO460" style:family="paragraph">
      <style:paragraph-properties fo:margin-left="0.2958in">
        <style:tab-stops/>
      </style:paragraph-properties>
      <style:text-properties fo:font-size="12pt" style:font-size-asian="12pt"/>
    </style:style>
    <style:style style:name="P553" style:parent-style-name="Textbody" style:family="paragraph">
      <style:text-properties fo:font-weight="bold" style:font-weight-asian="bold" fo:font-size="12pt" style:font-size-asian="12pt"/>
    </style:style>
    <style:style style:name="T554" style:parent-style-name="Fonteparág.padrão" style:family="text">
      <style:text-properties fo:font-weight="bold" style:font-weight-asian="bold" fo:font-size="12pt" style:font-size-asian="12pt"/>
    </style:style>
    <style:style style:name="T555" style:parent-style-name="Fonteparág.padrão" style:family="text">
      <style:text-properties fo:font-weight="bold" style:font-weight-asian="bold" fo:font-size="12pt" style:font-size-asian="12pt"/>
    </style:style>
    <style:style style:name="T556" style:parent-style-name="Fonteparág.padrão" style:family="text">
      <style:text-properties fo:font-weight="bold" style:font-weight-asian="bold"/>
    </style:style>
    <style:style style:name="T557" style:parent-style-name="Fonteparág.padrão" style:family="text">
      <style:text-properties fo:font-weight="bold" style:font-weight-asian="bold"/>
    </style:style>
    <style:style style:name="P558" style:parent-style-name="Textbody" style:list-style-name="LFO440" style:family="paragraph"/>
    <style:style style:name="P559" style:parent-style-name="Textbody" style:list-style-name="LFO440" style:family="paragraph"/>
    <style:style style:name="T560" style:parent-style-name="Fonteparág.padrão" style:family="text">
      <style:text-properties fo:font-weight="bold" style:font-weight-asian="bold"/>
    </style:style>
    <style:style style:name="P561" style:parent-style-name="Textbody" style:family="paragraph">
      <style:paragraph-properties fo:margin-left="0.4909in">
        <style:tab-stops/>
      </style:paragraph-properties>
    </style:style>
    <style:style style:name="T562" style:parent-style-name="Fonteparág.padrão" style:family="text">
      <style:text-properties fo:font-weight="bold" style:font-weight-asian="bold"/>
    </style:style>
    <style:style style:name="P563" style:parent-style-name="Textbody" style:list-style-name="LFO441" style:family="paragraph"/>
    <style:style style:name="T564" style:parent-style-name="Fonteparág.padrão" style:family="text">
      <style:text-properties fo:font-weight="bold" style:font-weight-asian="bold"/>
    </style:style>
    <style:style style:name="T565" style:parent-style-name="Fonteparág.padrão" style:family="text">
      <style:text-properties fo:font-weight="bold" style:font-weight-asian="bold"/>
    </style:style>
    <style:style style:name="P566" style:parent-style-name="Textbody" style:list-style-name="LFO461" style:family="paragraph"/>
    <style:style style:name="P567" style:parent-style-name="Textbody" style:family="paragraph">
      <style:text-properties fo:font-weight="bold" style:font-weight-asian="bold"/>
    </style:style>
    <style:style style:name="T568" style:parent-style-name="Fonteparág.padrão" style:family="text">
      <style:text-properties fo:font-weight="bold" style:font-weight-asian="bold"/>
    </style:style>
    <style:style style:name="T569" style:parent-style-name="Fonteparág.padrão" style:family="text">
      <style:text-properties fo:font-weight="bold" style:font-weight-asian="bold"/>
    </style:style>
    <style:style style:name="T570" style:parent-style-name="Fonteparág.padrão" style:family="text">
      <style:text-properties fo:font-weight="bold" style:font-weight-asian="bold"/>
    </style:style>
    <style:style style:name="P571" style:parent-style-name="Textbody" style:family="paragraph">
      <style:text-properties fo:font-weight="bold" style:font-weight-asian="bold" fo:font-size="12pt" style:font-size-asian="12pt"/>
    </style:style>
    <style:style style:name="P572" style:parent-style-name="Textbody" style:family="paragraph">
      <style:paragraph-properties fo:margin-left="0.2958in">
        <style:tab-stops/>
      </style:paragraph-properties>
    </style:style>
    <style:style style:name="P573" style:parent-style-name="Textbody" style:family="paragraph">
      <style:paragraph-properties fo:margin-left="0.2958in">
        <style:tab-stops/>
      </style:paragraph-properties>
    </style:style>
    <style:style style:name="P574" style:parent-style-name="Textbody" style:family="paragraph">
      <style:paragraph-properties fo:margin-left="0.2958in">
        <style:tab-stops/>
      </style:paragraph-properties>
    </style:style>
    <style:style style:name="P575" style:parent-style-name="Textbody" style:family="paragraph">
      <style:paragraph-properties fo:margin-left="0.2958in">
        <style:tab-stops/>
      </style:paragraph-properties>
    </style:style>
    <style:style style:name="P576" style:parent-style-name="Textbody" style:family="paragraph">
      <style:paragraph-properties fo:margin-left="0.2958in">
        <style:tab-stops/>
      </style:paragraph-properties>
    </style:style>
    <style:style style:name="P577" style:parent-style-name="Textbody" style:family="paragraph">
      <style:paragraph-properties fo:margin-left="0.4909in">
        <style:tab-stops/>
      </style:paragraph-properties>
    </style:style>
    <style:style style:name="P578" style:parent-style-name="Textbody" style:family="paragraph">
      <style:text-properties fo:font-weight="bold" style:font-weight-asian="bold" fo:font-size="12pt" style:font-size-asian="12pt"/>
    </style:style>
    <style:style style:name="P579" style:parent-style-name="Textbody" style:list-style-name="LFO458" style:family="paragraph">
      <style:paragraph-properties fo:margin-left="0.2958in">
        <style:tab-stops/>
      </style:paragraph-properties>
    </style:style>
    <style:style style:name="P580" style:parent-style-name="Textbody" style:list-style-name="LFO458" style:family="paragraph">
      <style:paragraph-properties fo:margin-left="0.2958in">
        <style:tab-stops/>
      </style:paragraph-properties>
    </style:style>
    <style:style style:name="T581" style:parent-style-name="Fonteparág.padrão" style:family="text">
      <style:text-properties fo:font-weight="bold" style:font-weight-asian="bold" fo:font-size="12pt" style:font-size-asian="12pt"/>
    </style:style>
    <style:style style:name="P582" style:parent-style-name="Textbody" style:list-style-name="LFO459" style:family="paragraph">
      <style:paragraph-properties fo:margin-left="0.2958in">
        <style:tab-stops/>
      </style:paragraph-properties>
      <style:text-properties fo:font-size="12pt" style:font-size-asian="12pt"/>
    </style:style>
    <style:style style:name="P583" style:parent-style-name="Textbody" style:list-style-name="LFO459" style:family="paragraph">
      <style:paragraph-properties fo:margin-left="0.2958in">
        <style:tab-stops/>
      </style:paragraph-properties>
      <style:text-properties fo:font-size="12pt" style:font-size-asian="12pt"/>
    </style:style>
    <style:style style:name="P584" style:parent-style-name="Textbody" style:family="paragraph">
      <style:text-properties fo:font-size="12pt" style:font-size-asian="12pt"/>
    </style:style>
    <style:style style:name="P585" style:parent-style-name="Textbody" style:family="paragraph">
      <style:text-properties fo:font-weight="bold" style:font-weight-asian="bold" fo:font-size="12pt" style:font-size-asian="12pt"/>
    </style:style>
    <style:style style:name="P586" style:parent-style-name="Textbody" style:list-style-name="LFO460" style:family="paragraph">
      <style:paragraph-properties fo:margin-left="0.2958in">
        <style:tab-stops/>
      </style:paragraph-properties>
      <style:text-properties fo:font-size="12pt" style:font-size-asian="12pt"/>
    </style:style>
    <style:style style:name="P587" style:parent-style-name="Textbody" style:list-style-name="LFO460" style:family="paragraph">
      <style:paragraph-properties fo:margin-left="0.2958in">
        <style:tab-stops/>
      </style:paragraph-properties>
      <style:text-properties fo:font-size="12pt" style:font-size-asian="12pt"/>
    </style:style>
    <style:style style:name="P588" style:parent-style-name="Textbody" style:family="paragraph">
      <style:text-properties fo:font-weight="bold" style:font-weight-asian="bold" fo:font-size="12pt" style:font-size-asian="12pt"/>
    </style:style>
    <style:style style:name="T589" style:parent-style-name="Fonteparág.padrão" style:family="text">
      <style:text-properties fo:font-weight="bold" style:font-weight-asian="bold" fo:font-size="12pt" style:font-size-asian="12pt"/>
    </style:style>
    <style:style style:name="T590" style:parent-style-name="Fonteparág.padrão" style:family="text">
      <style:text-properties fo:font-weight="bold" style:font-weight-asian="bold" fo:font-size="12pt" style:font-size-asian="12pt"/>
    </style:style>
    <style:style style:name="T591" style:parent-style-name="Fonteparág.padrão" style:family="text">
      <style:text-properties fo:font-weight="bold" style:font-weight-asian="bold"/>
    </style:style>
    <style:style style:name="T592" style:parent-style-name="Fonteparág.padrão" style:family="text">
      <style:text-properties fo:font-weight="bold" style:font-weight-asian="bold"/>
    </style:style>
    <style:style style:name="P593" style:parent-style-name="Textbody" style:list-style-name="LFO440" style:family="paragraph"/>
    <style:style style:name="P594" style:parent-style-name="Textbody" style:list-style-name="LFO440" style:family="paragraph"/>
    <style:style style:name="T595" style:parent-style-name="Fonteparág.padrão" style:family="text">
      <style:text-properties fo:font-weight="bold" style:font-weight-asian="bold"/>
    </style:style>
    <style:style style:name="P596" style:parent-style-name="Textbody" style:family="paragraph">
      <style:paragraph-properties fo:margin-left="0.4909in">
        <style:tab-stops/>
      </style:paragraph-properties>
    </style:style>
    <style:style style:name="T597" style:parent-style-name="Fonteparág.padrão" style:family="text">
      <style:text-properties fo:font-weight="bold" style:font-weight-asian="bold"/>
    </style:style>
    <style:style style:name="P598" style:parent-style-name="Textbody" style:list-style-name="LFO441" style:family="paragraph"/>
    <style:style style:name="T599" style:parent-style-name="Fonteparág.padrão" style:family="text">
      <style:text-properties fo:font-weight="bold" style:font-weight-asian="bold"/>
    </style:style>
    <style:style style:name="T600" style:parent-style-name="Fonteparág.padrão" style:family="text">
      <style:text-properties fo:font-weight="bold" style:font-weight-asian="bold"/>
    </style:style>
    <style:style style:name="P601" style:parent-style-name="Textbody" style:list-style-name="LFO461" style:family="paragraph"/>
    <style:style style:name="P602" style:parent-style-name="Textbody" style:family="paragraph">
      <style:paragraph-properties fo:margin-left="0.4909in">
        <style:tab-stops/>
      </style:paragraph-properties>
    </style:style>
    <style:style style:name="P603" style:parent-style-name="Textbody" style:family="paragraph">
      <style:text-properties fo:font-weight="bold" style:font-weight-asian="bold"/>
    </style:style>
    <style:style style:name="T604" style:parent-style-name="Fonteparág.padrão" style:family="text">
      <style:text-properties fo:font-weight="bold" style:font-weight-asian="bold"/>
    </style:style>
    <style:style style:name="T605" style:parent-style-name="Fonteparág.padrão" style:family="text">
      <style:text-properties fo:font-weight="bold" style:font-weight-asian="bold"/>
    </style:style>
    <style:style style:name="T606" style:parent-style-name="Fonteparág.padrão" style:family="text">
      <style:text-properties fo:font-weight="bold" style:font-weight-asian="bold"/>
    </style:style>
    <style:style style:name="P607" style:parent-style-name="Textbody" style:family="paragraph">
      <style:text-properties fo:font-weight="bold" style:font-weight-asian="bold" fo:font-size="12pt" style:font-size-asian="12pt"/>
    </style:style>
    <style:style style:name="P608" style:parent-style-name="Textbody" style:family="paragraph">
      <style:paragraph-properties fo:margin-left="0.2958in">
        <style:tab-stops/>
      </style:paragraph-properties>
    </style:style>
    <style:style style:name="P609" style:parent-style-name="Textbody" style:family="paragraph">
      <style:paragraph-properties fo:margin-left="0.2958in">
        <style:tab-stops/>
      </style:paragraph-properties>
    </style:style>
    <style:style style:name="P610" style:parent-style-name="Textbody" style:family="paragraph">
      <style:paragraph-properties fo:margin-left="0.2958in">
        <style:tab-stops/>
      </style:paragraph-properties>
    </style:style>
    <style:style style:name="P611" style:parent-style-name="Textbody" style:family="paragraph">
      <style:paragraph-properties fo:margin-left="0.2958in">
        <style:tab-stops/>
      </style:paragraph-properties>
    </style:style>
    <style:style style:name="P612" style:parent-style-name="Textbody" style:family="paragraph">
      <style:paragraph-properties fo:margin-left="0.2958in">
        <style:tab-stops/>
      </style:paragraph-properties>
    </style:style>
    <style:style style:name="P613" style:parent-style-name="HorizontalLine" style:family="paragraph">
      <style:text-properties style:font-name="Verdana" style:font-weight-complex="bold" fo:font-size="10.5pt" style:font-size-asian="10.5pt" style:font-size-complex="10.5pt"/>
    </style:style>
    <style:style style:name="P614" style:parent-style-name="Standard" style:family="paragraph">
      <style:text-properties style:font-name="Nimbus Roman No9 L" fo:font-weight="bold" style:font-weight-asian="bold" style:font-weight-complex="bold" style:font-size-complex="11pt"/>
    </style:style>
    <style:style style:name="T615" style:parent-style-name="Fonteparág.padrão" style:family="text">
      <style:text-properties style:font-name="Nimbus Roman No9 L" fo:font-weight="bold" style:font-weight-asian="bold" style:font-weight-complex="bold" style:font-size-complex="11pt"/>
    </style:style>
    <style:style style:name="T616" style:parent-style-name="Fonteparág.padrão" style:family="text">
      <style:text-properties style:font-name="Nimbus Roman No9 L" style:font-weight-complex="bold" style:font-size-complex="11pt"/>
    </style:style>
    <style:style style:name="T617" style:parent-style-name="Fonteparág.padrão" style:family="text">
      <style:text-properties style:font-name="Nimbus Roman No9 L" fo:font-weight="bold" style:font-weight-asian="bold" style:font-weight-complex="bold" style:font-size-complex="11pt"/>
    </style:style>
    <style:style style:name="T618" style:parent-style-name="Fonteparág.padrão" style:family="text">
      <style:text-properties style:font-name="Nimbus Roman No9 L" style:font-size-complex="11pt"/>
    </style:style>
    <style:style style:name="T619" style:parent-style-name="Fonteparág.padrão" style:family="text">
      <style:text-properties style:font-name="Nimbus Roman No9 L" fo:font-weight="bold" style:font-weight-asian="bold" style:font-weight-complex="bold" style:font-size-complex="11pt"/>
    </style:style>
    <style:style style:name="T620" style:parent-style-name="Fonteparág.padrão" style:family="text">
      <style:text-properties style:font-name="Nimbus Roman No9 L" style:font-size-complex="11pt"/>
    </style:style>
    <style:style style:name="P621" style:parent-style-name="Standard" style:family="paragraph">
      <style:text-properties style:font-name="Nimbus Roman No9 L" fo:font-weight="bold" style:font-weight-asian="bold" style:font-weight-complex="bold" style:font-size-complex="11pt"/>
    </style:style>
    <style:style style:name="P622" style:parent-style-name="Standard" style:list-style-name="LFO462" style:family="paragraph">
      <style:text-properties style:font-name="Nimbus Roman No9 L" style:font-size-complex="11pt"/>
    </style:style>
    <style:style style:name="P623" style:parent-style-name="Standard" style:list-style-name="LFO462" style:family="paragraph">
      <style:text-properties style:font-name="Nimbus Roman No9 L" style:font-size-complex="11pt"/>
    </style:style>
    <style:style style:name="P624" style:parent-style-name="Standard" style:list-style-name="LFO462" style:family="paragraph">
      <style:text-properties style:font-name="Nimbus Roman No9 L" style:font-size-complex="11pt"/>
    </style:style>
    <style:style style:name="P625" style:parent-style-name="Standard" style:family="paragraph">
      <style:text-properties style:font-name="Nimbus Roman No9 L" fo:font-weight="bold" style:font-weight-asian="bold" style:font-weight-complex="bold" style:font-size-complex="11pt"/>
    </style:style>
    <style:style style:name="P626" style:parent-style-name="Standard" style:family="paragraph">
      <style:text-properties style:font-name="Nimbus Roman No9 L" style:font-size-complex="11pt"/>
    </style:style>
    <style:style style:name="P627" style:parent-style-name="Textbody" style:family="paragraph">
      <style:paragraph-properties fo:margin-left="0.4909in">
        <style:tab-stops/>
      </style:paragraph-properties>
    </style:style>
    <style:style style:name="P628" style:parent-style-name="Textbody" style:family="paragraph">
      <style:text-properties style:font-style-complex="italic" fo:color="#FF0000"/>
    </style:style>
    <style:style style:family="graphic" style:name="a2">
      <style:graphic-properties style:wrap="run-through" style:run-through="foreground" draw:fill="none" draw:stroke="solid" svg:stroke-width="0.01024in" svg:stroke-color="#808080" svg:stroke-opacity="100%" draw:stroke-linejoin="miter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1024in" svg:stroke-color="#808080" svg:stroke-opacity="100%" draw:stroke-linejoin="miter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/><text:tab/></text:p>
      <text:p text:style-name="Standard"/>
      <text:p text:style-name="Standard"/>
      <text:p text:style-name="Standard"><text:span text:style-name="T24"><draw:connector draw:type="line" svg:x1="0.30984in" svg:y1="0.00472in" svg:x2="5.90984in" svg:y2="0.00472in" draw:z-index="251659264" draw:id="id0" draw:style-name="a2" draw:name="Conector reto 5" text:anchor-type="paragraph"><svg:title/><svg:desc/></draw:connector></text:span></text:p>
      <text:p text:style-name="titulo_capa">Especificação de Casos de Uso</text:p>
      <text:p text:style-name="P25"/>
      <text:p text:style-name="P26"/>
      <text:p text:style-name="titulo_capa_projeto">Smart Parking<text:s/></text:p>
      <text:p text:style-name="P27">Cliente: UFBA</text:p>
      <text:p text:style-name="Standard"/>
      <text:p text:style-name="P28"><text:span text:style-name="T29">Versão 1.0</text:span><text:span text:style-name="T30"><text:s/></text:span>| 25/05/2014</text:p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EstiloCentralizado">Data de Criação: 25/05/2014</text:p>
      <text:p text:style-name="EstiloCentralizado"/>
      <text:p text:style-name="EstiloCentralizado"><text:span text:style-name="T54">Responsável</text:span>:<text:s/></text:p>
      <text:p text:style-name="EstiloCentralizado">Gabriel Pita – Engenheiro de Requisitos<text:line-break/>gabriel.pita@ymail.com</text:p>
      <text:p text:style-name="Standard"/>
      <text:p text:style-name="P55"><draw:connector draw:type="line" svg:x1="0.30984in" svg:y1="0.10354in" svg:x2="5.90984in" svg:y2="0.10354in" draw:z-index="251658240" draw:id="id1" draw:style-name="a3" draw:name="Conector reto 7" text:anchor-type="paragraph"><svg:title/><svg:desc/></draw:connector></text:p>
      <text:soft-page-break/>
      <text:p text:style-name="P56">HISTÓRICO DE mUDANÇAS</text:p>
      <table:table table:style-name="Table66">
        <table:table-columns>
          <table:table-column table:style-name="TableColumn67"/>
          <table:table-column table:style-name="TableColumn68"/>
          <table:table-column table:style-name="TableColumn69"/>
          <table:table-column table:style-name="TableColumn70"/>
        </table:table-columns>
        <table:table-row table:style-name="TableRow71">
          <table:table-cell table:style-name="TableCell72">
            <text:p text:style-name="P73">Data</text:p>
          </table:table-cell>
          <table:table-cell table:style-name="TableCell74">
            <text:p text:style-name="P75">Versão</text:p>
          </table:table-cell>
          <table:table-cell table:style-name="TableCell76">
            <text:p text:style-name="P77">Descrição</text:p>
          </table:table-cell>
          <table:table-cell table:style-name="TableCell78">
            <text:p text:style-name="P79">Autor</text:p>
          </table:table-cell>
        </table:table-row>
        <table:table-row table:style-name="TableRow80">
          <table:table-cell table:style-name="TableCell81">
            <text:p text:style-name="P82">25/10/09</text:p>
          </table:table-cell>
          <table:table-cell table:style-name="TableCell83">
            <text:p text:style-name="Standard">1.0</text:p>
          </table:table-cell>
          <table:table-cell table:style-name="TableCell84">
            <text:p text:style-name="P85">Especificação dos casos de uso.</text:p>
          </table:table-cell>
          <table:table-cell table:style-name="TableCell86">
            <text:p text:style-name="P87">Gabriel Pita</text:p>
          </table:table-cell>
        </table:table-row>
        <table:table-row table:style-name="TableRow88">
          <table:table-cell table:style-name="TableCell89">
            <text:p text:style-name="P90"/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</table:table-row>
        <table:table-row table:style-name="TableRow106"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</table:table-row>
      </table:table>
      <text:p text:style-name="Rodapé"/>
      <text:p text:style-name="Rodapé"/>
      <text:p text:style-name="Rodapé"/>
      <text:p text:style-name="PSC_Legenda"/>
      <text:soft-page-break/>
      <text:p text:style-name="P115">Conteúdo</text:p>
      <text:p text:style-name="P116"/>
      <text:table-of-content text:name="_TOC0">
        <text:table-of-content-source text:outline-level="3" text:use-outline-level="true" text:use-index-marks="false" text:use-index-source-styles="tru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index-source-styles text:outline-level="1">
            <text:index-source-style text:style-name="Título1"/>
            <text:index-source-style text:style-name="PSC_Referencia"/>
            <text:index-source-style text:style-name="PSC_Fluxo_Caso_Uso"/>
          </text:index-source-styles>
          <text:index-source-styles text:outline-level="3">
            <text:index-source-style text:style-name="PSC_Requisito"/>
          </text:index-source-styles>
        </text:table-of-content-source>
        <text:index-body>
          <text:p text:style-name="P117"><text:a xlink:href="#1.Introdução|outline" office:target-frame-name="_top" xlink:show="replace">1. <text:s/>Introdução<text:tab/>4</text:a></text:p>
          <text:p text:style-name="P118"><text:a xlink:href="#1.1.Visão geral deste documento|outline" office:target-frame-name="_top" xlink:show="replace">1.1 Visão geral deste documento<text:tab/>4</text:a></text:p>
          <text:p text:style-name="P119"><text:a xlink:href="#1.2.Convenções, termos e abreviações|outline" office:target-frame-name="_top" xlink:show="replace">1.2 Convenções, termos e abreviações<text:tab/>4</text:a></text:p>
          <text:p text:style-name="P120"><text:a xlink:href="#2.Diagrama de Casos de Uso|outline" office:target-frame-name="_top" xlink:show="replace">2. <text:s/>Diagrama de Casos de Uso<text:tab/>5</text:a></text:p>
          <text:p text:style-name="P121"><text:a xlink:href="#3.Atores|outline" office:target-frame-name="_top" xlink:show="replace">3. <text:s/>Atores<text:tab/>5</text:a></text:p>
          <text:p text:style-name="P122"><text:a xlink:href="#4.Casos de Uso|outline" office:target-frame-name="_top" xlink:show="replace">4. <text:s/>Casos de Uso<text:tab/>6</text:a></text:p>
          <text:p text:style-name="P123"><text:a xlink:href="#4.1.UC Acessar Sistema|outline" office:target-frame-name="_top" xlink:show="replace">4.1 UC Acessar Sistema<text:tab/>6</text:a></text:p>
          <text:p text:style-name="P124"><text:a xlink:href="#4.2.UC Realizar Compra|outline" office:target-frame-name="_top" xlink:show="replace">4.2 UC Realizar Compra<text:tab/>7</text:a></text:p>
          <text:p text:style-name="P125"><text:a xlink:href="#4.3.UC Acompanhar Pedidos|outline" office:target-frame-name="_top" xlink:show="replace">4.3 UC Acompanhar Pedidos<text:tab/>8</text:a></text:p>
          <text:p text:style-name="P126"><text:a xlink:href="#4.4.UC Comentar Obra|outline" office:target-frame-name="_top" xlink:show="replace">4.4 UC Comentar Obra<text:tab/>8</text:a></text:p>
          <text:p text:style-name="P127"><text:a xlink:href="#4.5.UC Registrar Recebimento|outline" office:target-frame-name="_top" xlink:show="replace">4.5 UC Registrar Recebimento<text:tab/>9</text:a></text:p>
          <text:p text:style-name="P128"><text:a xlink:href="#4.6.UC Avaliar Livreiro|outline" office:target-frame-name="_top" xlink:show="replace">4.6 UC Avaliar Livreiro<text:tab/>10</text:a></text:p>
          <text:p text:style-name="P129"><text:a xlink:href="#4.7.UC Acompanhar Vendas|outline" office:target-frame-name="_top" xlink:show="replace">4.7 UC Acompanhar Vendas<text:tab/>11</text:a></text:p>
          <text:p text:style-name="P130"><text:a xlink:href="#4.8.UC Registrar Envio|outline" office:target-frame-name="_top" xlink:show="replace">4.8 UC Registrar Envio<text:tab/>12</text:a></text:p>
          <text:p text:style-name="P131"><text:a xlink:href="#4.9.UC Confirmar Pagamento|outline" office:target-frame-name="_top" xlink:show="replace">4.9 UC Confirmar Pagamento<text:tab/>13</text:a></text:p>
          <text:p text:style-name="P132"><text:a xlink:href="#4.10.UC Manter Obra|outline" office:target-frame-name="_top" xlink:show="replace">4.10 UC Manter Obra<text:tab/>14</text:a></text:p>
          <text:p text:style-name="P133"><text:a xlink:href="#4.11.UC Notificar Compra|outline" office:target-frame-name="_top" xlink:show="replace">4.11 UC Notificar Compra<text:tab/>15</text:a></text:p>
          <text:p text:style-name="P134"><text:a xlink:href="#4.12.UC Notificar Venda|outline" office:target-frame-name="_top" xlink:show="replace">4.12 UC Notificar Venda<text:tab/>15</text:a></text:p>
          <text:p text:style-name="P135"><text:a xlink:href="#4.13.UC Pesquisar Obra|outline" office:target-frame-name="_top" xlink:show="replace">4.13 UC Pesquisar Obra<text:tab/>16</text:a></text:p>
          <text:p text:style-name="P136"><text:a xlink:href="#4.14.UC Solicitar Cadastro de Usuário|outline" office:target-frame-name="_top" xlink:show="replace">4.14 UC Solicitar Cadastro de Usuário<text:tab/>16</text:a></text:p>
          <text:p text:style-name="P137"><text:a xlink:href="#4.15.UC Atualizar Cadastro|outline" office:target-frame-name="_top" xlink:show="replace">4.15 UC Atualizar Cadastro<text:tab/>17</text:a></text:p>
          <text:p text:style-name="P138"><text:a xlink:href="#4.16.UC Solicitar Senha|outline" office:target-frame-name="_top" xlink:show="replace">4.16 UC Solicitar Senha<text:tab/>18</text:a></text:p>
          <text:p text:style-name="P139"><text:a xlink:href="#4.17.UC Registrar Log|outline" office:target-frame-name="_top" xlink:show="replace">4.17 UC Registrar Log<text:tab/>19</text:a></text:p>
          <text:p text:style-name="P140"><text:a xlink:href="#4.18.UC Detalhar Obra|outline" office:target-frame-name="_top" xlink:show="replace">4.18 UC Detalhar Obra<text:tab/>19</text:a></text:p>
          <text:p text:style-name="P141"><text:a xlink:href="#4.19.UC Gerenciar Acesso de Usuário|outline" office:target-frame-name="_top" xlink:show="replace">4.19 UC Gerenciar Acesso de Usuário<text:tab/>19</text:a></text:p>
          <text:p text:style-name="P142"><text:a xlink:href="#4.20.UC Visualizar log|outline" office:target-frame-name="_top" xlink:show="replace">4.20 UC Visualizar log<text:tab/>20</text:a></text:p>
          <text:p text:style-name="P143"><text:a xlink:href="#4.21.UC Manter Cadastro de Administrador|outline" office:target-frame-name="_top" xlink:show="replace">4.21 UC Manter Cadastro de Administrador<text:tab/>21</text:a></text:p>
          <text:p text:style-name="P144"><text:a xlink:href="#5.Referências|outline" office:target-frame-name="_top" xlink:show="replace">5. <text:s/>Referências<text:tab/>22</text:a></text:p>
        </text:index-body>
      </text:table-of-content>
      <text:p text:style-name="P145"/>
      <text:p text:style-name="P146"/>
      <text:p text:style-name="P147"/>
      <text:soft-page-break/>
      <text:h text:style-name="Título1" text:outline-level="1">Introdução</text:h>
      <text:p text:style-name="Standard">Este documento especifica os casos de uso do sistema Smart Parking (Sistema de Gerenciamento de Estacionamento), descrevendo os fluxos de eventos, entradas e saídas de cada caso de uso a ser implementado.</text:p>
      <text:h text:style-name="Título2" text:outline-level="2">Visão geral deste documento</text:h>
      <text:p text:style-name="Standard">Este documento é composto pelas seguintes seções:</text:p>
      <text:list text:style-name="WW8Num387">
        <text:list-item>
          <text:p text:style-name="P148"><text:span text:style-name="T149">Seção 1 – Introdução:</text:span><text:s/>apresenta o documento de casos de uso.</text:p>
        </text:list-item>
        <text:list-item>
          <text:p text:style-name="P150"><text:span text:style-name="T151">Seção 2 – Diagrama de Casos de Uso:</text:span><text:s/>apresenta o Diagrama de Casos de Uso do sistema.</text:p>
        </text:list-item>
        <text:list-item>
          <text:p text:style-name="P152"><text:span text:style-name="T153">Seção 3 – Atores:</text:span><text:s/>relaciona os atores que interagem com o sistema e apresenta uma breve descrição sobre cada um.</text:p>
        </text:list-item>
        <text:list-item>
          <text:p text:style-name="P154"><text:span text:style-name="T155">Seção 4 – Casos de Uso:</text:span><text:s/>relaciona a especificação dos casos de uso do sistema.</text:p>
        </text:list-item>
        <text:list-item>
          <text:p text:style-name="P156"><text:span text:style-name="T157">Seção 5 – Referências:</text:span><text:s/>referências citadas no documento ou necessárias para o entendimento do mesmo.</text:p>
        </text:list-item>
      </text:list>
      <text:h text:style-name="Título2" text:outline-level="2"><text:bookmark-start text:name="_Ref122347868"/>Convenções, termos e abreviações<text:bookmark-end text:name="_Ref122347868"/></text:h>
      <text:p text:style-name="P158">Esta seção explica o conceito de alguns termos importantes que serão mencionados no decorrer deste documento. Estes termos são descritos na tabela a seguir, estando apresentados por ordem alfabética.</text:p>
      <table:table table:style-name="Table159">
        <table:table-columns>
          <table:table-column table:style-name="TableColumn160"/>
          <table:table-column table:style-name="TableColumn161"/>
        </table:table-columns>
        <table:table-row table:style-name="TableRow162">
          <table:table-cell table:style-name="TableCell163">
            <text:p text:style-name="P164">Termo</text:p>
          </table:table-cell>
          <table:table-cell table:style-name="TableCell165">
            <text:p text:style-name="P166">Descrição</text:p>
          </table:table-cell>
        </table:table-row>
        <table:table-row table:style-name="TableRow167">
          <table:table-cell table:style-name="TableCell168">
            <text:p text:style-name="P169">FS</text:p>
          </table:table-cell>
          <table:table-cell table:style-name="TableCell170">
            <text:p text:style-name="P171">Abreviação para Fluxo Secundário. O fluxo secundário descreve as ações quando ocorrem situações adversas ou erros.</text:p>
          </table:table-cell>
        </table:table-row>
        <table:table-row table:style-name="TableRow172">
          <table:table-cell table:style-name="TableCell173">
            <text:p text:style-name="P174">SB</text:p>
          </table:table-cell>
          <table:table-cell table:style-name="TableCell175">
            <text:p text:style-name="P176">Abreviação para SubFluxo. Um subfluxo descreve as ações que devem acontecer sob uma determinada condição.</text:p>
          </table:table-cell>
        </table:table-row>
        <table:table-row table:style-name="TableRow177">
          <table:table-cell table:style-name="TableCell178">
            <text:p text:style-name="P179">Browser</text:p>
          </table:table-cell>
          <table:table-cell table:style-name="TableCell180">
            <text:p text:style-name="P181">Uma ferramenta que acessa e apresenta arquivos ou outros tipos de dados disponíveis na Internet.</text:p>
          </table:table-cell>
        </table:table-row>
        <table:table-row table:style-name="TableRow182">
          <table:table-cell table:style-name="TableCell183">
            <text:p text:style-name="P184">Campus</text:p>
          </table:table-cell>
          <table:table-cell table:style-name="TableCell185">
            <text:p text:style-name="P186">Refere-se a um local onde há uma instituição ou conjunto de instituições.</text:p>
          </table:table-cell>
        </table:table-row>
        <table:table-row table:style-name="TableRow187">
          <table:table-cell table:style-name="TableCell188">
            <text:p text:style-name="P189">Estudante</text:p>
          </table:table-cell>
          <table:table-cell table:style-name="TableCell190">
            <text:p text:style-name="P191">Usuário com o numero de matricula como login de acesso.</text:p>
          </table:table-cell>
        </table:table-row>
        <table:table-row table:style-name="TableRow192">
          <table:table-cell table:style-name="TableCell193">
            <text:p text:style-name="P194">Funcionário</text:p>
          </table:table-cell>
          <table:table-cell table:style-name="TableCell195">
            <text:p text:style-name="P196">Usuário com o código de acesso como login de acesso.</text:p>
          </table:table-cell>
        </table:table-row>
        <table:table-row table:style-name="TableRow197">
          <table:table-cell table:style-name="TableCell198">
            <text:p text:style-name="P199">Sistema WEB</text:p>
          </table:table-cell>
          <table:table-cell table:style-name="TableCell200">
            <text:p text:style-name="P201">Sistema online que permite o usuário<text:s/>acessar através da WEB a situação momentânea do estacionamento.</text:p>
          </table:table-cell>
        </table:table-row>
        <table:table-row table:style-name="TableRow202">
          <table:table-cell table:style-name="TableCell203">
            <text:p text:style-name="P204">Sistema da Portaria</text:p>
          </table:table-cell>
          <table:table-cell table:style-name="TableCell205">
            <text:p text:style-name="P206">Sistema que fica na portaria do estacionamento controlando o acesso dos usuários através do login e senha</text:p>
          </table:table-cell>
        </table:table-row>
        <table:table-row table:style-name="TableRow207">
          <table:table-cell table:style-name="TableCell208">
            <text:p text:style-name="P209">Sistema Administrativo</text:p>
          </table:table-cell>
          <table:table-cell table:style-name="TableCell210">
            <text:p text:style-name="P211">Sistema que fica na parte interna da UFBA, acessível apenas para o administrador, manter e configurar o sistema geral.</text:p>
          </table:table-cell>
        </table:table-row>
        <table:table-row table:style-name="TableRow212">
          <table:table-cell table:style-name="TableCell213">
            <text:p text:style-name="P214">CDU</text:p>
          </table:table-cell>
          <table:table-cell table:style-name="TableCell215">
            <text:p text:style-name="P216">Caso de Uso</text:p>
          </table:table-cell>
        </table:table-row>
        <table:table-row table:style-name="TableRow217">
          <table:table-cell table:style-name="TableCell218">
            <text:p text:style-name="P219">Login</text:p>
          </table:table-cell>
          <table:table-cell table:style-name="TableCell220">
            <text:p text:style-name="P221">É o numero de acesso ao sistema, podendo variar entre matricula ou código de acesso a depender do usuário.<text:s/></text:p>
          </table:table-cell>
        </table:table-row>
        <table:table-row table:style-name="TableRow222"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</table:table-row>
        <table:table-row table:style-name="TableRow227"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</table:table-row>
        <table:table-row table:style-name="TableRow232"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</table:table-row>
      </table:table>
      <text:p text:style-name="Standard"/>
      <text:h text:style-name="Título1" text:outline-level="1">Diagrama de Casos de Uso</text:h>
      <text:p text:style-name="Standard"/>
      <table:table table:style-name="Table237">
        <table:table-columns>
          <table:table-column table:style-name="TableColumn238"/>
        </table:table-columns>
        <table:table-row table:style-name="TableRow239">
          <table:table-cell table:style-name="TableCell240">
            <text:p text:style-name="P241">Imagem do Diagrama.</text:p>
          </table:table-cell>
        </table:table-row>
      </table:table>
      <text:h text:style-name="Título1" text:outline-level="1">Atores</text:h>
      <text:p text:style-name="Standard"/>
      <text:p text:style-name="Standard">A tabela abaixo apresenta a descrição dos atores que interagem com o sistema.</text:p>
      <text:p text:style-name="Standard"/>
      <table:table table:style-name="Table242">
        <table:table-columns>
          <table:table-column table:style-name="TableColumn243"/>
          <table:table-column table:style-name="TableColumn244"/>
        </table:table-columns>
        <table:table-row table:style-name="TableRow245">
          <table:table-cell table:style-name="TableCell246">
            <text:p text:style-name="P247">Ator</text:p>
          </table:table-cell>
          <table:table-cell table:style-name="TableCell248">
            <text:p text:style-name="P249">Descrição</text:p>
          </table:table-cell>
        </table:table-row>
        <table:table-row table:style-name="TableRow250">
          <table:table-cell table:style-name="TableCell251">
            <text:p text:style-name="P252">Administrador</text:p>
          </table:table-cell>
          <table:table-cell table:style-name="TableCell253">
            <text:p text:style-name="P254">É aquele que tem permissão para configurar o sistema, fazer manutenção das vagas e<text:s/>dos<text:s/>usuários.</text:p>
          </table:table-cell>
        </table:table-row>
        <table:table-row table:style-name="TableRow255">
          <table:table-cell table:style-name="TableCell256">
            <text:p text:style-name="P257">Usuário</text:p>
          </table:table-cell>
          <table:table-cell table:style-name="TableCell258">
            <text:p text:style-name="P259">É o usuário que acessa o sistema<text:s/>da portaria<text:s/>com a intenção de estacionar em uma das vagas<text:s/>disponíveis.<text:s/></text:p>
          </table:table-cell>
        </table:table-row>
        <table:table-row table:style-name="TableRow260">
          <table:table-cell table:style-name="TableCell261">
            <text:p text:style-name="P262">Usuário WEB</text:p>
          </table:table-cell>
          <table:table-cell table:style-name="TableCell263">
            <text:p text:style-name="P264">É o usuário que acessa o sistema<text:s/>Web<text:s/>com a intenção de verificar quantas vagas disponíveis existem no estacionamento naquele momento<text:s/>ou alterar sua senha no sistema.<text:s/></text:p>
          </table:table-cell>
        </table:table-row>
      </table:table>
      <text:h text:style-name="Título1" text:outline-level="1">Casos de Uso</text:h>
      <text:h text:style-name="Título2" text:outline-level="2">CDU<text:s/>Acessar Sistema<text:s/>da Portaria</text:h>
      <text:p text:style-name="HorizontalLine"/>
      <text:p text:style-name="Textbody"><text:span text:style-name="T265">Descrição:<text:s/></text:span>Este caso de uso permite o acesso do usuário ao sistema, para escolher a vaga que deseja estacionar.<text:s/></text:p>
      <text:p text:style-name="Textbody"><text:span text:style-name="T266">Atores:</text:span><text:s/>Usuário</text:p>
      <text:p text:style-name="Textbody"><text:span text:style-name="T267">Pré-condições</text:span>: O usuário deve estar cadastrado no sistema.</text:p>
      <text:p text:style-name="Textbody"><text:span text:style-name="T268">Pós-condições</text:span>: Usuário logado no sistema com suas devidas restrições de acesso.</text:p>
      <text:p text:style-name="P269"><text:bookmark-start text:name="_Toc4755090142"/><text:bookmark-start text:name="_Toc4755074082"/><text:bookmark-start text:name="_Toc4680860552"/><text:bookmark-start text:name="_Toc4674952472"/><text:bookmark-start text:name="_Toc4674948772"/><text:bookmark-start text:name="_Toc4674777252"/><text:bookmark-start text:name="_Toc4674739862"/><text:bookmark-end text:name="_Toc4755090142"/><text:bookmark-end text:name="_Toc4755074082"/><text:bookmark-end text:name="_Toc4680860552"/><text:bookmark-end text:name="_Toc4674952472"/><text:bookmark-end text:name="_Toc4674948772"/><text:bookmark-end text:name="_Toc4674777252"/><text:bookmark-end text:name="_Toc4674739862"/>Fluxo de eventos principal</text:p>
      <text:list text:style-name="LFO426" text:continue-numbering="true">
        <text:list-item>
          <text:p text:style-name="P270">O usuário para o carro na porta do estacionamento e se dirige para o sistema.<text:s/></text:p>
        </text:list-item>
        <text:list-item>
          <text:p text:style-name="P271">O sistema apresenta a página inicial com o formulário de acesso com os campos: “login” e “senha”.</text:p>
        </text:list-item>
        <text:list-item>
          <text:p text:style-name="P272">O usuário preenche os campos “login”, “senha” e aciona a opção “Acessar”. [FS001][FS002]<text:s/></text:p>
        </text:list-item>
        <text:list-item>
          <text:p text:style-name="P273">O sistema verifica os dados do usuário, apresenta a mensagem “Login efetuado com sucesso” e cria a sessão do usuário com suas permissões de acesso a partir de seu tipo.</text:p>
        </text:list-item>
        <text:list-item>
          <text:p text:style-name="P274">O fluxo principal é finalizado.</text:p>
        </text:list-item>
      </text:list>
      <text:p text:style-name="P275"/>
      <text:p text:style-name="Textbody"><text:bookmark-start text:name="_Toc4755090152"/><text:bookmark-start text:name="_Toc4755074092"/><text:bookmark-start text:name="_Toc4680860562"/><text:bookmark-start text:name="_Toc4674952482"/><text:bookmark-start text:name="_Toc4674948782"/><text:bookmark-start text:name="_Toc4674777262"/><text:bookmark-start text:name="_Toc4674739872"/><text:bookmark-end text:name="_Toc4755090152"/><text:bookmark-end text:name="_Toc4755074092"/><text:bookmark-end text:name="_Toc4680860562"/><text:bookmark-end text:name="_Toc4674952482"/><text:bookmark-end text:name="_Toc4674948782"/><text:bookmark-end text:name="_Toc4674777262"/><text:bookmark-end text:name="_Toc4674739872"/><text:span text:style-name="T276">Fluxos secundários</text:span><text:s/><text:span text:style-name="T277">(alternativos e de exceção)</text:span></text:p>
      <text:p text:style-name="Textbody"><text:bookmark-start text:name="_Toc4674952492"/><text:bookmark-start text:name="_Toc4674948792"/><text:bookmark-end text:name="_Toc4674952492"/><text:bookmark-end text:name="_Toc4674948792"/><text:soft-page-break/> <text:span text:style-name="T278">[FS001] &lt;nome do campo&gt; não  foi preenchido. Por favor, indique um valor.</text:span></text:p>
      <text:list text:style-name="LFO428" text:continue-numbering="true">
        <text:list-item>
          <text:p text:style-name="P279">Caso o usuário não indique um valor para o(s) campo(s) obrigatórios “Login” e “Senha”, o sistema apresenta esta mensagem de alerta.</text:p>
        </text:list-item>
        <text:list-item>
          <text:p text:style-name="P280"><text:span text:style-name="T281">O usuário indica um valor para o campo em questão.</text:span></text:p>
        </text:list-item>
      </text:list>
      <text:p text:style-name="P282"/>
      <text:p text:style-name="Textbody"> <text:span text:style-name="T283">[FS002]<text:s/></text:span><text:span text:style-name="T284">Login</text:span><text:span text:style-name="T285"><text:s/>e/ou Senha inválido(s).</text:span></text:p>
      <text:list text:style-name="LFO428">
        <text:list-item text:start-value="1">
          <text:p text:style-name="P286">Caso o sistema verifique que o<text:s/>login<text:s/>e/ou senha informados são inválidos ou o<text:s/>login<text:s/>informado não está cadastrado no sistema, o sistema apresenta a mensagem: “Usuário e/ou Senha inválido(s)”.</text:p>
        </text:list-item>
        <text:list-item>
          <text:p text:style-name="P287"><text:span text:style-name="T288">O usuário indica um valor válido para o campo em questão.</text:span></text:p>
        </text:list-item>
      </text:list>
      <text:p text:style-name="P289"/>
      <text:h text:style-name="Título2" text:outline-level="2">CDU Acessar Sistema<text:s/>Administrativo</text:h>
      <text:p text:style-name="HorizontalLine"/>
      <text:p text:style-name="Textbody"><text:bookmark-start text:name="_Toc4674777231"/><text:bookmark-start text:name="_Toc4674739841"/><text:bookmark-start text:name="_Toc4755090141"/><text:bookmark-start text:name="_Toc4755074081"/><text:bookmark-start text:name="_Toc4680860551"/><text:bookmark-start text:name="_Toc4674952471"/><text:bookmark-start text:name="_Toc4674948771"/><text:bookmark-start text:name="_Toc4674777251"/><text:bookmark-start text:name="_Toc4674739861"/><text:bookmark-end text:name="_Toc4674777231"/><text:bookmark-end text:name="_Toc4674739841"/><text:bookmark-end text:name="_Toc4755090141"/><text:bookmark-end text:name="_Toc4755074081"/><text:bookmark-end text:name="_Toc4680860551"/><text:bookmark-end text:name="_Toc4674952471"/><text:bookmark-end text:name="_Toc4674948771"/><text:bookmark-end text:name="_Toc4674777251"/><text:bookmark-end text:name="_Toc4674739861"/><text:span text:style-name="T290">Descrição:<text:s/></text:span>Este caso de uso permite o acesso do administrador ao sistema de gerenciamento, para manter usuários e vaga.<text:s/></text:p>
      <text:p text:style-name="Textbody"><text:span text:style-name="T291">Atores:</text:span><text:s/>Administrador</text:p>
      <text:p text:style-name="Textbody"><text:span text:style-name="T292">Pré-condições</text:span>: O administrador deve estar cadastrado no sistema.</text:p>
      <text:p text:style-name="Textbody"><text:span text:style-name="T293">Pós-condições</text:span>: Administrador logado no sistema com suas devidas permissões de acesso.</text:p>
      <text:p text:style-name="P294">Fluxo de eventos principal</text:p>
      <text:list text:style-name="LFO426">
        <text:list-item text:start-value="1">
          <text:p text:style-name="P295">O administrador acessa o sistema de a partir de um<text:s/>computador.</text:p>
        </text:list-item>
        <text:list-item>
          <text:p text:style-name="P296">O Sistema solicita que o administrador informe o login e a senha<text:s/></text:p>
        </text:list-item>
        <text:list-item>
          <text:p text:style-name="P297">O administrador preenche os campos “usuário”, “senha” e aciona a opção “Acessar”. [FS001][FS002] [SB001]</text:p>
        </text:list-item>
        <text:list-item>
          <text:p text:style-name="P298">O sistema verifica os dados do usuário, apresenta a mensagem “Login efetuado com sucesso” e cria a sessão do usuário com suas permissões de acesso a partir de seu tipo.</text:p>
        </text:list-item>
        <text:list-item>
          <text:p text:style-name="P299">O fluxo principal é finalizado.</text:p>
        </text:list-item>
      </text:list>
      <text:p text:style-name="Textbody"/>
      <text:p text:style-name="P300">[SB001] Solicitar envio de senha</text:p>
      <text:list text:style-name="LFO427" text:continue-numbering="true">
        <text:list-item>
          <text:p text:style-name="P301">O sistema aciona o caso de uso “Solicitar Senha”.</text:p>
        </text:list-item>
      </text:list>
      <text:p text:style-name="P302"><text:bookmark-start text:name="_Toc4755090151"/><text:bookmark-start text:name="_Toc4755074091"/><text:bookmark-start text:name="_Toc4680860561"/><text:bookmark-start text:name="_Toc4674952481"/><text:bookmark-start text:name="_Toc4674948781"/><text:bookmark-start text:name="_Toc4674777261"/><text:bookmark-start text:name="_Toc4674739871"/><text:bookmark-end text:name="_Toc4755090151"/><text:bookmark-end text:name="_Toc4755074091"/><text:bookmark-end text:name="_Toc4680860561"/><text:bookmark-end text:name="_Toc4674952481"/><text:bookmark-end text:name="_Toc4674948781"/><text:bookmark-end text:name="_Toc4674777261"/><text:bookmark-end text:name="_Toc4674739871"/></text:p>
      <text:p text:style-name="Textbody"><text:span text:style-name="T303">Fluxos secundários</text:span><text:s/><text:span text:style-name="T304">(alternativos e de exceção)</text:span></text:p>
      <text:p text:style-name="Textbody"> <text:span text:style-name="T305">[FS001] &lt;nome do campo&gt; não  foi preenchido. Por favor, indique um valor.</text:span></text:p>
      <text:list text:style-name="LFO431" text:continue-numbering="true">
        <text:list-item>
          <text:p text:style-name="P306">Caso o<text:s/>administrador<text:s/>não indique um valor para o(s) campo(s) obrigatórios “Login” e “Senha”, o sistema apresenta esta mensagem de alerta.</text:p>
        </text:list-item>
        <text:list-item>
          <text:p text:style-name="P307"><text:span text:style-name="T308">O<text:s/></text:span><text:span text:style-name="T309">administrador</text:span><text:span text:style-name="T310"><text:s/>indica um valor para o campo em questão.</text:span></text:p>
        </text:list-item>
      </text:list>
      <text:p text:style-name="Textbody"/>
      <text:p text:style-name="Textbody"><text:bookmark-start text:name="_Toc4674952491"/><text:bookmark-start text:name="_Toc4674948791"/><text:bookmark-end text:name="_Toc4674952491"/><text:bookmark-end text:name="_Toc4674948791"/> <text:span text:style-name="T311">[FS002]<text:s/></text:span><text:span text:style-name="T312">Login</text:span><text:span text:style-name="T313"><text:s/>e/ou Senha inválido(s).</text:span></text:p>
      <text:soft-page-break/>
      <text:list text:style-name="LFO432" text:continue-numbering="true">
        <text:list-item>
          <text:p text:style-name="P314">Caso o sistema verifique que o<text:s/>login<text:s/>e/ou senha informados são inválidos ou o<text:s/>login<text:s/>informado não está cadastrado no sistema, o sistema apresenta a mensagem: “Login<text:s/>e/ou Senha inválido(s)”.</text:p>
        </text:list-item>
        <text:list-item>
          <text:p text:style-name="P315"><text:span text:style-name="T316">O<text:s/></text:span><text:span text:style-name="T317">adminitrador</text:span><text:span text:style-name="T318"><text:s/>indica um valor válido para o campo em questão.</text:span></text:p>
        </text:list-item>
      </text:list>
      <text:p text:style-name="P319"/>
      <text:h text:style-name="Título2" text:outline-level="2">CDU Acessar Sistema WEB</text:h>
      <text:p text:style-name="HorizontalLine"/>
      <text:p text:style-name="Textbody"><text:span text:style-name="T320">Descrição:<text:s/></text:span>Este caso de uso permite o acesso do usuário, através de uma plataforma WEB, há quantidade de vagas disponíveis no estacionamento da UFBA.</text:p>
      <text:p text:style-name="Textbody"><text:span text:style-name="T321">Atores:<text:s/></text:span>Usuário<text:s/>Web.</text:p>
      <text:p text:style-name="Textbody"><text:span text:style-name="T322">Pré-condições</text:span>: O<text:s/>usuário deve ter cadastro<text:s/>no sistema.</text:p>
      <text:p text:style-name="Textbody"><text:span text:style-name="T323">Pós-condições</text:span>:<text:s/><text:bookmark-start text:name="_Toc475509014"/><text:bookmark-start text:name="_Toc475507408"/><text:bookmark-start text:name="_Toc468086055"/><text:bookmark-start text:name="_Toc467495247"/><text:bookmark-start text:name="_Toc467494877"/><text:bookmark-start text:name="_Toc467477725"/><text:bookmark-start text:name="_Toc467473986"/><text:bookmark-end text:name="_Toc475509014"/><text:bookmark-end text:name="_Toc475507408"/><text:bookmark-end text:name="_Toc468086055"/><text:bookmark-end text:name="_Toc467495247"/><text:bookmark-end text:name="_Toc467494877"/><text:bookmark-end text:name="_Toc467477725"/><text:bookmark-end text:name="_Toc467473986"/>o usuário visualiza as vagas disponíveis no estacionamento.</text:p>
      <text:p text:style-name="P324">Fluxo de eventos principal</text:p>
      <text:list text:style-name="LFO426">
        <text:list-item text:start-value="1">
          <text:p text:style-name="P325">O usuário<text:s/>Web<text:s/>informa a url do sistema no navegador.</text:p>
        </text:list-item>
      </text:list>
      <text:list text:style-name="LFO426" text:continue-numbering="true">
        <text:list-item>
          <text:p text:style-name="P326">O Sistema solicita que o usuário Web informe o login e a senha. [SB001]</text:p>
        </text:list-item>
      </text:list>
      <text:list text:style-name="LFO426" text:continue-numbering="true">
        <text:list-item>
          <text:p text:style-name="P327">O Usuário Web preenche os campos “login”, “senha” e aciona a opção “Acessar”. [FS001][FS002] [SB002]</text:p>
        </text:list-item>
        <text:list-item>
          <text:p text:style-name="P328">O sistema apresenta a página inicial com o campo “Campus” e aciona a opção “Visualizar”.<text:s/></text:p>
        </text:list-item>
        <text:list-item>
          <text:p text:style-name="P329">O sistema verifica a opção do campus escolhida pelo usuário web, e apresenta o mapa de quantas vagas estão disponíveis nesse campus.<text:s/></text:p>
        </text:list-item>
        <text:list-item>
          <text:p text:style-name="P330">O fluxo principal é finalizado.</text:p>
        </text:list-item>
      </text:list>
      <text:p text:style-name="P331"/>
      <text:p text:style-name="P332">[SB001] Solicitar envio de senha</text:p>
      <text:list text:style-name="LFO464" text:continue-numbering="true">
        <text:list-item>
          <text:p text:style-name="P333">O sistema aciona o caso de uso “Solicitar Senha”.</text:p>
        </text:list-item>
      </text:list>
      <text:p text:style-name="P334"/>
      <text:p text:style-name="Textbody"><text:span text:style-name="T335">Fluxos secundários</text:span><text:s/><text:span text:style-name="T336">(alternativos e de exceção)</text:span></text:p>
      <text:p text:style-name="Textbody"> <text:span text:style-name="T337">[FS001] &lt;nome do campo&gt; não  foi preenchido. Por favor, indique um valor.</text:span></text:p>
      <text:list text:style-name="LFO465" text:continue-numbering="true">
        <text:list-item>
          <text:p text:style-name="P338">Caso o usuário não indique um valor para o(s) campo(s) obrigatórios “Login” e “Senha”, o sistema apresenta esta mensagem de alerta.</text:p>
        </text:list-item>
        <text:list-item>
          <text:p text:style-name="P339"><text:span text:style-name="T340">O usuário indica um valor para o campo em questão.</text:span></text:p>
        </text:list-item>
      </text:list>
      <text:p text:style-name="P341"/>
      <text:p text:style-name="Textbody"> <text:span text:style-name="T342">[FS002]<text:s/></text:span><text:span text:style-name="T343">Login</text:span><text:span text:style-name="T344"><text:s/>e/ou Senha inválido(s).</text:span></text:p>
      <text:list text:style-name="LFO465">
        <text:list-item text:start-value="1">
          <text:p text:style-name="P345">Caso o sistema verifique que o<text:s/>login<text:s/>e/ou senha informados são inválidos ou o<text:s/>login<text:s/>informado não está cadastrado no sistema, o sistema apresenta a mensagem: “Login<text:s/>e/ou Senha inválido(s)”.</text:p>
        </text:list-item>
        <text:list-item>
          <text:p text:style-name="P346"><text:span text:style-name="T347">O usuário indica um valor válido para o campo em questão.</text:span></text:p>
        </text:list-item>
      </text:list>
      <text:p text:style-name="Textbody"/>
      <text:soft-page-break/>
      <text:h text:style-name="Título2" text:outline-level="2">CDU Manter Usuário</text:h>
      <text:p text:style-name="HorizontalLine"/>
      <text:p text:style-name="P348">Descrição:</text:p>
      <text:p text:style-name="Textbody"><text:span text:style-name="T349">Atores:<text:s/></text:span>Administrador.</text:p>
      <text:p text:style-name="Textbody"><text:span text:style-name="T350">Pré-condições</text:span>: O administrador deve estar logado no sistema.</text:p>
      <text:p text:style-name="Textbody"><text:span text:style-name="T351">Pós-condições</text:span>: Usuário registrado no sistema.</text:p>
      <text:p text:style-name="P352">Fluxo de eventos principal</text:p>
      <text:list text:style-name="LFO434">
        <text:list-item text:start-value="1">
          <text:p text:style-name="P353">O Sistema solicita que o administrador informe o login e<text:s/>a senha. [FS001] [FS003]</text:p>
        </text:list-item>
      </text:list>
      <text:list text:style-name="LFO434" text:continue-numbering="true">
        <text:list-item>
          <text:p text:style-name="P354">O Sistema<text:s/>abre a seção do administrador<text:s/>(página inicial)<text:s/>com<text:s/>as<text:s/>seguintes<text:s/>opções para serem escolhidas: Vagas, Usuários, Históricos, Minha Conta, Sair.</text:p>
        </text:list-item>
        <text:list-item>
          <text:p text:style-name="P355">O administrador aciona a opção “Usuários”.</text:p>
        </text:list-item>
        <text:list-item>
          <text:p text:style-name="P356">O sistema apresenta a lista de usuários cadastrados com as informações: nome completo, cpf, matriculo ou código de acesso, curso/cargo e a opção “Cadastrar Usuário”. [SB001] [SB002] [SB003] [FS002].</text:p>
        </text:list-item>
        <text:list-item>
          <text:p text:style-name="P357">O usuário aciona a opção “Cadastrar Usuário”.</text:p>
        </text:list-item>
        <text:list-item>
          <text:p text:style-name="P358">O sistema apresenta os campos: Nome completo, CPF, Matrícula/Código de acesso, Curso/Cargo, Senha, Opções (Portador de deficiência, estudante, funcionário, professor) [SB004].</text:p>
        </text:list-item>
        <text:list-item>
          <text:p text:style-name="P359"><text:s/>O administrador preenche todos os campos (todos os campos são obrigatórios) e aciona a opção “Confirmar”. [FS001][FS004]</text:p>
        </text:list-item>
        <text:list-item>
          <text:p text:style-name="P360">O sistema grava os dados, e apresenta a mensagem “Usuário cadastrado com sucesso” e atualiza a lista de usuário no Banco de Dados.</text:p>
        </text:list-item>
        <text:list-item>
          <text:p text:style-name="P361">O fluxo principal é finalizado.</text:p>
        </text:list-item>
      </text:list>
      <text:p text:style-name="P362"/>
      <text:p text:style-name="P363">[SB001] Alterar Usuário</text:p>
      <text:list text:style-name="LFO436" text:continue-numbering="true">
        <text:list-item>
          <text:list>
            <text:list-item>
              <text:p text:style-name="P364">O administrador seleciona um usuário e aciona a opção “Alterar”.</text:p>
            </text:list-item>
            <text:list-item>
              <text:p text:style-name="P365">O sistema apresenta os campos para alteração com os dados cadastrados para o usuário selecionado Nome completo, CPF, Matrícula/Código de acesso, Curso/Cargo, Senha, Opções (Portador de deficiência, estudante, funcionário, professor) e a opção “Gravar”.<text:s/>[SB004]</text:p>
            </text:list-item>
            <text:list-item>
              <text:p text:style-name="P366">O usuário altera os campos desejados e aciona a opção “Salvar”. [FS001][FS004]</text:p>
            </text:list-item>
            <text:list-item>
              <text:p text:style-name="P367">O sistema altera os dados do usuário, apresenta a mensagem “Dados do usuário alterados com sucesso!” e apresenta a lista de usuários do sistema atualizada.</text:p>
            </text:list-item>
            <text:list-item>
              <text:p text:style-name="P368">O subfluxo é finalizado.</text:p>
            </text:list-item>
          </text:list>
        </text:list-item>
      </text:list>
      <text:p text:style-name="P369"/>
      <text:p text:style-name="Textbody"><text:span text:style-name="T370">[SB002] Excluir Usuário</text:span></text:p>
      <text:list text:style-name="LFO437">
        <text:list-item text:start-value="1">
          <text:p text:style-name="P371">O administrador seleciona um usuário desejado e aciona a opção “Excluir”.</text:p>
        </text:list-item>
        <text:list-item>
          <text:p text:style-name="P372">O sistema solicita a confirmação da exclusão.</text:p>
        </text:list-item>
        <text:list-item>
          <text:p text:style-name="P373">O administrador aciona a opção para confirmar a exclusão do usuário.</text:p>
        </text:list-item>
        <text:list-item>
          <text:p text:style-name="P374">O sistema excluir o usuário selecionado do sistema e apresenta a mensagem “usuário excluído do sistema com sucesso”.</text:p>
        </text:list-item>
        <text:list-item>
          <text:p text:style-name="P375">O subfluxo é finalizado.</text:p>
        </text:list-item>
      </text:list>
      <text:p text:style-name="P376"/>
      <text:p text:style-name="P377">[SB003] Histórico do Usuário</text:p>
      <text:p text:style-name="P378">1.<text:tab/>O administrador seleciona um usuário desejado e aciona a opção “Histórico”.</text:p>
      <text:p text:style-name="P379">2.<text:tab/>O sistema solicita a confirmação do histórico para o usuário selecionado.</text:p>
      <text:p text:style-name="P380">3.<text:tab/>O administrador aciona a opção para confirmar a visualização do histórico do usuário.</text:p>
      <text:p text:style-name="P381">4.<text:tab/>O sistema emite o histórico para o usuário selecionado e apresenta a mensagem “Histórico criado com sucesso”.</text:p>
      <text:p text:style-name="P382">5.<text:tab/>O subfluxo é finalizado.</text:p>
      <text:p text:style-name="P383"/>
      <text:p text:style-name="P384"/>
      <text:p text:style-name="P385">[SB004] Cancelar</text:p>
      <text:list text:style-name="LFO439" text:continue-numbering="true">
        <text:list-item>
          <text:list>
            <text:list-item>
              <text:p text:style-name="P386">Caso o usuário opte por abortar a operação atual, ele deve clicar<text:s/>na opção<text:s/>“Cancelar”<text:s/>para cancelar esta operação.</text:p>
            </text:list-item>
            <text:list-item>
              <text:p text:style-name="P387">O sistema aborta esta operação e volta<text:s/>à página inicial.</text:p>
            </text:list-item>
          </text:list>
        </text:list-item>
      </text:list>
      <text:p text:style-name="P388"/>
      <text:p text:style-name="Textbody"><text:bookmark-start text:name="_Toc475509015111221"/><text:bookmark-start text:name="_Toc475507409111221"/><text:bookmark-start text:name="_Toc468086056111221"/><text:bookmark-start text:name="_Toc467495248111221"/><text:bookmark-start text:name="_Toc467494878111221"/><text:bookmark-start text:name="_Toc467477726111221"/><text:bookmark-start text:name="_Toc467473987111221"/><text:bookmark-end text:name="_Toc475509015111221"/><text:bookmark-end text:name="_Toc475507409111221"/><text:bookmark-end text:name="_Toc468086056111221"/><text:bookmark-end text:name="_Toc467495248111221"/><text:bookmark-end text:name="_Toc467494878111221"/><text:bookmark-end text:name="_Toc467477726111221"/><text:bookmark-end text:name="_Toc467473987111221"/><text:span text:style-name="T389">Fluxos secundários</text:span><text:s/><text:span text:style-name="T390">(alternativos e de exceção)</text:span></text:p>
      <text:p text:style-name="Textbody"><text:bookmark-start text:name="_Toc467495249111221"/><text:bookmark-start text:name="_Toc467494879111221"/><text:bookmark-end text:name="_Toc467495249111221"/><text:bookmark-end text:name="_Toc467494879111221"/> <text:span text:style-name="T391">[FS001] &lt;nome do campo&gt; não  foi preenchido. Por favor, indique um valor.</text:span></text:p>
      <text:list text:style-name="LFO440" text:continue-numbering="true">
        <text:list-item>
          <text:p text:style-name="P392">Caso o usuário não indique um valor para o(s) campo(s) obrigatório, o sistema apresenta esta mensagem de alerta.</text:p>
        </text:list-item>
        <text:list-item>
          <text:p text:style-name="P393">O<text:span text:style-name="T394"><text:s/></text:span>usuário indica um valor para o campo em questão.</text:p>
        </text:list-item>
      </text:list>
      <text:p text:style-name="Standard"><text:span text:style-name="T395">[FS002] Nenhum usuário cadastrado no sistema.</text:span></text:p>
      <text:list text:style-name="LFO441" text:continue-numbering="true">
        <text:list-item>
          <text:p text:style-name="P396">O sistema verifica que não existem<text:s/>usuários cadastrados até o momento e apresenta a mensagem: “Nenhum<text:s/>usuário<text:s/>cadastrado<text:s/>no<text:s/>sistema” e aguarda ação do<text:s/>administrador.</text:p>
        </text:list-item>
      </text:list>
      <text:p text:style-name="Textbody"><text:span text:style-name="T397">[FS003]<text:s/></text:span><text:span text:style-name="T398">Login</text:span><text:span text:style-name="T399"><text:s/>e/ou Senha inválido(s).</text:span></text:p>
      <text:list text:style-name="LFO463" text:continue-numbering="true">
        <text:list-item>
          <text:p text:style-name="P400">Caso o sistema verifique que o usuário e/ou senha informados são inválidos ou o<text:s/>login<text:s/>informado não está cadastrado no sistema, o sistema apresenta a mensagem: “Usuário e/ou Senha inválido(s)”.</text:p>
        </text:list-item>
        <text:list-item>
          <text:p text:style-name="P401"><text:span text:style-name="T402">O usuário indica um valor válido para o campo em questão.</text:span></text:p>
        </text:list-item>
      </text:list>
      <text:p text:style-name="Textbody"><text:span text:style-name="T403">[FS004]</text:span> <text:span text:style-name="T404">&lt;nome do campo&gt; não  foi preenchido corretamente. Por favor, indique um valor válido.</text:span></text:p>
      <text:list text:style-name="LFO446" text:continue-numbering="true">
        <text:list-item>
          <text:p text:style-name="P405">Caso o administrador indique um valor incorreto e/ou inválido para o(s) campo(s) obrigatório, o sistema apresenta esta mensagem de alerta.</text:p>
        </text:list-item>
        <text:list-item>
          <text:p text:style-name="P406"><text:span text:style-name="T407">O</text:span><text:span text:style-name="T408"><text:s/></text:span><text:span text:style-name="T409">usuário indica um novo valor para o campo em questão.</text:span></text:p>
        </text:list-item>
      </text:list>
      <text:p text:style-name="Textbody"/>
      <text:p text:style-name="P410"/>
      <text:h text:style-name="Título2" text:outline-level="2">UC Atualizar Cadastro</text:h>
      <text:p text:style-name="P411"/>
      <text:soft-page-break/>
      <text:p text:style-name="P412">Descrição:</text:p>
      <text:p text:style-name="Standard"><text:span text:style-name="T413">Atores:<text:s/></text:span><text:span text:style-name="T414">Usuário<text:s/></text:span><text:span text:style-name="T415">Web</text:span></text:p>
      <text:p text:style-name="Standard"><text:span text:style-name="T416">Pré-condições:<text:s/></text:span><text:span text:style-name="T417">Usuário Web</text:span><text:span text:style-name="T418"><text:s/></text:span><text:span text:style-name="T419">estar logado</text:span><text:span text:style-name="T420"><text:s/>no sitema Web</text:span><text:span text:style-name="T421">.</text:span></text:p>
      <text:p text:style-name="Standard"><text:span text:style-name="T422">Pós-condições:<text:s/></text:span><text:span text:style-name="T423">Dados do usuário alterados no sistema.</text:span></text:p>
      <text:p text:style-name="P424">Fluxo de eventos principal</text:p>
      <text:list text:style-name="LFO442">
        <text:list-item text:start-value="1">
          <text:p text:style-name="P425">O Sistema abre<text:s/>sua página inicial<text:s/>com as<text:s/>informações sobre o estacionamento da UFBA e a<text:s/>opções: Alterar Senha e<text:s/>Sair.</text:p>
        </text:list-item>
      </text:list>
      <text:list text:style-name="LFO442" text:continue-numbering="true">
        <text:list-item>
          <text:p text:style-name="P426">O<text:s/>Usuário<text:s/>aciona a opção “Alterar Senha”.</text:p>
        </text:list-item>
        <text:list-item>
          <text:p text:style-name="P427">O sistema apresenta os campos<text:s/>para serem preenchidos: “Senha Atual”, “Nova Senha”, “Repetir<text:s/>Nova<text:s/>Senha”.</text:p>
        </text:list-item>
        <text:list-item>
          <text:p text:style-name="P428">O usuário altera os dados desejados e aciona a opção “Salvar” [FS001][FS002]</text:p>
        </text:list-item>
        <text:list-item>
          <text:p text:style-name="P429">Fim do Caso de Uso.</text:p>
        </text:list-item>
      </text:list>
      <text:p text:style-name="P430"/>
      <text:p text:style-name="P431">Fluxos secundários (alternativos e de exceção)</text:p>
      <text:p text:style-name="Textbody"> <text:span text:style-name="T432">[FS001]<text:s/></text:span> <text:span text:style-name="T433">&lt;nome do campo&gt; não  foi preenchido. Por favor, indique um valor.</text:span></text:p>
      <text:list text:style-name="LFO444">
        <text:list-item text:start-value="1">
          <text:p text:style-name="P434">Caso o usuário não indique um valor para o(s) campo(s) obrigatório, o sistema apresenta esta mensagem de alerta.</text:p>
        </text:list-item>
        <text:list-item>
          <text:p text:style-name="P435"><text:span text:style-name="T436">O</text:span><text:span text:style-name="T437"><text:s/></text:span><text:span text:style-name="T438">usuário indica um valor para o campo em questão.</text:span></text:p>
        </text:list-item>
      </text:list>
      <text:p text:style-name="P439"/>
      <text:p text:style-name="Textbody"><text:span text:style-name="T440">[FS002]</text:span> <text:span text:style-name="T441">&lt;nome do campo&gt; não  foi preenchido corretamente. Por favor, indique um valor válido.</text:span></text:p>
      <text:list text:style-name="LFO446" text:continue-numbering="true">
        <text:list-item>
          <text:p text:style-name="P442">Caso o usuário indique um valor incorreto e/ou inválido para o(s) campo(s) obrigatório, o sistema apresenta esta mensagem de alerta.</text:p>
        </text:list-item>
        <text:list-item>
          <text:p text:style-name="P443"><text:span text:style-name="T444">O</text:span><text:span text:style-name="T445"><text:s/></text:span><text:span text:style-name="T446">usuário indica um novo valor para o campo em questão.</text:span></text:p>
        </text:list-item>
      </text:list>
      <text:p text:style-name="P447"/>
      <text:h text:style-name="Título2" text:outline-level="2">UC Manter Administrador</text:h>
      <text:p text:style-name="P448"/>
      <text:p text:style-name="P449">Descrição:</text:p>
      <text:p text:style-name="Standard"><text:span text:style-name="T450">Atores:<text:s/></text:span><text:span text:style-name="T451">Administrador</text:span></text:p>
      <text:p text:style-name="Standard"><text:span text:style-name="T452">Pré-condições:<text:s/></text:span>Administrador deve estar logado no sistema administrativo.</text:p>
      <text:p text:style-name="Standard"><text:span text:style-name="T453">Pós-condições:</text:span><text:s/>Novo administrador cadastrado no sistema.</text:p>
      <text:p text:style-name="Standard"/>
      <text:p text:style-name="P454">Fluxo de eventos principal</text:p>
      <text:p text:style-name="Standard"/>
      <text:list text:style-name="LFO447" text:continue-numbering="true">
        <text:list-item>
          <text:p text:style-name="P455">O Sistema abre a seção do administrador. [SB001], [SB002].</text:p>
        </text:list-item>
        <text:list-item>
          <text:p text:style-name="P456">O administrador aciona a opção “Cadastrar Novo Administrador”.</text:p>
        </text:list-item>
        <text:list-item>
          <text:p text:style-name="P457">O sistema apresenta um formulário com os seguintes campos para serem preenchidos: nome completo, cpf, matriculo ou código de acesso, curso/cargo e a opção “Cadastrar Administrador”. [SB003]</text:p>
        </text:list-item>
        <text:list-item>
          <text:p text:style-name="P458">O administrador preenche todos os campos (todos os campos são obrigatórios) e aciona a<text:s/>opção “Confirmar”. [FS001][FS002]</text:p>
        </text:list-item>
        <text:list-item>
          <text:p text:style-name="P459">O sistema grava os dados, e apresenta a mensagem “Administrador cadastrado com sucesso” e atualiza a lista de usuário no Banco de Dados.</text:p>
        </text:list-item>
        <text:list-item>
          <text:p text:style-name="P460">Fim do Caso de Uso.</text:p>
        </text:list-item>
      </text:list>
      <text:p text:style-name="Standard"/>
      <text:p text:style-name="P461">[SB001] Alterar dados de administrador</text:p>
      <text:p text:style-name="P462"/>
      <text:list text:style-name="LFO448" text:continue-numbering="true">
        <text:list-item>
          <text:p text:style-name="P463">O administrador aciona a opção de Alteração de Dados no painel de Administração.</text:p>
        </text:list-item>
        <text:list-item>
          <text:p text:style-name="P464">O sistema exibe os dados cadastrados em formulário para alteração.</text:p>
        </text:list-item>
        <text:list-item>
          <text:p text:style-name="P465">O administrador altera seus dados e confirma as informações.</text:p>
        </text:list-item>
        <text:list-item>
          <text:p text:style-name="P466">O sistema solicita que o usuário digite sua senha.</text:p>
        </text:list-item>
        <text:list-item>
          <text:p text:style-name="P467">O sistema atualiza os dados do administrador com as informações informadas.</text:p>
        </text:list-item>
        <text:list-item>
          <text:p text:style-name="P468">Fim do Sub-fluxo.</text:p>
        </text:list-item>
      </text:list>
      <text:p text:style-name="Standard"/>
      <text:p text:style-name="P469">[SB002] Alterar senha de administrador</text:p>
      <text:p text:style-name="Standard"/>
      <text:list text:style-name="LFO449" text:continue-numbering="true">
        <text:list-item>
          <text:p text:style-name="P470">O usuário aciona a opção de alteração de senha.</text:p>
        </text:list-item>
        <text:list-item>
          <text:p text:style-name="P471">O sistema solicita a senha atual a nova senha e a confirmação da nova senha.</text:p>
        </text:list-item>
        <text:list-item>
          <text:p text:style-name="P472">O usuário registra e envia as informações.</text:p>
        </text:list-item>
        <text:list-item>
          <text:p text:style-name="P473">O sistema atualiza a senha do administrador com as informações informadas.</text:p>
        </text:list-item>
        <text:list-item>
          <text:p text:style-name="P474">Fim do Sub-fluxo.</text:p>
        </text:list-item>
      </text:list>
      <text:p text:style-name="P475"/>
      <text:p text:style-name="P476">[SB003] Cancelar</text:p>
      <text:list text:style-name="LFO450" text:continue-numbering="true">
        <text:list-item>
          <text:list>
            <text:list-item>
              <text:p text:style-name="P477">Caso o usuário opte por abortar o cadastramento do usuário, ele deve clicar a opção para cancelar esta operação.</text:p>
            </text:list-item>
            <text:list-item>
              <text:p text:style-name="P478">O sistema aborta esta operação e volta fluxo principal, passo 2.</text:p>
            </text:list-item>
          </text:list>
        </text:list-item>
      </text:list>
      <text:p text:style-name="P479"/>
      <text:p text:style-name="Standard"/>
      <text:p text:style-name="P480">Fluxos secundários (alternativos e de exceção)</text:p>
      <text:p text:style-name="Textbody"><text:span text:style-name="T481">[FS001]<text:s/></text:span> &lt;<text:span text:style-name="T482">nome do campo&gt; não  foi preenchido. Por favor, indique um valor.</text:span></text:p>
      <text:list text:style-name="LFO451" text:continue-numbering="true">
        <text:list-item>
          <text:p text:style-name="P483">Caso o usuário não indique um valor para o(s) campo(s) obrigatório, o sistema apresenta esta mensagem de alerta.</text:p>
        </text:list-item>
      </text:list>
      <text:list text:style-name="LFO444" text:continue-numbering="true">
        <text:list-item>
          <text:p text:style-name="P484"><text:span text:style-name="T485">O</text:span><text:span text:style-name="T486"><text:s/></text:span><text:span text:style-name="T487">usuário indica um valor para o campo em questão.</text:span></text:p>
        </text:list-item>
      </text:list>
      <text:p text:style-name="Textbody"><text:span text:style-name="T488">[FS002</text:span><text:span text:style-name="T489">] &lt;nome do campo&gt; não  foi preenchido corretamente. Por favor, indique um valor válido.</text:span></text:p>
      <text:list text:style-name="LFO452" text:continue-numbering="true">
        <text:list-item>
          <text:p text:style-name="P490">Caso o usuário indique um valor incorreto e/ou inválido para o(s) campo(s) obrigatório, o sistema apresenta esta mensagem de alerta.</text:p>
        </text:list-item>
        <text:list-item>
          <text:p text:style-name="P491"><text:span text:style-name="T492">O</text:span><text:span text:style-name="T493"><text:s/></text:span><text:span text:style-name="T494">usuário indica um novo valor para o campo em questão.</text:span></text:p>
        </text:list-item>
      </text:list>
      <text:p text:style-name="Standard"/>
      <text:h text:style-name="Título2" text:outline-level="2">UC Solicitar Senha</text:h>
      <text:p text:style-name="P495"/>
      <text:p text:style-name="P496">Descrição:</text:p>
      <text:p text:style-name="Standard"><text:span text:style-name="T497">Atores:</text:span><text:span text:style-name="T498"><text:s/></text:span><text:span text:style-name="T499">Usuário WEB</text:span></text:p>
      <text:p text:style-name="Standard"><text:span text:style-name="T500">Pré-condições:<text:s/></text:span><text:span text:style-name="T501">Possuir cadastro no sistema.</text:span></text:p>
      <text:soft-page-break/>
      <text:p text:style-name="Standard"><text:span text:style-name="T502">Pós-condições:<text:s/></text:span><text:span text:style-name="T503">Envio de senha para o email do usuário Web.</text:span></text:p>
      <text:p text:style-name="P504">Fluxo de eventos principal</text:p>
      <text:list text:style-name="LFO453" text:continue-numbering="true">
        <text:list-item>
          <text:p text:style-name="P505">O usuário aciona a opção “Esqueci minha senha”.</text:p>
        </text:list-item>
        <text:list-item>
          <text:p text:style-name="P506">O sistema apresenta os campos “usuário” e “e-mail”.</text:p>
        </text:list-item>
        <text:list-item>
          <text:p text:style-name="P507">O usuário preenche os dados e aciona a opção “Enviar Senha para o E-mail” . [FS001][FS002] [FS003] [SB001].</text:p>
        </text:list-item>
        <text:list-item>
          <text:p text:style-name="P508">O sistema apresenta a mensagem “Senha enviada com sucesso.”</text:p>
        </text:list-item>
        <text:list-item>
          <text:p text:style-name="P509">Fim do Caso de Uso.</text:p>
        </text:list-item>
      </text:list>
      <text:p text:style-name="P510">[SB002] Enviar Senha para E-mail</text:p>
      <text:list text:style-name="LFO454">
        <text:list-item text:start-value="1">
          <text:p text:style-name="P511">O sistema envia um e-mail com o lembrete de senha para o e-mail informado pelo usuário.</text:p>
        </text:list-item>
        <text:list-item>
          <text:p text:style-name="P512">Fim do Sub-fluxo.</text:p>
        </text:list-item>
      </text:list>
      <text:p text:style-name="P513">Fluxos secundários (alternativos e de exceção)</text:p>
      <text:p text:style-name="P514">[FS001] Usuário inválido</text:p>
      <text:list text:style-name="LFO456" text:continue-numbering="true">
        <text:list-item>
          <text:p text:style-name="P515">Caso os dados não confiram o sistema exibe a mensagem “Usuário inválido”.</text:p>
        </text:list-item>
        <text:list-item>
          <text:p text:style-name="P516">Fim do Fluxo Secundário.</text:p>
        </text:list-item>
      </text:list>
      <text:p text:style-name="P517">[FS002] Email inválido ou não confere com o e-mail cadastrado para a conta</text:p>
      <text:list text:style-name="LFO456">
        <text:list-item text:start-value="1">
          <text:p text:style-name="P518">Caso os dados não confiram o sistema exibe a mensagem “Email inválido ou não confere com o e-mail cadastrado para a conta”.</text:p>
        </text:list-item>
        <text:list-item>
          <text:p text:style-name="P519">Fim do Fluxo Secundário.</text:p>
        </text:list-item>
      </text:list>
      <text:p text:style-name="Textbody"> [FS003]  &lt;nome do campo&gt; não  foi preenchido. Por favor, indique um valor.</text:p>
      <text:list text:style-name="LFO452" text:continue-numbering="true">
        <text:list-item>
          <text:p text:style-name="P520">Caso o usuário não indique um valor para o(s) campo(s) obrigatório, o sistema apresenta esta mensagem de alerta.</text:p>
        </text:list-item>
        <text:list-item>
          <text:p text:style-name="P521"><text:span text:style-name="T522">O</text:span><text:span text:style-name="T523"><text:s/></text:span><text:span text:style-name="T524">usuário indica um valor para o campo em questão.</text:span></text:p>
        </text:list-item>
      </text:list>
      <text:p text:style-name="Textbody"/>
      <text:p text:style-name="Textbody"/>
      <text:h text:style-name="Título2" text:outline-level="2">UC Manter Vaga</text:h>
      <text:p text:style-name="HorizontalLine"/>
      <text:p text:style-name="P525">Descrição:</text:p>
      <text:p text:style-name="Textbody"><text:span text:style-name="T526">Atores:<text:s/></text:span>Administrador.</text:p>
      <text:p text:style-name="Textbody"><text:span text:style-name="T527">Pré-condições</text:span>: O administrador deve estar logado no sistema.</text:p>
      <text:p text:style-name="Textbody"><text:span text:style-name="T528">Pós-condições</text:span>: Vaga registrada no sistema.</text:p>
      <text:p text:style-name="P529">Fluxo de eventos principal</text:p>
      <text:p text:style-name="P530">1. O sistema apresenta a página inicial com um resumo do sistema e as seguintes opções para serem escolhidas: vagas, usuários, minha conta, sair.</text:p>
      <text:p text:style-name="P531">2. O administrador aciona a opção “Vagas”.</text:p>
      <text:p text:style-name="Textbody"/>
      <text:p text:style-name="Textbody"/>
      <text:h text:style-name="Título2" text:outline-level="2">UC Visualizar Histórico</text:h>
      <text:p text:style-name="HorizontalLine"/>
      <text:p text:style-name="P532">Descrição:</text:p>
      <text:soft-page-break/>
      <text:p text:style-name="Textbody"><text:span text:style-name="T533">Atores:<text:s/></text:span>Administrador.</text:p>
      <text:p text:style-name="Textbody"><text:span text:style-name="T534">Pré-condições</text:span>: O administrador deve estar logado no sistema.</text:p>
      <text:p text:style-name="Textbody"><text:span text:style-name="T535">Pós-condições</text:span>: Arquivo do formato PDF gerado pelo sistema com as informações de histórico.</text:p>
      <text:p text:style-name="P536">Fluxo de eventos principal</text:p>
      <text:p text:style-name="P537">1. O sistema apresenta a página inicial com um resumo do sistema e as seguintes opções para serem escolhidas: vagas, usuários, históricos, minha conta, sair.</text:p>
      <text:p text:style-name="P538">2. O administrador aciona a opção “Históricos”.</text:p>
      <text:p text:style-name="P539">3. O sistema apresenta duas opções de histórico, “Histórico por Vaga” ou “Histórico por Usuário”. [SB001] [SB002] [SB003].</text:p>
      <text:p text:style-name="P540">4. O usuário aciona a opção desejada.</text:p>
      <text:p text:style-name="P541">5. O fluxo principal é finalizado.</text:p>
      <text:p text:style-name="P542"/>
      <text:p text:style-name="P543">[SB001] Histórico por Vaga</text:p>
      <text:list text:style-name="LFO458" text:continue-numbering="true">
        <text:list-item>
          <text:p text:style-name="P544">O administrador seleciona aciona a opção “Histórico por Vaga”.[FS003]</text:p>
        </text:list-item>
        <text:list-item>
          <text:p text:style-name="P545">O subfluxo é finalizado.</text:p>
        </text:list-item>
      </text:list>
      <text:p text:style-name="Textbody"/>
      <text:p text:style-name="Textbody"><text:span text:style-name="T546">[SB002] Histórico por Usuário</text:span></text:p>
      <text:list text:style-name="LFO459" text:continue-numbering="true">
        <text:list-item>
          <text:p text:style-name="P547">O administrador seleciona aciona a opção “Histórico por usuário”.[FS002]</text:p>
        </text:list-item>
        <text:list-item>
          <text:p text:style-name="P548">O subfluxo é finalizado.</text:p>
        </text:list-item>
      </text:list>
      <text:p text:style-name="P549"/>
      <text:p text:style-name="P550">[SB003] Cancelar</text:p>
      <text:list text:style-name="LFO460" text:continue-numbering="true">
        <text:list-item>
          <text:p text:style-name="P551">Caso o usuário opte por abortar a visualização do histórico, ele deve clicar a opção para cancelar esta operação.</text:p>
        </text:list-item>
        <text:list-item>
          <text:p text:style-name="P552">O sistema aborta esta operação e volta para a página inicial da área administrativa.</text:p>
        </text:list-item>
      </text:list>
      <text:p text:style-name="P553"/>
      <text:p text:style-name="Textbody"><text:span text:style-name="T554">Fluxos secundários</text:span><text:s/><text:span text:style-name="T555">(alternativos e de exceção)</text:span></text:p>
      <text:p text:style-name="Textbody"> <text:span text:style-name="T556">[FS001]<text:s/></text:span> <text:span text:style-name="T557">&lt;nome do campo&gt; não  foi preenchido. Por favor, indique um valor.</text:span></text:p>
      <text:list text:style-name="LFO440" text:continue-numbering="true">
        <text:list-item>
          <text:p text:style-name="P558">Caso o usuário não indique um valor para o(s) campo(s) obrigatório, o sistema apresenta esta mensagem de alerta.</text:p>
        </text:list-item>
        <text:list-item>
          <text:p text:style-name="P559">O<text:span text:style-name="T560"><text:s/></text:span>usuário indica um valor para o campo em questão.</text:p>
        </text:list-item>
      </text:list>
      <text:p text:style-name="P561"/>
      <text:p text:style-name="Standard"><text:span text:style-name="T562">[FS002] Nenhum usuário cadastrado no sistema.</text:span></text:p>
      <text:list text:style-name="LFO441" text:continue-numbering="true">
        <text:list-item>
          <text:p text:style-name="P563">O sistema verifica que não existem obras cadastradas até o momento e apresenta a mensagem: “Nenhum usuário cadastrado no sistema” e aguarda ação do usuário.</text:p>
        </text:list-item>
      </text:list>
      <text:p text:style-name="Textbody"/>
      <text:p text:style-name="Standard"><text:span text:style-name="T564">[FS003]</text:span> <text:span text:style-name="T565">Nenhuma vaga cadastrada no sistema.</text:span></text:p>
      <text:list text:style-name="LFO461" text:continue-numbering="true">
        <text:list-item>
          <text:p text:style-name="P566">O sistema verifica que não existem vagas cadastradas até o momento e apresenta a mensagem: “Nenhuma vaga cadastrada no acervo” e aguarda ação do usuário.</text:p>
        </text:list-item>
      </text:list>
      <text:p text:style-name="Textbody"/>
      <text:h text:style-name="Título2" text:outline-level="2">UC Estacionar</text:h>
      <text:p text:style-name="HorizontalLine"/>
      <text:p text:style-name="P567">Descrição:</text:p>
      <text:p text:style-name="Textbody"><text:span text:style-name="T568">Atores:<text:s/></text:span>Usuário.</text:p>
      <text:p text:style-name="Textbody"><text:span text:style-name="T569">Pré-condições</text:span>: O usuário deve estar logado no sistema.</text:p>
      <text:p text:style-name="Textbody"><text:span text:style-name="T570">Pós-condições</text:span>: O usuário deve ser associado a uma vaga e deve ser impresso um ticket com o código da vaga correspondente.<text:s/></text:p>
      <text:p text:style-name="P571">Fluxo de eventos principal</text:p>
      <text:p text:style-name="P572">1. O sistema apresenta a página inicial com um resumo do sistema e as seguintes opções para serem escolhidas: vagas, usuários, históricos, minha conta, sair.</text:p>
      <text:p text:style-name="P573">2. O administrador aciona a opção “Históricos”.</text:p>
      <text:p text:style-name="P574">3. O sistema apresenta duas opções de histórico, “Histórico por Vaga” ou “Histórico por Usuário”. [SB001] [SB002] [SB003].</text:p>
      <text:p text:style-name="P575">4. O usuário aciona a opção desejada.</text:p>
      <text:p text:style-name="P576">5. O fluxo principal é finalizado.</text:p>
      <text:p text:style-name="P577"/>
      <text:p text:style-name="P578">[SB001] Histórico por Vaga</text:p>
      <text:list text:style-name="LFO458" text:continue-numbering="true">
        <text:list-item>
          <text:p text:style-name="P579">O administrador seleciona aciona a opção “Histórico por Vaga”.[FS003]</text:p>
        </text:list-item>
        <text:list-item>
          <text:p text:style-name="P580">O subfluxo é finalizado.</text:p>
        </text:list-item>
      </text:list>
      <text:p text:style-name="Textbody"/>
      <text:p text:style-name="Textbody"><text:span text:style-name="T581">[SB002] Histórico por Usuário</text:span></text:p>
      <text:list text:style-name="LFO459" text:continue-numbering="true">
        <text:list-item>
          <text:p text:style-name="P582">O administrador seleciona aciona a opção “Histórico por usuário”.[FS002]</text:p>
        </text:list-item>
        <text:list-item>
          <text:p text:style-name="P583">O subfluxo é finalizado.</text:p>
        </text:list-item>
      </text:list>
      <text:p text:style-name="P584"/>
      <text:p text:style-name="P585">[SB003] Cancelar</text:p>
      <text:list text:style-name="LFO460" text:continue-numbering="true">
        <text:list-item>
          <text:p text:style-name="P586">Caso o usuário opte por abortar a visualização do histórico, ele deve clicar a opção para cancelar esta operação.</text:p>
        </text:list-item>
        <text:list-item>
          <text:p text:style-name="P587">O sistema aborta esta operação e volta para a página inicial da área administrativa.</text:p>
        </text:list-item>
      </text:list>
      <text:p text:style-name="P588"/>
      <text:p text:style-name="Textbody"><text:span text:style-name="T589">Fluxos secundários</text:span><text:s/><text:span text:style-name="T590">(alternativos e de exceção)</text:span></text:p>
      <text:p text:style-name="Textbody"> <text:span text:style-name="T591">[FS001]<text:s/></text:span> <text:span text:style-name="T592">&lt;nome do campo&gt; não  foi preenchido. Por favor, indique um valor.</text:span></text:p>
      <text:list text:style-name="LFO440" text:continue-numbering="true">
        <text:list-item>
          <text:p text:style-name="P593">Caso o usuário não indique um valor para o(s) campo(s) obrigatório, o sistema apresenta esta mensagem de alerta.</text:p>
        </text:list-item>
        <text:list-item>
          <text:p text:style-name="P594">O<text:span text:style-name="T595"><text:s/></text:span>usuário indica um valor para o campo em questão.</text:p>
        </text:list-item>
      </text:list>
      <text:p text:style-name="P596"/>
      <text:p text:style-name="Standard"><text:span text:style-name="T597">[FS002] Nenhum usuário cadastrado no sistema.</text:span></text:p>
      <text:soft-page-break/>
      <text:list text:style-name="LFO441" text:continue-numbering="true">
        <text:list-item>
          <text:p text:style-name="P598">O sistema verifica que não existem obras cadastradas até o momento e apresenta a mensagem: “Nenhum usuário cadastrado no sistema” e aguarda ação do usuário.</text:p>
        </text:list-item>
      </text:list>
      <text:p text:style-name="Textbody"/>
      <text:p text:style-name="Standard"><text:span text:style-name="T599">[FS003]</text:span> <text:span text:style-name="T600">Nenhuma vaga cadastrada no sistema.</text:span></text:p>
      <text:list text:style-name="LFO461" text:continue-numbering="true">
        <text:list-item>
          <text:p text:style-name="P601">O sistema verifica que não existem vagas cadastradas até o momento e apresenta a mensagem: “Nenhuma vaga cadastrada no acervo” e aguarda ação do usuário.</text:p>
        </text:list-item>
      </text:list>
      <text:p text:style-name="P602"/>
      <text:h text:style-name="Título2" text:outline-level="2">UC Sair do Estacionamento</text:h>
      <text:p text:style-name="HorizontalLine"/>
      <text:p text:style-name="P603">Descrição:</text:p>
      <text:p text:style-name="Textbody"><text:span text:style-name="T604">Atores:<text:s/></text:span>Usuário.</text:p>
      <text:p text:style-name="Textbody"><text:span text:style-name="T605">Pré-condições</text:span>: O usuário deve estar estacionado e com o ticket na mão.</text:p>
      <text:p text:style-name="Textbody"><text:span text:style-name="T606">Pós-condições</text:span>: O usuário deve ser desassociado a vaga que estava estacionado.</text:p>
      <text:p text:style-name="P607"><text:s/>Fluxo de eventos principal</text:p>
      <text:p text:style-name="P608">1. O sistema apresenta a página inicial com um resumo do sistema e as seguintes opções para serem escolhidas: vagas, usuários, históricos, minha conta, sair.</text:p>
      <text:p text:style-name="P609">2. O administrador aciona a opção “Históricos”.</text:p>
      <text:p text:style-name="P610">3. O sistema apresenta duas opções de histórico, “Histórico por Vaga” ou “Histórico por Usuário”. [SB001] [SB002] [SB003].</text:p>
      <text:p text:style-name="P611">4. O usuário aciona a opção desejada.</text:p>
      <text:p text:style-name="P612">5. O fluxo principal é finalizado.</text:p>
      <text:p text:style-name="Textbody"/>
      <text:p text:style-name="Textbody"/>
      <text:h text:style-name="Título2" text:outline-level="2">UC Registrar Histórico</text:h>
      <text:p text:style-name="P613"/>
      <text:p text:style-name="P614">Descrição:</text:p>
      <text:p text:style-name="Standard"><text:span text:style-name="T615">Atores:<text:s/></text:span><text:span text:style-name="T616">Nenhum</text:span></text:p>
      <text:p text:style-name="Standard"><text:span text:style-name="T617">Pré-condições:<text:s/></text:span><text:span text:style-name="T618">Nenhuma</text:span></text:p>
      <text:p text:style-name="Standard"><text:span text:style-name="T619">Pós-condições:<text:s/></text:span><text:span text:style-name="T620">Nenhuma</text:span></text:p>
      <text:p text:style-name="P621">Fluxo de eventos principal</text:p>
      <text:list text:style-name="LFO462" text:continue-numbering="true">
        <text:list-item>
          <text:p text:style-name="P622">Este caso de uso inicia com o envio dos dados pelos casos de uso Estacionar.</text:p>
        </text:list-item>
        <text:list-item>
          <text:p text:style-name="P623">O sistema armazena as seguintes informações: Usuário, Data/hora, Vaga estacionada.</text:p>
        </text:list-item>
        <text:list-item>
          <text:p text:style-name="P624">Fim do Caso de Uso.</text:p>
        </text:list-item>
      </text:list>
      <text:p text:style-name="P625">Fluxos secundários (alternativos e de exceção)</text:p>
      <text:p text:style-name="P626">Não há</text:p>
      <text:p text:style-name="Textbody"/>
      <text:p text:style-name="P627"/>
      <text:soft-page-break/>
      <text:h text:style-name="Título1" text:outline-level="1">Referências</text:h>
      <text:p text:style-name="Textbody"><text:bookmark-start text:name="_Ref118175360"/><text:bookmark-end text:name="_Ref118175360"/>[1]    Documento de Requisitos de Software; Smart Parking</text:p>
      <text:p text:style-name="Textbody"/>
      <text:p text:style-name="P62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Times" svg:font-family="Times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vg:font-family="OpenSymbol" style:font-family-generic="system"/>
    <style:font-face style:name="Nimbus Roman No9 L" svg:font-family="Nimbus Roman No9 L" style:font-family-generic="roman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Lucida Sans Unicode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border-top="none" fo:border-left="none" fo:border-bottom="0.0069in solid #000000" fo:border-right="none" fo:padding-top="0in" fo:padding-left="0in" fo:padding-bottom="0.0138in" fo:padding-right="0in" style:shadow="none" fo:margin-top="0.3472in" fo:margin-bottom="0.0833in" fo:margin-left="0.2993in" fo:text-indent="-0.2993in" fo:background-color="#FFFFFF">
        <style:tab-stops/>
      </style:paragraph-properties>
      <style:text-properties style:font-name="Verdana" fo:font-weight="bold" style:font-weight-asian="bold" fo:font-size="12pt" style:font-size-asian="12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margin-top="0.1666in"/>
      <style:text-properties fo:font-weight="bold" style:font-weight-asian="bold" fo:font-size="12pt" style:font-size-asian="12pt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margin-top="0.1666in"/>
      <style:text-properties style:font-name="Times New Roman" fo:font-weight="bold" style:font-weight-asian="bold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margin-top="0.1666in"/>
      <style:text-properties style:font-name="Times New Roman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/>
      <style:text-properties style:font-name="Arial" fo:hyphenate="false"/>
    </style:style>
    <style:style style:name="Título6" style:display-name="Título 6" style:family="paragraph" style:parent-style-name="Standard" style:next-style-name="Standard" style:default-outline-level="6">
      <style:paragraph-properties fo:margin-top="0.1666in"/>
      <style:text-properties style:font-name="Arial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/>
      <style:text-properties style:font-name="Arial" fo:hyphenate="false"/>
    </style:style>
    <style:style style:name="Título8" style:display-name="Título 8" style:family="paragraph" style:parent-style-name="Standard" style:next-style-name="Standard" style:default-outline-level="8">
      <style:paragraph-properties fo:margin-top="0.1666in"/>
      <style:text-properties style:font-name="Arial" fo:font-size="10pt" style:font-size-asian="10pt" fo:hyphenate="false"/>
    </style:style>
    <style:style style:name="Título9" style:display-name="Título 9" style:family="paragraph" style:parent-style-name="Standard" style:next-style-name="Standard" style:default-outline-level="9">
      <style:paragraph-properties fo:margin-top="0.1666in"/>
      <style:text-properties style:font-name="Arial" fo:font-size="10pt" style:font-size-asian="10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list-style style:name="WW_OutlineListStyle_6" style:display-name="WW_OutlineListStyle_6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Standard" style:display-name="Standard" style:family="paragraph">
      <style:paragraph-properties fo:widows="2" fo:orphans="2" fo:text-align="justify" fo:margin-top="0.0416in" fo:margin-bottom="0.0416in"/>
      <style:text-properties style:font-name="Times" style:font-name-asian="Times New Roman" style:font-name-complex="Times New Roman" fo:font-size="11pt" style:font-size-asian="11pt" style:font-size-complex="10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Lucida Sans Unicode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top="0in"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Contents1" style:display-name="Contents 1" style:family="paragraph" style:parent-style-name="Standard" style:next-style-name="Standard">
      <style:paragraph-properties fo:text-align="start" fo:margin-top="0.0833in" fo:margin-bottom="0in"/>
      <style:text-properties fo:font-weight="bold" style:font-weight-asian="bold" style:font-weight-complex="bold" fo:font-style="italic" style:font-style-asian="italic" style:font-style-complex="italic" style:font-size-complex="14pt" fo:hyphenate="false"/>
    </style:style>
    <style:style style:name="Contents2" style:display-name="Contents 2" style:family="paragraph" style:parent-style-name="Standard" style:next-style-name="Standard">
      <style:paragraph-properties fo:text-align="start" fo:margin-top="0.0833in" fo:margin-bottom="0in" fo:margin-left="0.1527in">
        <style:tab-stops/>
      </style:paragraph-properties>
      <style:text-properties fo:font-weight="bold" style:font-weight-asian="bold" style:font-weight-complex="bold" style:font-size-complex="13pt" fo:hyphenate="false"/>
    </style:style>
    <style:style style:name="Contents3" style:display-name="Contents 3" style:family="paragraph" style:parent-style-name="Standard" style:next-style-name="Standard">
      <style:paragraph-properties fo:text-align="start" fo:margin-top="0in" fo:margin-bottom="0in" fo:margin-left="0.3055in">
        <style:tab-stops/>
      </style:paragraph-properties>
      <style:text-properties style:font-size-complex="12pt" fo:hyphenate="false"/>
    </style:style>
    <style:style style:name="Contents4" style:display-name="Contents 4" style:family="paragraph" style:parent-style-name="Standard" style:next-style-name="Standard">
      <style:paragraph-properties fo:text-align="start" fo:margin-top="0in" fo:margin-bottom="0in" fo:margin-left="0.4583in">
        <style:tab-stops/>
      </style:paragraph-properties>
      <style:text-properties style:font-size-complex="12pt" fo:hyphenate="false"/>
    </style:style>
    <style:style style:name="Contents5" style:display-name="Contents 5" style:family="paragraph" style:parent-style-name="Standard" style:next-style-name="Standard">
      <style:paragraph-properties fo:text-align="start" fo:margin-top="0in" fo:margin-bottom="0in" fo:margin-left="0.6111in">
        <style:tab-stops/>
      </style:paragraph-properties>
      <style:text-properties style:font-size-complex="12pt" fo:hyphenate="false"/>
    </style:style>
    <style:style style:name="Contents6" style:display-name="Contents 6" style:family="paragraph" style:parent-style-name="Standard" style:next-style-name="Standard">
      <style:paragraph-properties fo:text-align="start" fo:margin-top="0in" fo:margin-bottom="0in" fo:margin-left="0.7638in">
        <style:tab-stops/>
      </style:paragraph-properties>
      <style:text-properties style:font-size-complex="12pt" fo:hyphenate="false"/>
    </style:style>
    <style:style style:name="Contents7" style:display-name="Contents 7" style:family="paragraph" style:parent-style-name="Standard" style:next-style-name="Standard">
      <style:paragraph-properties fo:text-align="start" fo:margin-top="0in" fo:margin-bottom="0in" fo:margin-left="0.9166in">
        <style:tab-stops/>
      </style:paragraph-properties>
      <style:text-properties style:font-size-complex="12pt" fo:hyphenate="false"/>
    </style:style>
    <style:style style:name="Contents8" style:display-name="Contents 8" style:family="paragraph" style:parent-style-name="Standard" style:next-style-name="Standard">
      <style:paragraph-properties fo:text-align="start" fo:margin-top="0in" fo:margin-bottom="0in" fo:margin-left="1.0694in">
        <style:tab-stops/>
      </style:paragraph-properties>
      <style:text-properties style:font-size-complex="12pt" fo:hyphenate="false"/>
    </style:style>
    <style:style style:name="Contents9" style:display-name="Contents 9" style:family="paragraph" style:parent-style-name="Standard" style:next-style-name="Standard">
      <style:paragraph-properties fo:text-align="start" fo:margin-top="0in" fo:margin-bottom="0in" fo:margin-left="1.2222in">
        <style:tab-stops/>
      </style:paragraph-properties>
      <style:text-properties style:font-size-complex="12pt"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PSC_Comentario_Template" style:display-name="PSC_Comentario_Template" style:family="paragraph" style:parent-style-name="Standard">
      <style:text-properties fo:font-style="italic" style:font-style-asian="italic" fo:hyphenate="false"/>
    </style:style>
    <style:style style:name="PSC_Legenda" style:display-name="PSC_Legenda" style:family="paragraph" style:parent-style-name="Standard">
      <style:paragraph-properties fo:text-align="center"/>
      <style:text-properties style:font-name="Times New Roman" fo:font-weight="bold" style:font-weight-asian="bold" fo:hyphenate="false"/>
    </style:style>
    <style:style style:name="PSC_Referencia" style:display-name="PSC_Referencia" style:family="paragraph" style:parent-style-name="Standard" style:list-style-name="WW8Num67">
      <style:text-properties fo:hyphenate="false"/>
    </style:style>
    <style:style style:name="PSC_Tabela_Cabecalho" style:display-name="PSC_Tabela_Cabecalho" style:family="paragraph" style:parent-style-name="Standard">
      <style:paragraph-properties fo:text-align="start"/>
      <style:text-properties style:font-name="Verdana" fo:font-weight="bold" style:font-weight-asian="bold" fo:font-size="10pt" style:font-size-asian="10pt" fo:hyphenate="false"/>
    </style:style>
    <style:style style:name="Rodapé" style:display-name="Rodapé" style:family="paragraph" style:parent-style-name="Standard">
      <style:paragraph-properties fo:margin-bottom="0in">
        <style:tab-stops>
          <style:tab-stop style:type="center" style:position="2.884in"/>
          <style:tab-stop style:type="right" style:position="5.768in"/>
        </style:tab-stops>
      </style:paragraph-properties>
      <style:text-properties style:font-name="Arial" fo:font-size="8pt" style:font-size-asian="8pt" fo:hyphenate="false"/>
    </style:style>
    <style:style style:name="titulo_capa" style:display-name="titulo_capa" style:family="paragraph">
      <style:paragraph-properties fo:widows="2" fo:orphans="2" fo:text-align="center" fo:text-indent="-0.3798in"/>
      <style:text-properties style:font-name="Verdana" style:font-name-asian="Arial" style:font-name-complex="Times New Roman" fo:font-weight="bold" style:font-weight-asian="bold" fo:font-size="14pt" style:font-size-asian="14pt" style:font-size-complex="10pt" fo:hyphenate="false"/>
    </style:style>
    <style:style style:name="titulo_capa_projeto" style:display-name="titulo_capa_projeto" style:family="paragraph" style:parent-style-name="Standard">
      <style:paragraph-properties fo:text-align="center" fo:text-indent="-0.3798in"/>
      <style:text-properties style:font-name="Verdana" fo:color="#000000" fo:font-size="12pt" style:font-size-asian="12pt" fo:hyphenate="false"/>
    </style:style>
    <style:style style:name="titulo_capa2" style:display-name="titulo_capa2" style:family="paragraph">
      <style:paragraph-properties fo:widows="2" fo:orphans="2" fo:text-align="center" fo:text-indent="-0.3798in"/>
      <style:text-properties style:font-name="Verdana" style:font-name-asian="Arial" style:font-name-complex="Times New Roman" fo:font-size="11pt" style:font-size-asian="11pt" style:font-size-complex="10pt" fo:hyphenate="false"/>
    </style:style>
    <style:style style:name="PSC_Requisito" style:display-name="PSC_Requisito" style:family="paragraph" style:parent-style-name="Standard">
      <style:paragraph-properties fo:border-top="0.0069in solid #000000" fo:border-left="none" fo:border-bottom="0.0069in solid #000000" fo:border-right="none" fo:padding-top="0.0138in" fo:padding-left="0in" fo:padding-bottom="0.0138in" fo:padding-right="0in" style:shadow="none" fo:text-align="center"/>
      <style:text-properties style:font-name="Verdana" fo:font-weight="bold" style:font-weight-asian="bold" style:font-weight-complex="bold" fo:font-size="10pt" style:font-size-asian="10pt" fo:hyphenate="false"/>
    </style:style>
    <style:style style:name="PSC_Fluxo_Caso_Uso" style:display-name="PSC_Fluxo_Caso_Uso" style:family="paragraph" style:parent-style-name="Standard">
      <style:text-properties style:font-name="Verdana" fo:font-weight="bold" style:font-weight-asian="bold" style:font-weight-complex="bold" fo:font-size="10pt" style:font-size-asian="10pt" fo:hyphenate="false"/>
    </style:style>
    <style:style style:name="Textodecomentário" style:display-name="Texto de comentário" style:family="paragraph" style:parent-style-name="Standard">
      <style:text-properties fo:font-size="10pt" style:font-size-asian="10pt" fo:hyphenate="false"/>
    </style:style>
    <style:style style:name="Textodebalão" style:display-name="Texto de balão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Footnote" style:display-name="Footnote" style:family="paragraph" style:parent-style-name="Standard">
      <style:text-properties fo:font-size="10pt" style:font-size-asian="10pt" fo:hyphenate="false"/>
    </style:style>
    <style:style style:name="Assuntodocomentário" style:display-name="Assunto do comentário" style:family="paragraph" style:parent-style-name="Textodecomentário" style:next-style-name="Textodecomentário">
      <style:text-properties fo:font-weight="bold" style:font-weight-asian="bold" style:font-weight-complex="bold" fo:hyphenate="false"/>
    </style:style>
    <style:style style:name="Endnote" style:display-name="Endnote" style:family="paragraph" style:parent-style-name="Standard">
      <style:text-properties fo:font-size="10pt" style:font-size-asian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ntents10" style:display-name="Contents 10" style:family="paragraph" style:parent-style-name="Index">
      <style:paragraph-properties fo:margin-left="1.7687in">
        <style:tab-stops>
          <style:tab-stop style:type="right" style:leader-style="dotted" style:leader-text="." style:position="4.9236in"/>
        </style:tab-stops>
      </style:paragraph-properties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Heading10" style:display-name="Heading 10" style:family="paragraph" style:parent-style-name="Heading" style:next-style-name="Textbody">
      <style:text-properties fo:font-weight="bold" style:font-weight-asian="bold" style:font-weight-complex="bold" fo:hyphenate="false"/>
    </style:style>
    <style:style style:name="WW8Num2z0" style:display-name="WW8Num2z0" style:family="text">
      <style:text-properties fo:font-weight="normal" style:font-weight-asian="normal" fo:font-style="normal" style:font-style-asian="normal"/>
    </style:style>
    <style:style style:name="WW8Num34z0" style:display-name="WW8Num34z0" style:family="text">
      <style:text-properties fo:font-weight="normal" style:font-weight-asian="normal" fo:font-style="normal" style:font-style-asian="normal"/>
    </style:style>
    <style:style style:name="WW8Num73z0" style:display-name="WW8Num73z0" style:family="text">
      <style:text-properties fo:font-weight="normal" style:font-weight-asian="normal" fo:font-style="normal" style:font-style-asian="normal"/>
    </style:style>
    <style:style style:name="WW8Num85z0" style:display-name="WW8Num85z0" style:family="text">
      <style:text-properties fo:font-weight="normal" style:font-weight-asian="normal" fo:font-style="normal" style:font-style-asian="normal"/>
    </style:style>
    <style:style style:name="WW8Num273z0" style:display-name="WW8Num273z0" style:family="text">
      <style:text-properties style:font-name="Symbol"/>
    </style:style>
    <style:style style:name="WW8Num273z1" style:display-name="WW8Num273z1" style:family="text">
      <style:text-properties style:font-name="Courier New" style:font-name-complex="Courier New"/>
    </style:style>
    <style:style style:name="WW8Num273z2" style:display-name="WW8Num273z2" style:family="text">
      <style:text-properties style:font-name="Wingdings"/>
    </style:style>
    <style:style style:name="WW8Num328z0" style:display-name="WW8Num328z0" style:family="text">
      <style:text-properties style:font-name="Symbol"/>
    </style:style>
    <style:style style:name="WW8Num328z1" style:display-name="WW8Num328z1" style:family="text">
      <style:text-properties style:font-name="Courier New" style:font-name-complex="Courier New"/>
    </style:style>
    <style:style style:name="WW8Num328z2" style:display-name="WW8Num328z2" style:family="text">
      <style:text-properties style:font-name="Wingdings"/>
    </style:style>
    <style:style style:name="WW8Num340z0" style:display-name="WW8Num340z0" style:family="text">
      <style:text-properties style:font-name="Symbol"/>
    </style:style>
    <style:style style:name="WW8Num340z1" style:display-name="WW8Num340z1" style:family="text">
      <style:text-properties style:font-name="Courier New" style:font-name-complex="Courier New"/>
    </style:style>
    <style:style style:name="WW8Num340z2" style:display-name="WW8Num340z2" style:family="text">
      <style:text-properties style:font-name="Wingdings"/>
    </style:style>
    <style:style style:name="WW8Num387z0" style:display-name="WW8Num387z0" style:family="text">
      <style:text-properties style:font-name="Symbol"/>
    </style:style>
    <style:style style:name="WW8Num387z1" style:display-name="WW8Num387z1" style:family="text">
      <style:text-properties style:font-name="Courier New"/>
    </style:style>
    <style:style style:name="WW8Num387z2" style:display-name="WW8Num387z2" style:family="text">
      <style:text-properties style:font-name="Wingdings"/>
    </style:style>
    <style:style style:name="Internetlink" style:display-name="Internet 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Númerodepágina" style:display-name="Número de página" style:family="text" style:parent-style-name="Fonteparág.padrão"/>
    <style:style style:name="Ref.decomentário" style:display-name="Ref. de comentário" style:family="text" style:parent-style-name="Fonteparág.padrão">
      <style:text-properties fo:font-size="8pt" style:font-size-asian="8pt" style:font-size-complex="8pt"/>
    </style:style>
    <style:style style:name="FootnoteSymbol" style:display-name="Footnote Symbol" style:family="text" style:parent-style-name="Fonteparág.padrão">
      <style:text-properties style:text-position="super 66.6%"/>
    </style:style>
    <style:style style:name="EndnoteSymbol" style:display-name="Endnote Symbol" style:family="text" style:parent-style-name="Fonteparág.padrão">
      <style:text-properties style:text-position="super 66.6%"/>
    </style:style>
    <style:style style:name="VisitedInternetLink" style:display-name="Visited Internet Link" style:family="text" style:parent-style-name="Fonteparág.padrão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Footnoteanchor" style:display-name="Footnote anchor" style:family="text">
      <style:text-properties style:text-position="super 66.6%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INS" style:display-name="INS" style:family="text"/>
    <style:style style:name="EstiloCentralizado" style:display-name="Estilo Centralizado" style:family="paragraph" style:parent-style-name="Normal">
      <style:paragraph-properties fo:widows="2" fo:orphans="2" fo:text-align="center" style:vertical-align="auto" fo:margin-top="0.0833in" fo:margin-bottom="0.0833in"/>
      <style:text-properties style:font-name-asian="Times New Roman" style:font-name-complex="Times New Roman" style:letter-kerning="false" fo:font-size="11pt" style:font-size-asian="11pt" style:font-size-complex="10pt" fo:hyphenate="true"/>
    </style:style>
    <style:style style:name="PSC-TituloCentral" style:display-name="PSC - Titulo Central" style:family="paragraph" style:parent-style-name="Normal" style:auto-update="true">
      <style:paragraph-properties fo:widows="2" fo:orphans="2" fo:break-before="page" fo:text-align="center" style:vertical-align="auto" fo:margin-top="0.25in" fo:margin-bottom="0.25in"/>
      <style:text-properties style:font-name="Times" style:font-name-asian="Times New Roman" style:font-name-complex="Times New Roman" fo:font-weight="bold" style:font-weight-asian="bold" fo:text-transform="uppercase" style:letter-kerning="false" style:font-size-complex="10pt" fo:hyphenate="true"/>
    </style:style>
    <text:list-style style:name="WW_OutlineListStyle_5" style:display-name="WW_OutlineListStyle_5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_OutlineListStyle_4" style:display-name="WW_OutlineListStyle_4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_OutlineListStyle_3" style:display-name="WW_OutlineListStyle_3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_OutlineListStyle_2" style:display-name="WW_OutlineListStyle_2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_OutlineListStyle_1" style:display-name="WW_OutlineListStyle_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_OutlineListStyle" style:display-name="WW_OutlineListStyl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1" style:display-name="WW8Num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9LVL1" style:family="text">
      <style:text-properties fo:font-weight="normal" style:font-weight-asian="normal" fo:font-style="normal" style:font-style-asian="normal"/>
    </style:style>
    <text:list-style style:name="WW8Num2" style:display-name="WW8Num2">
      <text:list-level-style-number text:level="1" text:style-name="WW_CharLFO9LVL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" style:display-name="WW8Num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" style:display-name="WW8Num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5" style:display-name="WW8Num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6" style:display-name="WW8Num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7" style:display-name="WW8Num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8" style:display-name="WW8Num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9" style:display-name="WW8Num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0" style:display-name="WW8Num1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1" style:display-name="WW8Num1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2" style:display-name="WW8Num1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3" style:display-name="WW8Num1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4" style:display-name="WW8Num1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5" style:display-name="WW8Num1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6" style:display-name="WW8Num1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7" style:display-name="WW8Num1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8" style:display-name="WW8Num1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9" style:display-name="WW8Num1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0" style:display-name="WW8Num2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1" style:display-name="WW8Num2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2" style:display-name="WW8Num2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3" style:display-name="WW8Num2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4" style:display-name="WW8Num2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5" style:display-name="WW8Num2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6" style:display-name="WW8Num2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7" style:display-name="WW8Num27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28" style:display-name="WW8Num2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9" style:display-name="WW8Num2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0" style:display-name="WW8Num3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1" style:display-name="WW8Num3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2" style:display-name="WW8Num3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3" style:display-name="WW8Num3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41LVL1" style:family="text">
      <style:text-properties fo:font-weight="normal" style:font-weight-asian="normal" fo:font-style="normal" style:font-style-asian="normal"/>
    </style:style>
    <text:list-style style:name="WW8Num34" style:display-name="WW8Num34">
      <text:list-level-style-number text:level="1" text:style-name="WW_CharLFO41LVL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5" style:display-name="WW8Num3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6" style:display-name="WW8Num3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7" style:display-name="WW8Num3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8" style:display-name="WW8Num3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9" style:display-name="WW8Num3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0" style:display-name="WW8Num4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1" style:display-name="WW8Num4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2" style:display-name="WW8Num4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3" style:display-name="WW8Num4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4" style:display-name="WW8Num4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5" style:display-name="WW8Num45">
      <text:list-level-style-number text:level="1" style:num-suffix=".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6" style:display-name="WW8Num4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7" style:display-name="WW8Num4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8" style:display-name="WW8Num4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9" style:display-name="WW8Num4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50" style:display-name="WW8Num5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51" style:display-name="WW8Num5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52" style:display-name="WW8Num5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53" style:display-name="WW8Num5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54" style:display-name="WW8Num5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55" style:display-name="WW8Num5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56" style:display-name="WW8Num5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57" style:display-name="WW8Num5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58" style:display-name="WW8Num5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59" style:display-name="WW8Num5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60" style:display-name="WW8Num6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61" style:display-name="WW8Num6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62" style:display-name="WW8Num6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63" style:display-name="WW8Num6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64" style:display-name="WW8Num6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65" style:display-name="WW8Num6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66" style:display-name="WW8Num6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67" style:display-name="WW8Num67">
      <text:list-level-style-number text:level="1" style:num-prefix="[" style:num-suffix="]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68" style:display-name="WW8Num6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69" style:display-name="WW8Num6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70" style:display-name="WW8Num7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71" style:display-name="WW8Num7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72" style:display-name="WW8Num7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80LVL1" style:family="text">
      <style:text-properties fo:font-weight="normal" style:font-weight-asian="normal" fo:font-style="normal" style:font-style-asian="normal"/>
    </style:style>
    <text:list-style style:name="WW8Num73" style:display-name="WW8Num73">
      <text:list-level-style-number text:level="1" text:style-name="WW_CharLFO80LVL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74" style:display-name="WW8Num7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75" style:display-name="WW8Num7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76" style:display-name="WW8Num7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77" style:display-name="WW8Num7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78" style:display-name="WW8Num7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79" style:display-name="WW8Num79">
      <text:list-level-style-number text:level="1" style:num-suffix=".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80" style:display-name="WW8Num8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81" style:display-name="WW8Num8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82" style:display-name="WW8Num8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83" style:display-name="WW8Num8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84" style:display-name="WW8Num8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92LVL1" style:family="text">
      <style:text-properties fo:font-weight="normal" style:font-weight-asian="normal" fo:font-style="normal" style:font-style-asian="normal"/>
    </style:style>
    <text:list-style style:name="WW8Num85" style:display-name="WW8Num85">
      <text:list-level-style-number text:level="1" text:style-name="WW_CharLFO92LVL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86" style:display-name="WW8Num8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87" style:display-name="WW8Num8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88" style:display-name="WW8Num8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89" style:display-name="WW8Num8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90" style:display-name="WW8Num9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91" style:display-name="WW8Num9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92" style:display-name="WW8Num9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93" style:display-name="WW8Num9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94" style:display-name="WW8Num9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95" style:display-name="WW8Num9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96" style:display-name="WW8Num9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97" style:display-name="WW8Num9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98" style:display-name="WW8Num9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99" style:display-name="WW8Num9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00" style:display-name="WW8Num10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01" style:display-name="WW8Num10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02" style:display-name="WW8Num10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03" style:display-name="WW8Num10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04" style:display-name="WW8Num10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05" style:display-name="WW8Num10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06" style:display-name="WW8Num10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07" style:display-name="WW8Num10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08" style:display-name="WW8Num10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09" style:display-name="WW8Num10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10" style:display-name="WW8Num11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11" style:display-name="WW8Num11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12" style:display-name="WW8Num11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13" style:display-name="WW8Num11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14" style:display-name="WW8Num11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15" style:display-name="WW8Num11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16" style:display-name="WW8Num11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17" style:display-name="WW8Num11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18" style:display-name="WW8Num11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19" style:display-name="WW8Num11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20" style:display-name="WW8Num12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21" style:display-name="WW8Num12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22" style:display-name="WW8Num12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23" style:display-name="WW8Num12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24" style:display-name="WW8Num12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25" style:display-name="WW8Num12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26" style:display-name="WW8Num12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27" style:display-name="WW8Num12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28" style:display-name="WW8Num12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29" style:display-name="WW8Num12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30" style:display-name="WW8Num13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31" style:display-name="WW8Num13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32" style:display-name="WW8Num13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33" style:display-name="WW8Num13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34" style:display-name="WW8Num13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35" style:display-name="WW8Num13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36" style:display-name="WW8Num13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37" style:display-name="WW8Num13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38" style:display-name="WW8Num13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39" style:display-name="WW8Num13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40" style:display-name="WW8Num14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41" style:display-name="WW8Num14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42" style:display-name="WW8Num14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43" style:display-name="WW8Num14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44" style:display-name="WW8Num14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45" style:display-name="WW8Num14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46" style:display-name="WW8Num14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47" style:display-name="WW8Num14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48" style:display-name="WW8Num14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49" style:display-name="WW8Num14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50" style:display-name="WW8Num15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51" style:display-name="WW8Num15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52" style:display-name="WW8Num15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53" style:display-name="WW8Num15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54" style:display-name="WW8Num15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55" style:display-name="WW8Num15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56" style:display-name="WW8Num156">
      <text:list-level-style-number text:level="1" style:num-suffix=".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57" style:display-name="WW8Num15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58" style:display-name="WW8Num15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59" style:display-name="WW8Num15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60" style:display-name="WW8Num16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61" style:display-name="WW8Num16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62" style:display-name="WW8Num16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63" style:display-name="WW8Num16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64" style:display-name="WW8Num16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65" style:display-name="WW8Num16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66" style:display-name="WW8Num16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67" style:display-name="WW8Num16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68" style:display-name="WW8Num16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69" style:display-name="WW8Num16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70" style:display-name="WW8Num17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71" style:display-name="WW8Num17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72" style:display-name="WW8Num17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73" style:display-name="WW8Num17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74" style:display-name="WW8Num17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75" style:display-name="WW8Num17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76" style:display-name="WW8Num17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77" style:display-name="WW8Num17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78" style:display-name="WW8Num17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79" style:display-name="WW8Num17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80" style:display-name="WW8Num18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81" style:display-name="WW8Num18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82" style:display-name="WW8Num182">
      <text:list-level-style-number text:level="1" style:num-suffix=".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83" style:display-name="WW8Num18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84" style:display-name="WW8Num18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85" style:display-name="WW8Num18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86" style:display-name="WW8Num18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87" style:display-name="WW8Num18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88" style:display-name="WW8Num18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89" style:display-name="WW8Num18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90" style:display-name="WW8Num19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91" style:display-name="WW8Num19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92" style:display-name="WW8Num19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93" style:display-name="WW8Num19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94" style:display-name="WW8Num19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95" style:display-name="WW8Num19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96" style:display-name="WW8Num19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97" style:display-name="WW8Num19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98" style:display-name="WW8Num19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99" style:display-name="WW8Num19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00" style:display-name="WW8Num20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01" style:display-name="WW8Num20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02" style:display-name="WW8Num20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03" style:display-name="WW8Num20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04" style:display-name="WW8Num20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05" style:display-name="WW8Num20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06" style:display-name="WW8Num20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07" style:display-name="WW8Num20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08" style:display-name="WW8Num20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09" style:display-name="WW8Num20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10" style:display-name="WW8Num21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11" style:display-name="WW8Num21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12" style:display-name="WW8Num21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13" style:display-name="WW8Num21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14" style:display-name="WW8Num21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15" style:display-name="WW8Num21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16" style:display-name="WW8Num21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17" style:display-name="WW8Num21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18" style:display-name="WW8Num21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19" style:display-name="WW8Num21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20" style:display-name="WW8Num22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21" style:display-name="WW8Num22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22" style:display-name="WW8Num22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23" style:display-name="WW8Num22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24" style:display-name="WW8Num22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25" style:display-name="WW8Num22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26" style:display-name="WW8Num22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27" style:display-name="WW8Num22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28" style:display-name="WW8Num22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29" style:display-name="WW8Num22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30" style:display-name="WW8Num230">
      <text:list-level-style-number text:level="1" style:num-suffix=".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31" style:display-name="WW8Num23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32" style:display-name="WW8Num23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33" style:display-name="WW8Num23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34" style:display-name="WW8Num23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35" style:display-name="WW8Num23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36" style:display-name="WW8Num23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37" style:display-name="WW8Num23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38" style:display-name="WW8Num23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39" style:display-name="WW8Num23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40" style:display-name="WW8Num24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41" style:display-name="WW8Num24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42" style:display-name="WW8Num24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43" style:display-name="WW8Num24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44" style:display-name="WW8Num24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45" style:display-name="WW8Num24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46" style:display-name="WW8Num24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47" style:display-name="WW8Num24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48" style:display-name="WW8Num24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49" style:display-name="WW8Num249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250" style:display-name="WW8Num25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51" style:display-name="WW8Num251">
      <text:list-level-style-number text:level="1" style:num-suffix=".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52" style:display-name="WW8Num25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53" style:display-name="WW8Num25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54" style:display-name="WW8Num25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55" style:display-name="WW8Num25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56" style:display-name="WW8Num25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57" style:display-name="WW8Num25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58" style:display-name="WW8Num25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59" style:display-name="WW8Num25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60" style:display-name="WW8Num26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61" style:display-name="WW8Num26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62" style:display-name="WW8Num26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63" style:display-name="WW8Num26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64" style:display-name="WW8Num26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65" style:display-name="WW8Num26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66" style:display-name="WW8Num26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67" style:display-name="WW8Num26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68" style:display-name="WW8Num26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69" style:display-name="WW8Num26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70" style:display-name="WW8Num27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71" style:display-name="WW8Num27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72" style:display-name="WW8Num27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280LVL1" style:family="text">
      <style:text-properties style:font-name="Symbol"/>
    </style:style>
    <style:style style:name="WW_CharLFO280LVL2" style:family="text">
      <style:text-properties style:font-name="Courier New" style:font-name-complex="Courier New"/>
    </style:style>
    <style:style style:name="WW_CharLFO280LVL3" style:family="text">
      <style:text-properties style:font-name="Wingdings"/>
    </style:style>
    <style:style style:name="WW_CharLFO280LVL4" style:family="text">
      <style:text-properties style:font-name="Symbol"/>
    </style:style>
    <style:style style:name="WW_CharLFO280LVL5" style:family="text">
      <style:text-properties style:font-name="Courier New" style:font-name-complex="Courier New"/>
    </style:style>
    <style:style style:name="WW_CharLFO280LVL6" style:family="text">
      <style:text-properties style:font-name="Wingdings"/>
    </style:style>
    <style:style style:name="WW_CharLFO280LVL7" style:family="text">
      <style:text-properties style:font-name="Symbol"/>
    </style:style>
    <style:style style:name="WW_CharLFO280LVL8" style:family="text">
      <style:text-properties style:font-name="Courier New" style:font-name-complex="Courier New"/>
    </style:style>
    <style:style style:name="WW_CharLFO280LVL9" style:family="text">
      <style:text-properties style:font-name="Wingdings"/>
    </style:style>
    <text:list-style style:name="WW8Num273" style:display-name="WW8Num273">
      <text:list-level-style-bullet text:level="1" text:style-name="WW_CharLFO280LVL1" text:bullet-char="">
        <style:list-level-properties/>
        <style:text-properties style:font-name="Symbol"/>
      </text:list-level-style-bullet>
      <text:list-level-style-bullet text:level="2" text:style-name="WW_CharLFO280LVL2" text:bullet-char="o">
        <style:list-level-properties/>
        <style:text-properties style:font-name="Courier New"/>
      </text:list-level-style-bullet>
      <text:list-level-style-bullet text:level="3" text:style-name="WW_CharLFO280LVL3" text:bullet-char="">
        <style:list-level-properties/>
        <style:text-properties style:font-name="Wingdings"/>
      </text:list-level-style-bullet>
      <text:list-level-style-bullet text:level="4" text:style-name="WW_CharLFO280LVL4" text:bullet-char="">
        <style:list-level-properties/>
        <style:text-properties style:font-name="Symbol"/>
      </text:list-level-style-bullet>
      <text:list-level-style-bullet text:level="5" text:style-name="WW_CharLFO280LVL5" text:bullet-char="o">
        <style:list-level-properties/>
        <style:text-properties style:font-name="Courier New"/>
      </text:list-level-style-bullet>
      <text:list-level-style-bullet text:level="6" text:style-name="WW_CharLFO280LVL6" text:bullet-char="">
        <style:list-level-properties/>
        <style:text-properties style:font-name="Wingdings"/>
      </text:list-level-style-bullet>
      <text:list-level-style-bullet text:level="7" text:style-name="WW_CharLFO280LVL7" text:bullet-char="">
        <style:list-level-properties/>
        <style:text-properties style:font-name="Symbol"/>
      </text:list-level-style-bullet>
      <text:list-level-style-bullet text:level="8" text:style-name="WW_CharLFO280LVL8" text:bullet-char="o">
        <style:list-level-properties/>
        <style:text-properties style:font-name="Courier New"/>
      </text:list-level-style-bullet>
      <text:list-level-style-bullet text:level="9" text:style-name="WW_CharLFO280LVL9" text:bullet-char="">
        <style:list-level-properties/>
        <style:text-properties style:font-name="Wingdings"/>
      </text:list-level-style-bullet>
    </text:list-style>
    <text:list-style style:name="WW8Num274" style:display-name="WW8Num27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75" style:display-name="WW8Num27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76" style:display-name="WW8Num27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77" style:display-name="WW8Num27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78" style:display-name="WW8Num27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79" style:display-name="WW8Num27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80" style:display-name="WW8Num28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81" style:display-name="WW8Num28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82" style:display-name="WW8Num28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83" style:display-name="WW8Num28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84" style:display-name="WW8Num28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85" style:display-name="WW8Num28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86" style:display-name="WW8Num28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87" style:display-name="WW8Num28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88" style:display-name="WW8Num28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89" style:display-name="WW8Num28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90" style:display-name="WW8Num29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91" style:display-name="WW8Num29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92" style:display-name="WW8Num29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93" style:display-name="WW8Num29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94" style:display-name="WW8Num29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95" style:display-name="WW8Num29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96" style:display-name="WW8Num29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97" style:display-name="WW8Num29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98" style:display-name="WW8Num29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99" style:display-name="WW8Num29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00" style:display-name="WW8Num30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01" style:display-name="WW8Num30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02" style:display-name="WW8Num30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03" style:display-name="WW8Num30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04" style:display-name="WW8Num30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05" style:display-name="WW8Num30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06" style:display-name="WW8Num30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07" style:display-name="WW8Num307">
      <text:list-level-style-number text:level="1" style:num-suffix=".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08" style:display-name="WW8Num30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09" style:display-name="WW8Num30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10" style:display-name="WW8Num31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11" style:display-name="WW8Num31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12" style:display-name="WW8Num31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13" style:display-name="WW8Num31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14" style:display-name="WW8Num31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15" style:display-name="WW8Num31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16" style:display-name="WW8Num31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17" style:display-name="WW8Num31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18" style:display-name="WW8Num31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19" style:display-name="WW8Num31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20" style:display-name="WW8Num32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21" style:display-name="WW8Num32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22" style:display-name="WW8Num322">
      <text:list-level-style-number text:level="1" style:num-suffix=".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23" style:display-name="WW8Num32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24" style:display-name="WW8Num32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25" style:display-name="WW8Num32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26" style:display-name="WW8Num32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27" style:display-name="WW8Num32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335LVL1" style:family="text">
      <style:text-properties style:font-name="Symbol"/>
    </style:style>
    <style:style style:name="WW_CharLFO335LVL2" style:family="text">
      <style:text-properties style:font-name="Courier New" style:font-name-complex="Courier New"/>
    </style:style>
    <style:style style:name="WW_CharLFO335LVL3" style:family="text">
      <style:text-properties style:font-name="Wingdings"/>
    </style:style>
    <style:style style:name="WW_CharLFO335LVL4" style:family="text">
      <style:text-properties style:font-name="Symbol"/>
    </style:style>
    <style:style style:name="WW_CharLFO335LVL5" style:family="text">
      <style:text-properties style:font-name="Courier New" style:font-name-complex="Courier New"/>
    </style:style>
    <style:style style:name="WW_CharLFO335LVL6" style:family="text">
      <style:text-properties style:font-name="Wingdings"/>
    </style:style>
    <style:style style:name="WW_CharLFO335LVL7" style:family="text">
      <style:text-properties style:font-name="Symbol"/>
    </style:style>
    <style:style style:name="WW_CharLFO335LVL8" style:family="text">
      <style:text-properties style:font-name="Courier New" style:font-name-complex="Courier New"/>
    </style:style>
    <style:style style:name="WW_CharLFO335LVL9" style:family="text">
      <style:text-properties style:font-name="Wingdings"/>
    </style:style>
    <text:list-style style:name="WW8Num328" style:display-name="WW8Num328">
      <text:list-level-style-bullet text:level="1" text:style-name="WW_CharLFO335LVL1" text:bullet-char="">
        <style:list-level-properties/>
        <style:text-properties style:font-name="Symbol"/>
      </text:list-level-style-bullet>
      <text:list-level-style-bullet text:level="2" text:style-name="WW_CharLFO335LVL2" text:bullet-char="o">
        <style:list-level-properties/>
        <style:text-properties style:font-name="Courier New"/>
      </text:list-level-style-bullet>
      <text:list-level-style-bullet text:level="3" text:style-name="WW_CharLFO335LVL3" text:bullet-char="">
        <style:list-level-properties/>
        <style:text-properties style:font-name="Wingdings"/>
      </text:list-level-style-bullet>
      <text:list-level-style-bullet text:level="4" text:style-name="WW_CharLFO335LVL4" text:bullet-char="">
        <style:list-level-properties/>
        <style:text-properties style:font-name="Symbol"/>
      </text:list-level-style-bullet>
      <text:list-level-style-bullet text:level="5" text:style-name="WW_CharLFO335LVL5" text:bullet-char="o">
        <style:list-level-properties/>
        <style:text-properties style:font-name="Courier New"/>
      </text:list-level-style-bullet>
      <text:list-level-style-bullet text:level="6" text:style-name="WW_CharLFO335LVL6" text:bullet-char="">
        <style:list-level-properties/>
        <style:text-properties style:font-name="Wingdings"/>
      </text:list-level-style-bullet>
      <text:list-level-style-bullet text:level="7" text:style-name="WW_CharLFO335LVL7" text:bullet-char="">
        <style:list-level-properties/>
        <style:text-properties style:font-name="Symbol"/>
      </text:list-level-style-bullet>
      <text:list-level-style-bullet text:level="8" text:style-name="WW_CharLFO335LVL8" text:bullet-char="o">
        <style:list-level-properties/>
        <style:text-properties style:font-name="Courier New"/>
      </text:list-level-style-bullet>
      <text:list-level-style-bullet text:level="9" text:style-name="WW_CharLFO335LVL9" text:bullet-char="">
        <style:list-level-properties/>
        <style:text-properties style:font-name="Wingdings"/>
      </text:list-level-style-bullet>
    </text:list-style>
    <text:list-style style:name="WW8Num329" style:display-name="WW8Num32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30" style:display-name="WW8Num330">
      <text:list-level-style-number text:level="1" style:num-suffix=".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31" style:display-name="WW8Num33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32" style:display-name="WW8Num33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33" style:display-name="WW8Num33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34" style:display-name="WW8Num33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35" style:display-name="WW8Num335">
      <text:list-level-style-number text:level="1" style:num-suffix=".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36" style:display-name="WW8Num336">
      <text:list-level-style-number text:level="1" style:num-suffix=".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37" style:display-name="WW8Num33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38" style:display-name="WW8Num33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39" style:display-name="WW8Num33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347LVL1" style:family="text">
      <style:text-properties style:font-name="Symbol"/>
    </style:style>
    <style:style style:name="WW_CharLFO347LVL2" style:family="text">
      <style:text-properties style:font-name="Courier New" style:font-name-complex="Courier New"/>
    </style:style>
    <style:style style:name="WW_CharLFO347LVL3" style:family="text">
      <style:text-properties style:font-name="Wingdings"/>
    </style:style>
    <style:style style:name="WW_CharLFO347LVL4" style:family="text">
      <style:text-properties style:font-name="Symbol"/>
    </style:style>
    <style:style style:name="WW_CharLFO347LVL5" style:family="text">
      <style:text-properties style:font-name="Courier New" style:font-name-complex="Courier New"/>
    </style:style>
    <style:style style:name="WW_CharLFO347LVL6" style:family="text">
      <style:text-properties style:font-name="Wingdings"/>
    </style:style>
    <style:style style:name="WW_CharLFO347LVL7" style:family="text">
      <style:text-properties style:font-name="Symbol"/>
    </style:style>
    <style:style style:name="WW_CharLFO347LVL8" style:family="text">
      <style:text-properties style:font-name="Courier New" style:font-name-complex="Courier New"/>
    </style:style>
    <style:style style:name="WW_CharLFO347LVL9" style:family="text">
      <style:text-properties style:font-name="Wingdings"/>
    </style:style>
    <text:list-style style:name="WW8Num340" style:display-name="WW8Num340">
      <text:list-level-style-bullet text:level="1" text:style-name="WW_CharLFO347LVL1" text:bullet-char="">
        <style:list-level-properties/>
        <style:text-properties style:font-name="Symbol"/>
      </text:list-level-style-bullet>
      <text:list-level-style-bullet text:level="2" text:style-name="WW_CharLFO347LVL2" text:bullet-char="o">
        <style:list-level-properties/>
        <style:text-properties style:font-name="Courier New"/>
      </text:list-level-style-bullet>
      <text:list-level-style-bullet text:level="3" text:style-name="WW_CharLFO347LVL3" text:bullet-char="">
        <style:list-level-properties/>
        <style:text-properties style:font-name="Wingdings"/>
      </text:list-level-style-bullet>
      <text:list-level-style-bullet text:level="4" text:style-name="WW_CharLFO347LVL4" text:bullet-char="">
        <style:list-level-properties/>
        <style:text-properties style:font-name="Symbol"/>
      </text:list-level-style-bullet>
      <text:list-level-style-bullet text:level="5" text:style-name="WW_CharLFO347LVL5" text:bullet-char="o">
        <style:list-level-properties/>
        <style:text-properties style:font-name="Courier New"/>
      </text:list-level-style-bullet>
      <text:list-level-style-bullet text:level="6" text:style-name="WW_CharLFO347LVL6" text:bullet-char="">
        <style:list-level-properties/>
        <style:text-properties style:font-name="Wingdings"/>
      </text:list-level-style-bullet>
      <text:list-level-style-bullet text:level="7" text:style-name="WW_CharLFO347LVL7" text:bullet-char="">
        <style:list-level-properties/>
        <style:text-properties style:font-name="Symbol"/>
      </text:list-level-style-bullet>
      <text:list-level-style-bullet text:level="8" text:style-name="WW_CharLFO347LVL8" text:bullet-char="o">
        <style:list-level-properties/>
        <style:text-properties style:font-name="Courier New"/>
      </text:list-level-style-bullet>
      <text:list-level-style-bullet text:level="9" text:style-name="WW_CharLFO347LVL9" text:bullet-char="">
        <style:list-level-properties/>
        <style:text-properties style:font-name="Wingdings"/>
      </text:list-level-style-bullet>
    </text:list-style>
    <text:list-style style:name="WW8Num341" style:display-name="WW8Num341">
      <text:list-level-style-number text:level="1" style:num-suffix=".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42" style:display-name="WW8Num34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43" style:display-name="WW8Num34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44" style:display-name="WW8Num344">
      <text:list-level-style-number text:level="1" style:num-suffix=".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45" style:display-name="WW8Num34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46" style:display-name="WW8Num34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47" style:display-name="WW8Num34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348" style:display-name="WW8Num34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49" style:display-name="WW8Num34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50" style:display-name="WW8Num35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51" style:display-name="WW8Num35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52" style:display-name="WW8Num35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53" style:display-name="WW8Num35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54" style:display-name="WW8Num35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55" style:display-name="WW8Num35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56" style:display-name="WW8Num35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57" style:display-name="WW8Num35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58" style:display-name="WW8Num35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59" style:display-name="WW8Num35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60" style:display-name="WW8Num36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61" style:display-name="WW8Num36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62" style:display-name="WW8Num36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63" style:display-name="WW8Num36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64" style:display-name="WW8Num36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65" style:display-name="WW8Num36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66" style:display-name="WW8Num36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67" style:display-name="WW8Num36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68" style:display-name="WW8Num36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69" style:display-name="WW8Num36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70" style:display-name="WW8Num37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71" style:display-name="WW8Num37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72" style:display-name="WW8Num37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73" style:display-name="WW8Num37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74" style:display-name="WW8Num37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75" style:display-name="WW8Num37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76" style:display-name="WW8Num37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77" style:display-name="WW8Num37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78" style:display-name="WW8Num37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79" style:display-name="WW8Num37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80" style:display-name="WW8Num38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81" style:display-name="WW8Num38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82" style:display-name="WW8Num38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83" style:display-name="WW8Num38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84" style:display-name="WW8Num38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85" style:display-name="WW8Num38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86" style:display-name="WW8Num38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394LVL1" style:family="text">
      <style:text-properties style:font-name="Symbol"/>
    </style:style>
    <style:style style:name="WW_CharLFO394LVL2" style:family="text">
      <style:text-properties style:font-name="Courier New"/>
    </style:style>
    <style:style style:name="WW_CharLFO394LVL3" style:family="text">
      <style:text-properties style:font-name="Wingdings"/>
    </style:style>
    <style:style style:name="WW_CharLFO394LVL4" style:family="text">
      <style:text-properties style:font-name="Symbol"/>
    </style:style>
    <style:style style:name="WW_CharLFO394LVL5" style:family="text">
      <style:text-properties style:font-name="Courier New"/>
    </style:style>
    <style:style style:name="WW_CharLFO394LVL6" style:family="text">
      <style:text-properties style:font-name="Wingdings"/>
    </style:style>
    <style:style style:name="WW_CharLFO394LVL7" style:family="text">
      <style:text-properties style:font-name="Symbol"/>
    </style:style>
    <style:style style:name="WW_CharLFO394LVL8" style:family="text">
      <style:text-properties style:font-name="Courier New"/>
    </style:style>
    <style:style style:name="WW_CharLFO394LVL9" style:family="text">
      <style:text-properties style:font-name="Wingdings"/>
    </style:style>
    <text:list-style style:name="WW8Num387" style:display-name="WW8Num387">
      <text:list-level-style-bullet text:level="1" text:style-name="WW_CharLFO394LVL1" text:bullet-char="">
        <style:list-level-properties/>
        <style:text-properties style:font-name="Symbol"/>
      </text:list-level-style-bullet>
      <text:list-level-style-bullet text:level="2" text:style-name="WW_CharLFO394LVL2" text:bullet-char="o">
        <style:list-level-properties/>
        <style:text-properties style:font-name="Courier New"/>
      </text:list-level-style-bullet>
      <text:list-level-style-bullet text:level="3" text:style-name="WW_CharLFO394LVL3" text:bullet-char="">
        <style:list-level-properties/>
        <style:text-properties style:font-name="Wingdings"/>
      </text:list-level-style-bullet>
      <text:list-level-style-bullet text:level="4" text:style-name="WW_CharLFO394LVL4" text:bullet-char="">
        <style:list-level-properties/>
        <style:text-properties style:font-name="Symbol"/>
      </text:list-level-style-bullet>
      <text:list-level-style-bullet text:level="5" text:style-name="WW_CharLFO394LVL5" text:bullet-char="o">
        <style:list-level-properties/>
        <style:text-properties style:font-name="Courier New"/>
      </text:list-level-style-bullet>
      <text:list-level-style-bullet text:level="6" text:style-name="WW_CharLFO394LVL6" text:bullet-char="">
        <style:list-level-properties/>
        <style:text-properties style:font-name="Wingdings"/>
      </text:list-level-style-bullet>
      <text:list-level-style-bullet text:level="7" text:style-name="WW_CharLFO394LVL7" text:bullet-char="">
        <style:list-level-properties/>
        <style:text-properties style:font-name="Symbol"/>
      </text:list-level-style-bullet>
      <text:list-level-style-bullet text:level="8" text:style-name="WW_CharLFO394LVL8" text:bullet-char="o">
        <style:list-level-properties/>
        <style:text-properties style:font-name="Courier New"/>
      </text:list-level-style-bullet>
      <text:list-level-style-bullet text:level="9" text:style-name="WW_CharLFO394LVL9" text:bullet-char="">
        <style:list-level-properties/>
        <style:text-properties style:font-name="Wingdings"/>
      </text:list-level-style-bullet>
    </text:list-style>
    <text:list-style style:name="WW8Num388" style:display-name="WW8Num38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89" style:display-name="WW8Num38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90" style:display-name="WW8Num39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91" style:display-name="WW8Num39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92" style:display-name="WW8Num39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93" style:display-name="WW8Num39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94" style:display-name="WW8Num39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95" style:display-name="WW8Num395">
      <text:list-level-style-number text:level="1" style:num-suffix="." style:num-format="a" style:num-letter-sync="true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96" style:display-name="WW8Num39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397" style:display-name="WW8Num39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98" style:display-name="WW8Num39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99" style:display-name="WW8Num39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00" style:display-name="WW8Num40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01" style:display-name="WW8Num40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02" style:display-name="WW8Num40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03" style:display-name="WW8Num40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04" style:display-name="WW8Num40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05" style:display-name="WW8Num40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06" style:display-name="WW8Num40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07" style:display-name="WW8Num40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08" style:display-name="WW8Num40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09" style:display-name="WW8Num40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10" style:display-name="WW8Num41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11" style:display-name="WW8Num41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12" style:display-name="WW8Num41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13" style:display-name="WW8Num41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14" style:display-name="WW8Num41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15" style:display-name="WW8Num41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16" style:display-name="WW8Num41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417" style:display-name="WW8Num41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notes-configuration text:note-class="footnote" text:start-value="0" style:num-format="1" text:start-numbering-at="page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</text:outline-style>
    <style:style style:name="WW_CharLFO458LVL1" style:family="text">
      <style:text-properties style:font-name="Times" style:font-name-asian="Times New Roman" style:font-name-complex="Times New Roman"/>
    </style:style>
    <style:style style:name="WW_CharLFO459LVL1" style:family="text">
      <style:text-properties style:font-name="Times" style:font-name-asian="Times New Roman" style:font-name-complex="Times New Roman"/>
    </style:style>
    <style:style style:name="WW_CharLFO460LVL1" style:family="text">
      <style:text-properties style:font-name="Times" style:font-name-asian="Times New Roman" style:font-name-complex="Times New Roman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426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a" style:num-letter-sync="true">
        <style:list-level-properties text:space-before="0.7854in" text:min-label-width="0.1965in"/>
      </text:list-level-style-number>
      <text:list-level-style-number text:level="3" style:num-suffix="." style:num-format="a" style:num-letter-sync="true">
        <style:list-level-properties text:space-before="1.2763in" text:min-label-width="0.1965in"/>
      </text:list-level-style-number>
      <text:list-level-style-number text:level="4" style:num-suffix="." style:num-format="a" style:num-letter-sync="true">
        <style:list-level-properties text:space-before="1.7673in" text:min-label-width="0.1965in"/>
      </text:list-level-style-number>
      <text:list-level-style-number text:level="5" style:num-suffix="." style:num-format="a" style:num-letter-sync="true">
        <style:list-level-properties text:space-before="2.2583in" text:min-label-width="0.1965in"/>
      </text:list-level-style-number>
      <text:list-level-style-number text:level="6" style:num-suffix="." style:num-format="a" style:num-letter-sync="true">
        <style:list-level-properties text:space-before="2.7493in" text:min-label-width="0.1965in"/>
      </text:list-level-style-number>
      <text:list-level-style-number text:level="7" style:num-suffix="." style:num-format="a" style:num-letter-sync="true">
        <style:list-level-properties text:space-before="3.2402in" text:min-label-width="0.1965in"/>
      </text:list-level-style-number>
      <text:list-level-style-number text:level="8" style:num-suffix="." style:num-format="a" style:num-letter-sync="true">
        <style:list-level-properties text:space-before="3.7312in" text:min-label-width="0.1965in"/>
      </text:list-level-style-number>
      <text:list-level-style-number text:level="9" style:num-suffix="." style:num-format="a" style:num-letter-sync="true">
        <style:list-level-properties text:space-before="4.2222in" text:min-label-width="0.1965in"/>
      </text:list-level-style-number>
    </text:list-style>
    <text:list-style style:name="LFO427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28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1">
        <style:list-level-properties text:space-before="0.7854in" text:min-label-width="0.1965in"/>
      </text:list-level-style-number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431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1">
        <style:list-level-properties text:space-before="0.7854in" text:min-label-width="0.1965in"/>
      </text:list-level-style-number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432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1">
        <style:list-level-properties text:space-before="0.7854in" text:min-label-width="0.1965in"/>
      </text:list-level-style-number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434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a" style:num-letter-sync="true">
        <style:list-level-properties text:space-before="0.7854in" text:min-label-width="0.1965in"/>
      </text:list-level-style-number>
      <text:list-level-style-number text:level="3" style:num-suffix="." style:num-format="a" style:num-letter-sync="true">
        <style:list-level-properties text:space-before="1.2763in" text:min-label-width="0.1965in"/>
      </text:list-level-style-number>
      <text:list-level-style-number text:level="4" style:num-suffix="." style:num-format="a" style:num-letter-sync="true">
        <style:list-level-properties text:space-before="1.7673in" text:min-label-width="0.1965in"/>
      </text:list-level-style-number>
      <text:list-level-style-number text:level="5" style:num-suffix="." style:num-format="a" style:num-letter-sync="true">
        <style:list-level-properties text:space-before="2.2583in" text:min-label-width="0.1965in"/>
      </text:list-level-style-number>
      <text:list-level-style-number text:level="6" style:num-suffix="." style:num-format="a" style:num-letter-sync="true">
        <style:list-level-properties text:space-before="2.7493in" text:min-label-width="0.1965in"/>
      </text:list-level-style-number>
      <text:list-level-style-number text:level="7" style:num-suffix="." style:num-format="a" style:num-letter-sync="true">
        <style:list-level-properties text:space-before="3.2402in" text:min-label-width="0.1965in"/>
      </text:list-level-style-number>
      <text:list-level-style-number text:level="8" style:num-suffix="." style:num-format="a" style:num-letter-sync="true">
        <style:list-level-properties text:space-before="3.7312in" text:min-label-width="0.1965in"/>
      </text:list-level-style-number>
      <text:list-level-style-number text:level="9" style:num-suffix="." style:num-format="a" style:num-letter-sync="true">
        <style:list-level-properties text:space-before="4.2222in" text:min-label-width="0.1965in"/>
      </text:list-level-style-number>
    </text:list-style>
    <text:list-style style:name="LFO43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37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39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40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1">
        <style:list-level-properties text:space-before="0.7854in" text:min-label-width="0.1965in"/>
      </text:list-level-style-number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441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1">
        <style:list-level-properties text:space-before="0.7854in" text:min-label-width="0.1965in"/>
      </text:list-level-style-number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44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44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1">
        <style:list-level-properties text:space-before="0.7854in" text:min-label-width="0.1965in"/>
      </text:list-level-style-number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446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1">
        <style:list-level-properties text:space-before="0.7854in" text:min-label-width="0.1965in"/>
      </text:list-level-style-number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447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48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49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50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51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1">
        <style:list-level-properties text:space-before="0.7854in" text:min-label-width="0.1965in"/>
      </text:list-level-style-number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452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1">
        <style:list-level-properties text:space-before="0.7854in" text:min-label-width="0.1965in"/>
      </text:list-level-style-number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45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5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5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58">
      <text:list-level-style-number text:level="1" text:style-name="WW_CharLFO458LVL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59">
      <text:list-level-style-number text:level="1" text:style-name="WW_CharLFO459LVL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60">
      <text:list-level-style-number text:level="1" text:style-name="WW_CharLFO460LVL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61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1">
        <style:list-level-properties text:space-before="0.7854in" text:min-label-width="0.1965in"/>
      </text:list-level-style-number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46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63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1">
        <style:list-level-properties text:space-before="0.7854in" text:min-label-width="0.1965in"/>
      </text:list-level-style-number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text:list-style style:name="LFO46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65">
      <text:list-level-style-number text:level="1" style:num-suffix="." style:num-format="1">
        <style:list-level-properties text:space-before="0.2944in" text:min-label-width="0.1965in"/>
      </text:list-level-style-number>
      <text:list-level-style-number text:level="2" style:num-suffix="." style:num-format="1">
        <style:list-level-properties text:space-before="0.7854in" text:min-label-width="0.1965in"/>
      </text:list-level-style-number>
      <text:list-level-style-number text:level="3" style:num-suffix="." style:num-format="1">
        <style:list-level-properties text:space-before="1.2763in" text:min-label-width="0.1965in"/>
      </text:list-level-style-number>
      <text:list-level-style-number text:level="4" style:num-suffix="." style:num-format="1">
        <style:list-level-properties text:space-before="1.7673in" text:min-label-width="0.1965in"/>
      </text:list-level-style-number>
      <text:list-level-style-number text:level="5" style:num-suffix="." style:num-format="1">
        <style:list-level-properties text:space-before="2.2583in" text:min-label-width="0.1965in"/>
      </text:list-level-style-number>
      <text:list-level-style-number text:level="6" style:num-suffix="." style:num-format="1">
        <style:list-level-properties text:space-before="2.7493in" text:min-label-width="0.1965in"/>
      </text:list-level-style-number>
      <text:list-level-style-number text:level="7" style:num-suffix="." style:num-format="1">
        <style:list-level-properties text:space-before="3.2402in" text:min-label-width="0.1965in"/>
      </text:list-level-style-number>
      <text:list-level-style-number text:level="8" style:num-suffix="." style:num-format="1">
        <style:list-level-properties text:space-before="3.7312in" text:min-label-width="0.1965in"/>
      </text:list-level-style-number>
      <text:list-level-style-number text:level="9" style:num-suffix="." style:num-format="1">
        <style:list-level-properties text:space-before="4.2222in" text:min-label-width="0.1965in"/>
      </text:list-level-style-number>
    </text:list-style>
    <style:page-layout style:name="PL0">
      <style:page-layout-properties fo:page-width="8.2673in" fo:page-height="11.6923in" style:print-orientation="portrait" fo:margin-top="0.5in" fo:margin-left="1.1888in" fo:margin-bottom="0.5in" fo:margin-right="0.7993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12in"/>
      </style:header-style>
      <style:footer-style>
        <style:header-footer-properties style:dynamic-spacing="true" fo:min-height="0.2916in"/>
      </style:footer-style>
    </style:page-layout>
    <style:style style:name="P2" style:parent-style-name="Standard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</style:style>
    <style:style style:name="TableColumn4" style:family="table-column">
      <style:table-column-properties style:column-width="2.7333in" style:use-optimal-column-width="false"/>
    </style:style>
    <style:style style:name="TableColumn5" style:family="table-column">
      <style:table-column-properties style:column-width="0.8854in" style:use-optimal-column-width="false"/>
    </style:style>
    <style:style style:name="TableColumn6" style:family="table-column">
      <style:table-column-properties style:column-width="1.9687in" style:use-optimal-column-width="false"/>
    </style:style>
    <style:style style:name="TableColumn7" style:family="table-column">
      <style:table-column-properties style:column-width="0.8166in" style:use-optimal-column-width="false"/>
    </style:style>
    <style:style style:name="Table3" style:family="table">
      <style:table-properties style:width="6.4041in" fo:margin-left="-0.0784in" table:align="left"/>
    </style:style>
    <style:style style:name="TableRow8" style:family="table-row">
      <style:table-row-properties style:min-row-height="0.2097in" style:use-optimal-row-height="false"/>
    </style:style>
    <style:style style:name="TableCell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0" style:parent-style-name="Rodapé" style:family="paragraph">
      <style:paragraph-properties style:snap-to-layout-grid="false" fo:margin-bottom="0.0416in">
        <style:tab-stops/>
      </style:paragraph-properties>
      <style:text-properties style:font-name="Verdana"/>
    </style:style>
    <style:style style:name="TableCell1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2" style:parent-style-name="Standard" style:family="paragraph">
      <style:paragraph-properties style:snap-to-layout-grid="false"/>
      <style:text-properties style:font-name="Verdana" fo:font-size="8pt" style:font-size-asian="8pt"/>
    </style:style>
    <style:style style:name="TableCell1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4" style:parent-style-name="Standard" style:family="paragraph">
      <style:paragraph-properties style:snap-to-layout-grid="false"/>
    </style:style>
    <style:style style:name="T15" style:parent-style-name="Fonteparág.padrão" style:family="text">
      <style:text-properties style:font-name="Verdana" fo:font-size="8pt" style:font-size-asian="8pt"/>
    </style:style>
    <style:style style:name="T16" style:parent-style-name="Fonteparág.padrão" style:family="text">
      <style:text-properties style:font-name="Verdana" fo:font-size="8pt" style:font-size-asian="8pt"/>
    </style:style>
    <style:style style:name="TableCell17" style:family="table-cell">
      <style:table-cell-properties fo:border="0.0069in solid #000000" fo:padding-top="0in" fo:padding-left="0.075in" fo:padding-bottom="0in" fo:padding-right="0.075in"/>
    </style:style>
    <style:style style:name="P18" style:parent-style-name="Standard" style:family="paragraph">
      <style:paragraph-properties style:snap-to-layout-grid="false"/>
    </style:style>
    <style:style style:name="T19" style:parent-style-name="Fonteparág.padrão" style:family="text">
      <style:text-properties style:font-name="Verdana" fo:font-size="8pt" style:font-size-asian="8pt"/>
    </style:style>
    <style:style style:name="T20" style:parent-style-name="Númerodepágina" style:family="text">
      <style:text-properties style:font-name="Arial" fo:font-size="8pt" style:font-size-asian="8pt"/>
    </style:style>
    <style:style style:name="T21" style:parent-style-name="Fonteparág.padrão" style:family="text">
      <style:text-properties style:font-name="Verdana" fo:font-size="8pt" style:font-size-asian="8pt"/>
    </style:style>
    <style:style style:name="T22" style:parent-style-name="Númerodepágina" style:family="text">
      <style:text-properties style:font-name="Arial" fo:font-size="8pt" style:font-size-asian="8pt"/>
    </style:style>
    <style:style style:name="P23" style:parent-style-name="Standard" style:family="paragraph">
      <style:text-properties fo:font-size="1pt" style:font-size-asian="1pt"/>
    </style:style>
    <style:page-layout style:name="PL1">
      <style:page-layout-properties fo:page-width="8.2673in" fo:page-height="11.6923in" style:print-orientation="portrait" fo:margin-top="0.4722in" fo:margin-left="0.9847in" fo:margin-bottom="0.4722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09in"/>
      </style:header-style>
      <style:footer-style>
        <style:header-footer-properties style:dynamic-spacing="true" fo:min-height="0.6111in"/>
      </style:footer-style>
    </style:page-layout>
    <style:style style:name="TableColumn58" style:family="table-column">
      <style:table-column-properties style:column-width="3.1979in" style:use-optimal-column-width="false"/>
    </style:style>
    <style:style style:name="TableColumn59" style:family="table-column">
      <style:table-column-properties style:column-width="3.1979in" style:use-optimal-column-width="false"/>
    </style:style>
    <style:style style:name="Table57" style:family="table">
      <style:table-properties style:width="6.3958in" fo:margin-left="-0.0486in" table:align="left"/>
    </style:style>
    <style:style style:name="TableRow60" style:family="table-row">
      <style:table-row-properties style:min-row-height="0.4826in" style:use-optimal-row-height="false"/>
    </style:style>
    <style:style style:name="TableCell61" style:family="table-cell">
      <style:table-cell-properties fo:border-top="0.0069in solid #000000" fo:border-left="none" fo:border-bottom="none" fo:border-right="none" fo:padding-top="0in" fo:padding-left="0.0486in" fo:padding-bottom="0in" fo:padding-right="0.0486in"/>
    </style:style>
    <style:style style:name="P62" style:parent-style-name="Rodapé" style:family="paragraph">
      <style:paragraph-properties style:snap-to-layout-grid="false"/>
    </style:style>
    <style:style style:name="TableCell63" style:family="table-cell">
      <style:table-cell-properties fo:border-top="0.0069in solid #000000" fo:border-left="none" fo:border-bottom="none" fo:border-right="none" fo:padding-top="0in" fo:padding-left="0.0486in" fo:padding-bottom="0in" fo:padding-right="0.0486in"/>
    </style:style>
    <style:style style:name="P64" style:parent-style-name="Standard" style:family="paragraph">
      <style:paragraph-properties style:snap-to-layout-grid="false" fo:margin-bottom="0in"/>
    </style:style>
    <style:style style:name="P65" style:parent-style-name="Standard" style:family="paragraph">
      <style:text-properties fo:font-size="1pt" style:font-size-asian="1pt"/>
    </style:style>
    <style:style style:family="graphic" style:name="a0" style:parent-style-name="Graphics">
      <style:graphic-properties fo:border="0.01042in none" fo:background-color="transparent" style:wrap="non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P2"><draw:frame draw:z-index="251659264" draw:style-name="a0" draw:name="figura11" text:anchor-type="paragraph" svg:x="0.00984in" svg:y="0.10984in" svg:width="0.5in" svg:height="0.32835in" style:rel-width="scale" style:rel-height="scale"><draw:image xlink:href="media/image1.jpg" xlink:type="simple" xlink:show="embed" xlink:actuate="onLoad"/><svg:title/><svg:desc/></draw:frame><draw:frame draw:z-index="251660288" draw:style-name="a1" draw:name="figura12" text:anchor-type="paragraph" svg:x="5.80984in" svg:y="0.09252in" svg:width="0.72362in" svg:height="0.40354in" style:rel-width="scale" style:rel-height="scale"><draw:image xlink:href="media/image2.jpg" xlink:type="simple" xlink:show="embed" xlink:actuate="onLoad"/><svg:title/><svg:desc/></draw:frame></text:p>
      </style:header>
      <style:footer>
        <table:table table:style-name="Table3">
          <table:table-columns>
            <table:table-column table:style-name="TableColumn4"/>
            <table:table-column table:style-name="TableColumn5"/>
            <table:table-column table:style-name="TableColumn6"/>
            <table:table-column table:style-name="TableColumn7"/>
          </table:table-columns>
          <table:table-row table:style-name="TableRow8">
            <table:table-cell table:style-name="TableCell9">
              <text:p text:style-name="P10">&lt;Nome do Projeto&gt;</text:p>
            </table:table-cell>
            <table:table-cell table:style-name="TableCell11">
              <text:p text:style-name="P12">Confidencial</text:p>
            </table:table-cell>
            <table:table-cell table:style-name="TableCell13">
              <text:p text:style-name="P14"><text:span text:style-name="T15"><text:file-name text:fixed="false" text:display="name-and-extension">Modelo Caso de Uso - SeboVirtual - v1.2.odt</text:file-name></text:span><text:span text:style-name="T16">.doc</text:span></text:p>
            </table:table-cell>
            <table:table-cell table:style-name="TableCell17">
              <text:p text:style-name="P18"><text:span text:style-name="T19">Pág<text:s/></text:span><text:span text:style-name="T20"><text:page-number text:fixed="false">22</text:page-number></text:span><text:span text:style-name="T21">/</text:span><text:span text:style-name="T22"><text:page-count style:num-format="1">22</text:page-count></text:span></text:p>
            </table:table-cell>
          </table:table-row>
        </table:table>
        <text:p text:style-name="P23"/>
      </style:footer>
    </style:master-page>
    <style:master-page style:next-style-name="MP0" style:name="MPF0" style:page-layout-name="PL0"/>
    <style:master-page style:name="MP1" style:page-layout-name="PL1">
      <style:header>
        <table:table table:style-name="Table57">
          <table:table-columns>
            <table:table-column table:style-name="TableColumn58"/>
            <table:table-column table:style-name="TableColumn59"/>
          </table:table-columns>
          <table:table-row table:style-name="TableRow60">
            <table:table-cell table:style-name="TableCell61">
              <text:p text:style-name="P62"/>
            </table:table-cell>
            <table:table-cell table:style-name="TableCell63">
              <text:p text:style-name="P64"/>
            </table:table-cell>
          </table:table-row>
        </table:table>
        <text:p text:style-name="Standard"/>
      </style:header>
      <style:footer>
        <text:p text:style-name="P65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Especificação de Casos de Uso</dc:title>
    <meta:initial-creator>Gerência de Apoio ao Desenvolvimento</meta:initial-creator>
    <dc:creator>Gabriel</dc:creator>
    <meta:creation-date>2014-05-25T19:26:00Z</meta:creation-date>
    <dc:date>2014-06-01T21:08:00Z</dc:date>
    <meta:print-date>2005-11-22T10:16:00Z</meta:print-date>
    <meta:template xlink:href="Normal" xlink:type="simple"/>
    <meta:editing-cycles>85</meta:editing-cycles>
    <meta:editing-duration>PT29400S</meta:editing-duration>
    <meta:user-defined meta:name="Informações 1"/>
    <meta:user-defined meta:name="Informações 2"/>
    <meta:user-defined meta:name="Informações 3"/>
    <meta:user-defined meta:name="Informações 4"/>
    <meta:document-statistic meta:page-count="16" meta:paragraph-count="46" meta:word-count="3624" meta:character-count="23150" meta:row-count="163" meta:non-whitespace-character-count="19572"/>
  </office:meta>
</office:document-meta>
</file>